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81"/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ce2"/>
          <table:table-cell table:style-name="ce2" office:value-type="string" calcext:value-type="string" table:number-columns-spanned="3" table:number-rows-spanned="1">
            <text:p>cplex</text:p>
          </table:table-cell>
          <table:covered-table-cell table:style-name="ce2"/>
          <table:covered-table-cell table:style-name="ce5"/>
          <table:table-cell table:style-name="ce2" office:value-type="string" calcext:value-type="string" table:number-columns-spanned="3" table:number-rows-spanned="1">
            <text:p>combinatorial</text:p>
          </table:table-cell>
          <table:covered-table-cell table:style-name="ce2"/>
          <table:covered-table-cell table:style-name="ce5"/>
          <table:table-cell table:style-name="ce3" table:number-columns-repeated="2"/>
        </table:table-row>
        <table:table-row table:style-name="ro1">
          <table:table-cell table:style-name="ce2" office:value-type="string" calcext:value-type="string">
            <text:p>best dual</text:p>
          </table:table-cell>
          <table:table-cell table:style-name="ce3" office:value-type="string" calcext:value-type="string">
            <text:p>ub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gap</text:p>
          </table:table-cell>
          <table:table-cell table:style-name="ce3" office:value-type="string" calcext:value-type="string">
            <text:p>ub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gap</text:p>
          </table:table-cell>
          <table:table-cell table:style-name="ce3" office:value-type="string" calcext:value-type="string">
            <text:p>gap diff.</text:p>
          </table:table-cell>
          <table:table-cell table:style-name="ce3" office:value-type="string" calcext:value-type="string">
            <text:p>time diff.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00005943" calcext:value-type="float">
            <text:p>5,94E-06</text:p>
          </table:table-cell>
          <table:table-cell/>
          <table:table-cell table:formula="of:=[.D3]-[.G3]" office:value-type="float" office:value="0" calcext:value-type="float">
            <text:p>0</text:p>
          </table:table-cell>
          <table:table-cell table:formula="of:=[.C3]-[.F3]" office:value-type="float" office:value="-0.000005943" calcext:value-type="float">
            <text:p>-0,000005943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0.0481238" calcext:value-type="float">
            <text:p>4,81E-02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0.000004578" calcext:value-type="float">
            <text:p>4,58E-06</text:p>
          </table:table-cell>
          <table:table-cell/>
          <table:table-cell table:formula="of:=[.D4]-[.G4]" office:value-type="float" office:value="0" calcext:value-type="float">
            <text:p>0</text:p>
          </table:table-cell>
          <table:table-cell table:formula="of:=[.C4]-[.F4]" office:value-type="float" office:value="0.048119222" calcext:value-type="float">
            <text:p>0,048119222</text:p>
          </table:table-cell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office:value-type="float" office:value="0.0396142" calcext:value-type="float">
            <text:p>3,96E-02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0.000003041" calcext:value-type="float">
            <text:p>3,04E-06</text:p>
          </table:table-cell>
          <table:table-cell/>
          <table:table-cell table:formula="of:=[.D5]-[.G5]" office:value-type="float" office:value="0" calcext:value-type="float">
            <text:p>0</text:p>
          </table:table-cell>
          <table:table-cell table:formula="of:=[.C5]-[.F5]" office:value-type="float" office:value="0.039611159" calcext:value-type="float">
            <text:p>0,039611159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0.0271471" calcext:value-type="float">
            <text:p>2,71E-02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0.000002802" calcext:value-type="float">
            <text:p>2,80E-06</text:p>
          </table:table-cell>
          <table:table-cell/>
          <table:table-cell table:formula="of:=[.D6]-[.G6]" office:value-type="float" office:value="0" calcext:value-type="float">
            <text:p>0</text:p>
          </table:table-cell>
          <table:table-cell table:formula="of:=[.C6]-[.F6]" office:value-type="float" office:value="0.027144298" calcext:value-type="float">
            <text:p>0,027144298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0.0229762" calcext:value-type="float">
            <text:p>2,30E-02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0.000002508" calcext:value-type="float">
            <text:p>2,51E-06</text:p>
          </table:table-cell>
          <table:table-cell/>
          <table:table-cell table:formula="of:=[.D7]-[.G7]" office:value-type="float" office:value="0" calcext:value-type="float">
            <text:p>0</text:p>
          </table:table-cell>
          <table:table-cell table:formula="of:=[.C7]-[.F7]" office:value-type="float" office:value="0.022973692" calcext:value-type="float">
            <text:p>0,022973692</text:p>
          </table:table-cell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0.064312" calcext:value-type="float">
            <text:p>6,43E-02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0.000002553" calcext:value-type="float">
            <text:p>2,55E-06</text:p>
          </table:table-cell>
          <table:table-cell/>
          <table:table-cell table:formula="of:=[.D8]-[.G8]" office:value-type="float" office:value="0" calcext:value-type="float">
            <text:p>0</text:p>
          </table:table-cell>
          <table:table-cell table:formula="of:=[.C8]-[.F8]" office:value-type="float" office:value="0.064309447" calcext:value-type="float">
            <text:p>0,064309447</text:p>
          </table:table-cell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office:value-type="float" office:value="0.0539961" calcext:value-type="float">
            <text:p>5,40E-02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float" office:value="0.000002695" calcext:value-type="float">
            <text:p>2,70E-06</text:p>
          </table:table-cell>
          <table:table-cell/>
          <table:table-cell table:formula="of:=[.D9]-[.G9]" office:value-type="float" office:value="0" calcext:value-type="float">
            <text:p>0</text:p>
          </table:table-cell>
          <table:table-cell table:formula="of:=[.C9]-[.F9]" office:value-type="float" office:value="0.053993405" calcext:value-type="float">
            <text:p>0,053993405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0.0261559" calcext:value-type="float">
            <text:p>2,62E-02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0.000002518" calcext:value-type="float">
            <text:p>2,52E-06</text:p>
          </table:table-cell>
          <table:table-cell/>
          <table:table-cell table:formula="of:=[.D10]-[.G10]" office:value-type="float" office:value="0" calcext:value-type="float">
            <text:p>0</text:p>
          </table:table-cell>
          <table:table-cell table:formula="of:=[.C10]-[.F10]" office:value-type="float" office:value="0.026153382" calcext:value-type="float">
            <text:p>0,02615338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00480294" calcext:value-type="float">
            <text:p>4,80E-0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00002711" calcext:value-type="float">
            <text:p>2,71E-06</text:p>
          </table:table-cell>
          <table:table-cell/>
          <table:table-cell table:formula="of:=[.D11]-[.G11]" office:value-type="float" office:value="0" calcext:value-type="float">
            <text:p>0</text:p>
          </table:table-cell>
          <table:table-cell table:formula="of:=[.C11]-[.F11]" office:value-type="float" office:value="0.004800229" calcext:value-type="float">
            <text:p>0,004800229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060071" calcext:value-type="float">
            <text:p>6,01E-02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004423" calcext:value-type="float">
            <text:p>4,42E-06</text:p>
          </table:table-cell>
          <table:table-cell/>
          <table:table-cell table:formula="of:=[.D12]-[.G12]" office:value-type="float" office:value="0" calcext:value-type="float">
            <text:p>0</text:p>
          </table:table-cell>
          <table:table-cell table:formula="of:=[.C12]-[.F12]" office:value-type="float" office:value="0.060066577" calcext:value-type="float">
            <text:p>0,060066577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0.030503" calcext:value-type="float">
            <text:p>3,05E-02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0.000002899" calcext:value-type="float">
            <text:p>2,90E-06</text:p>
          </table:table-cell>
          <table:table-cell/>
          <table:table-cell table:formula="of:=[.D13]-[.G13]" office:value-type="float" office:value="0" calcext:value-type="float">
            <text:p>0</text:p>
          </table:table-cell>
          <table:table-cell table:formula="of:=[.C13]-[.F13]" office:value-type="float" office:value="0.030500101" calcext:value-type="float">
            <text:p>0,030500101</text:p>
          </table:table-cell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office:value-type="float" office:value="0.052814" calcext:value-type="float">
            <text:p>5,28E-02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0.000002537" calcext:value-type="float">
            <text:p>2,54E-06</text:p>
          </table:table-cell>
          <table:table-cell/>
          <table:table-cell table:formula="of:=[.D14]-[.G14]" office:value-type="float" office:value="0" calcext:value-type="float">
            <text:p>0</text:p>
          </table:table-cell>
          <table:table-cell table:formula="of:=[.C14]-[.F14]" office:value-type="float" office:value="0.052811463" calcext:value-type="float">
            <text:p>0,052811463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float" office:value="0.0479991" calcext:value-type="float">
            <text:p>4,80E-02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0.000002667" calcext:value-type="float">
            <text:p>2,67E-06</text:p>
          </table:table-cell>
          <table:table-cell/>
          <table:table-cell table:formula="of:=[.D15]-[.G15]" office:value-type="float" office:value="0" calcext:value-type="float">
            <text:p>0</text:p>
          </table:table-cell>
          <table:table-cell table:formula="of:=[.C15]-[.F15]" office:value-type="float" office:value="0.047996433" calcext:value-type="float">
            <text:p>0,047996433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0.0175159" calcext:value-type="float">
            <text:p>1,75E-02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0.000002662" calcext:value-type="float">
            <text:p>2,66E-06</text:p>
          </table:table-cell>
          <table:table-cell/>
          <table:table-cell table:formula="of:=[.D16]-[.G16]" office:value-type="float" office:value="0" calcext:value-type="float">
            <text:p>0</text:p>
          </table:table-cell>
          <table:table-cell table:formula="of:=[.C16]-[.F16]" office:value-type="float" office:value="0.017513238" calcext:value-type="float">
            <text:p>0,017513238</text:p>
          </table:table-cell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float" office:value="0.044529" calcext:value-type="float">
            <text:p>4,45E-02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0.000002683" calcext:value-type="float">
            <text:p>2,68E-06</text:p>
          </table:table-cell>
          <table:table-cell/>
          <table:table-cell table:formula="of:=[.D17]-[.G17]" office:value-type="float" office:value="0" calcext:value-type="float">
            <text:p>0</text:p>
          </table:table-cell>
          <table:table-cell table:formula="of:=[.C17]-[.F17]" office:value-type="float" office:value="0.044526317" calcext:value-type="float">
            <text:p>0,044526317</text:p>
          </table:table-cell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float" office:value="0.0416789" calcext:value-type="float">
            <text:p>4,17E-02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0.000002504" calcext:value-type="float">
            <text:p>2,50E-06</text:p>
          </table:table-cell>
          <table:table-cell/>
          <table:table-cell table:formula="of:=[.D18]-[.G18]" office:value-type="float" office:value="0" calcext:value-type="float">
            <text:p>0</text:p>
          </table:table-cell>
          <table:table-cell table:formula="of:=[.C18]-[.F18]" office:value-type="float" office:value="0.041676396" calcext:value-type="float">
            <text:p>0,041676396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0.034883" calcext:value-type="float">
            <text:p>3,49E-02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0.000002628" calcext:value-type="float">
            <text:p>2,63E-06</text:p>
          </table:table-cell>
          <table:table-cell/>
          <table:table-cell table:formula="of:=[.D19]-[.G19]" office:value-type="float" office:value="0" calcext:value-type="float">
            <text:p>0</text:p>
          </table:table-cell>
          <table:table-cell table:formula="of:=[.C19]-[.F19]" office:value-type="float" office:value="0.034880372" calcext:value-type="float">
            <text:p>0,034880372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0.042115" calcext:value-type="float">
            <text:p>4,21E-02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0.000002841" calcext:value-type="float">
            <text:p>2,84E-06</text:p>
          </table:table-cell>
          <table:table-cell/>
          <table:table-cell table:formula="of:=[.D20]-[.G20]" office:value-type="float" office:value="0" calcext:value-type="float">
            <text:p>0</text:p>
          </table:table-cell>
          <table:table-cell table:formula="of:=[.C20]-[.F20]" office:value-type="float" office:value="0.042112159" calcext:value-type="float">
            <text:p>0,042112159</text:p>
          </table:table-cell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float" office:value="0.060483" calcext:value-type="float">
            <text:p>6,05E-02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float" office:value="0.000002669" calcext:value-type="float">
            <text:p>2,67E-06</text:p>
          </table:table-cell>
          <table:table-cell/>
          <table:table-cell table:formula="of:=[.D21]-[.G21]" office:value-type="float" office:value="0" calcext:value-type="float">
            <text:p>0</text:p>
          </table:table-cell>
          <table:table-cell table:formula="of:=[.C21]-[.F21]" office:value-type="float" office:value="0.060480331" calcext:value-type="float">
            <text:p>0,060480331</text:p>
          </table:table-cell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office:value-type="float" office:value="0.045851" calcext:value-type="float">
            <text:p>4,59E-02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0.000002955" calcext:value-type="float">
            <text:p>2,96E-06</text:p>
          </table:table-cell>
          <table:table-cell/>
          <table:table-cell table:formula="of:=[.D22]-[.G22]" office:value-type="float" office:value="0" calcext:value-type="float">
            <text:p>0</text:p>
          </table:table-cell>
          <table:table-cell table:formula="of:=[.C22]-[.F22]" office:value-type="float" office:value="0.045848045" calcext:value-type="float">
            <text:p>0,045848045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0.0275578" calcext:value-type="float">
            <text:p>2,76E-02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0.000003024" calcext:value-type="float">
            <text:p>3,02E-06</text:p>
          </table:table-cell>
          <table:table-cell/>
          <table:table-cell table:formula="of:=[.D23]-[.G23]" office:value-type="float" office:value="0" calcext:value-type="float">
            <text:p>0</text:p>
          </table:table-cell>
          <table:table-cell table:formula="of:=[.C23]-[.F23]" office:value-type="float" office:value="0.027554776" calcext:value-type="float">
            <text:p>0,027554776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0.049458" calcext:value-type="float">
            <text:p>4,95E-02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0.000003004" calcext:value-type="float">
            <text:p>3,00E-06</text:p>
          </table:table-cell>
          <table:table-cell/>
          <table:table-cell table:formula="of:=[.D24]-[.G24]" office:value-type="float" office:value="0" calcext:value-type="float">
            <text:p>0</text:p>
          </table:table-cell>
          <table:table-cell table:formula="of:=[.C24]-[.F24]" office:value-type="float" office:value="0.049454996" calcext:value-type="float">
            <text:p>0,049454996</text:p>
          </table:table-cell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float" office:value="0.0671802" calcext:value-type="float">
            <text:p>6,72E-02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0.00000258" calcext:value-type="float">
            <text:p>2,58E-06</text:p>
          </table:table-cell>
          <table:table-cell/>
          <table:table-cell table:formula="of:=[.D25]-[.G25]" office:value-type="float" office:value="0" calcext:value-type="float">
            <text:p>0</text:p>
          </table:table-cell>
          <table:table-cell table:formula="of:=[.C25]-[.F25]" office:value-type="float" office:value="0.06717762" calcext:value-type="float">
            <text:p>0,06717762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float" office:value="0.0207341" calcext:value-type="float">
            <text:p>2,07E-02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0.000002546" calcext:value-type="float">
            <text:p>2,55E-06</text:p>
          </table:table-cell>
          <table:table-cell/>
          <table:table-cell table:formula="of:=[.D26]-[.G26]" office:value-type="float" office:value="0" calcext:value-type="float">
            <text:p>0</text:p>
          </table:table-cell>
          <table:table-cell table:formula="of:=[.C26]-[.F26]" office:value-type="float" office:value="0.020731554" calcext:value-type="float">
            <text:p>0,020731554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0.035696" calcext:value-type="float">
            <text:p>3,57E-02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0.0000026" calcext:value-type="float">
            <text:p>2,60E-06</text:p>
          </table:table-cell>
          <table:table-cell/>
          <table:table-cell table:formula="of:=[.D27]-[.G27]" office:value-type="float" office:value="0" calcext:value-type="float">
            <text:p>0</text:p>
          </table:table-cell>
          <table:table-cell table:formula="of:=[.C27]-[.F27]" office:value-type="float" office:value="0.0356934" calcext:value-type="float">
            <text:p>0,0356934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float" office:value="0.0293832" calcext:value-type="float">
            <text:p>2,94E-02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0.000002536" calcext:value-type="float">
            <text:p>2,54E-06</text:p>
          </table:table-cell>
          <table:table-cell/>
          <table:table-cell table:formula="of:=[.D28]-[.G28]" office:value-type="float" office:value="0" calcext:value-type="float">
            <text:p>0</text:p>
          </table:table-cell>
          <table:table-cell table:formula="of:=[.C28]-[.F28]" office:value-type="float" office:value="0.029380664" calcext:value-type="float">
            <text:p>0,029380664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0.033823" calcext:value-type="float">
            <text:p>3,38E-0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0.000002574" calcext:value-type="float">
            <text:p>2,57E-06</text:p>
          </table:table-cell>
          <table:table-cell/>
          <table:table-cell table:formula="of:=[.D29]-[.G29]" office:value-type="float" office:value="0" calcext:value-type="float">
            <text:p>0</text:p>
          </table:table-cell>
          <table:table-cell table:formula="of:=[.C29]-[.F29]" office:value-type="float" office:value="0.033820426" calcext:value-type="float">
            <text:p>0,033820426</text:p>
          </table:table-cell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office:value-type="float" office:value="0.063287" calcext:value-type="float">
            <text:p>6,33E-02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0.000002514" calcext:value-type="float">
            <text:p>2,51E-06</text:p>
          </table:table-cell>
          <table:table-cell/>
          <table:table-cell table:formula="of:=[.D30]-[.G30]" office:value-type="float" office:value="0" calcext:value-type="float">
            <text:p>0</text:p>
          </table:table-cell>
          <table:table-cell table:formula="of:=[.C30]-[.F30]" office:value-type="float" office:value="0.063284486" calcext:value-type="float">
            <text:p>0,063284486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0.0454412" calcext:value-type="float">
            <text:p>4,54E-02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0.000002521" calcext:value-type="float">
            <text:p>2,52E-06</text:p>
          </table:table-cell>
          <table:table-cell/>
          <table:table-cell table:formula="of:=[.D31]-[.G31]" office:value-type="float" office:value="0" calcext:value-type="float">
            <text:p>0</text:p>
          </table:table-cell>
          <table:table-cell table:formula="of:=[.C31]-[.F31]" office:value-type="float" office:value="0.045438679" calcext:value-type="float">
            <text:p>0,045438679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float" office:value="0.0551262" calcext:value-type="float">
            <text:p>5,51E-02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0.000002623" calcext:value-type="float">
            <text:p>2,62E-06</text:p>
          </table:table-cell>
          <table:table-cell/>
          <table:table-cell table:formula="of:=[.D32]-[.G32]" office:value-type="float" office:value="0" calcext:value-type="float">
            <text:p>0</text:p>
          </table:table-cell>
          <table:table-cell table:formula="of:=[.C32]-[.F32]" office:value-type="float" office:value="0.055123577" calcext:value-type="float">
            <text:p>0,055123577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0.0261118" calcext:value-type="float">
            <text:p>2,61E-02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0.000003635" calcext:value-type="float">
            <text:p>3,64E-06</text:p>
          </table:table-cell>
          <table:table-cell/>
          <table:table-cell table:formula="of:=[.D33]-[.G33]" office:value-type="float" office:value="0" calcext:value-type="float">
            <text:p>0</text:p>
          </table:table-cell>
          <table:table-cell table:formula="of:=[.C33]-[.F33]" office:value-type="float" office:value="0.026108165" calcext:value-type="float">
            <text:p>0,02610816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004154" calcext:value-type="float">
            <text:p>4,15E-06</text:p>
          </table:table-cell>
          <table:table-cell/>
          <table:table-cell table:formula="of:=[.D34]-[.G34]" office:value-type="float" office:value="0" calcext:value-type="float">
            <text:p>0</text:p>
          </table:table-cell>
          <table:table-cell table:formula="of:=[.C34]-[.F34]" office:value-type="float" office:value="-0.000004154" calcext:value-type="float">
            <text:p>-0,000004154</text:p>
          </table:table-cell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0.000003981" calcext:value-type="float">
            <text:p>3,98E-06</text:p>
          </table:table-cell>
          <table:table-cell/>
          <table:table-cell table:formula="of:=[.D35]-[.G35]" office:value-type="float" office:value="0" calcext:value-type="float">
            <text:p>0</text:p>
          </table:table-cell>
          <table:table-cell table:formula="of:=[.C35]-[.F35]" office:value-type="float" office:value="-0.000003981" calcext:value-type="float">
            <text:p>-0,000003981</text:p>
          </table:table-cell>
        </table:table-row>
        <table:table-row table:style-name="ro1">
          <table:table-cell/>
          <table:table-cell office:value-type="float" office:value="749" calcext:value-type="float">
            <text:p>749</text:p>
          </table:table-cell>
          <table:table-cell office:value-type="float" office:value="0.099319" calcext:value-type="float">
            <text:p>9,93E-02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float" office:value="0.000026347" calcext:value-type="float">
            <text:p>2,63E-05</text:p>
          </table:table-cell>
          <table:table-cell/>
          <table:table-cell table:formula="of:=[.D36]-[.G36]" office:value-type="float" office:value="0" calcext:value-type="float">
            <text:p>0</text:p>
          </table:table-cell>
          <table:table-cell table:formula="of:=[.C36]-[.F36]" office:value-type="float" office:value="0.099292653" calcext:value-type="float">
            <text:p>0,099292653</text:p>
          </table:table-cell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office:value-type="float" office:value="0.0404019" calcext:value-type="float">
            <text:p>4,04E-02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0.000002639" calcext:value-type="float">
            <text:p>2,64E-06</text:p>
          </table:table-cell>
          <table:table-cell/>
          <table:table-cell table:formula="of:=[.D37]-[.G37]" office:value-type="float" office:value="0" calcext:value-type="float">
            <text:p>0</text:p>
          </table:table-cell>
          <table:table-cell table:formula="of:=[.C37]-[.F37]" office:value-type="float" office:value="0.040399261" calcext:value-type="float">
            <text:p>0,040399261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0.033185" calcext:value-type="float">
            <text:p>3,32E-02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0.000003386" calcext:value-type="float">
            <text:p>3,39E-06</text:p>
          </table:table-cell>
          <table:table-cell/>
          <table:table-cell table:formula="of:=[.D38]-[.G38]" office:value-type="float" office:value="0" calcext:value-type="float">
            <text:p>0</text:p>
          </table:table-cell>
          <table:table-cell table:formula="of:=[.C38]-[.F38]" office:value-type="float" office:value="0.033181614" calcext:value-type="float">
            <text:p>0,033181614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0.023035" calcext:value-type="float">
            <text:p>2,30E-02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0.000002811" calcext:value-type="float">
            <text:p>2,81E-06</text:p>
          </table:table-cell>
          <table:table-cell/>
          <table:table-cell table:formula="of:=[.D39]-[.G39]" office:value-type="float" office:value="0" calcext:value-type="float">
            <text:p>0</text:p>
          </table:table-cell>
          <table:table-cell table:formula="of:=[.C39]-[.F39]" office:value-type="float" office:value="0.023032189" calcext:value-type="float">
            <text:p>0,023032189</text:p>
          </table:table-cell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float" office:value="0.0632851" calcext:value-type="float">
            <text:p>6,33E-02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0.000002635" calcext:value-type="float">
            <text:p>2,64E-06</text:p>
          </table:table-cell>
          <table:table-cell/>
          <table:table-cell table:formula="of:=[.D40]-[.G40]" office:value-type="float" office:value="0" calcext:value-type="float">
            <text:p>0</text:p>
          </table:table-cell>
          <table:table-cell table:formula="of:=[.C40]-[.F40]" office:value-type="float" office:value="0.063282465" calcext:value-type="float">
            <text:p>0,063282465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0.0373478" calcext:value-type="float">
            <text:p>3,73E-02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0.000002561" calcext:value-type="float">
            <text:p>2,56E-06</text:p>
          </table:table-cell>
          <table:table-cell/>
          <table:table-cell table:formula="of:=[.D41]-[.G41]" office:value-type="float" office:value="0" calcext:value-type="float">
            <text:p>0</text:p>
          </table:table-cell>
          <table:table-cell table:formula="of:=[.C41]-[.F41]" office:value-type="float" office:value="0.037345239" calcext:value-type="float">
            <text:p>0,037345239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0.016932" calcext:value-type="float">
            <text:p>1,69E-02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0.00000387" calcext:value-type="float">
            <text:p>3,87E-06</text:p>
          </table:table-cell>
          <table:table-cell/>
          <table:table-cell table:formula="of:=[.D42]-[.G42]" office:value-type="float" office:value="0" calcext:value-type="float">
            <text:p>0</text:p>
          </table:table-cell>
          <table:table-cell table:formula="of:=[.C42]-[.F42]" office:value-type="float" office:value="0.01692813" calcext:value-type="float">
            <text:p>0,01692813</text:p>
          </table:table-cell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office:value-type="float" office:value="0.041894" calcext:value-type="float">
            <text:p>4,19E-02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0.00000302" calcext:value-type="float">
            <text:p>3,02E-06</text:p>
          </table:table-cell>
          <table:table-cell/>
          <table:table-cell table:formula="of:=[.D43]-[.G43]" office:value-type="float" office:value="0" calcext:value-type="float">
            <text:p>0</text:p>
          </table:table-cell>
          <table:table-cell table:formula="of:=[.C43]-[.F43]" office:value-type="float" office:value="0.04189098" calcext:value-type="float">
            <text:p>0,04189098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float" office:value="0.0281918" calcext:value-type="float">
            <text:p>2,82E-02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0.000002888" calcext:value-type="float">
            <text:p>2,89E-06</text:p>
          </table:table-cell>
          <table:table-cell/>
          <table:table-cell table:formula="of:=[.D44]-[.G44]" office:value-type="float" office:value="0" calcext:value-type="float">
            <text:p>0</text:p>
          </table:table-cell>
          <table:table-cell table:formula="of:=[.C44]-[.F44]" office:value-type="float" office:value="0.028188912" calcext:value-type="float">
            <text:p>0,028188912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float" office:value="0.025224" calcext:value-type="float">
            <text:p>2,52E-02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0.000003479" calcext:value-type="float">
            <text:p>3,48E-06</text:p>
          </table:table-cell>
          <table:table-cell/>
          <table:table-cell table:formula="of:=[.D45]-[.G45]" office:value-type="float" office:value="0" calcext:value-type="float">
            <text:p>0</text:p>
          </table:table-cell>
          <table:table-cell table:formula="of:=[.C45]-[.F45]" office:value-type="float" office:value="0.025220521" calcext:value-type="float">
            <text:p>0,025220521</text:p>
          </table:table-cell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office:value-type="float" office:value="0.038835" calcext:value-type="float">
            <text:p>3,88E-02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0.000002698" calcext:value-type="float">
            <text:p>2,70E-06</text:p>
          </table:table-cell>
          <table:table-cell/>
          <table:table-cell table:formula="of:=[.D46]-[.G46]" office:value-type="float" office:value="0" calcext:value-type="float">
            <text:p>0</text:p>
          </table:table-cell>
          <table:table-cell table:formula="of:=[.C46]-[.F46]" office:value-type="float" office:value="0.038832302" calcext:value-type="float">
            <text:p>0,038832302</text:p>
          </table:table-cell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office:value-type="float" office:value="0.037569" calcext:value-type="float">
            <text:p>3,76E-02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0.0000029" calcext:value-type="float">
            <text:p>2,90E-06</text:p>
          </table:table-cell>
          <table:table-cell/>
          <table:table-cell table:formula="of:=[.D47]-[.G47]" office:value-type="float" office:value="0" calcext:value-type="float">
            <text:p>0</text:p>
          </table:table-cell>
          <table:table-cell table:formula="of:=[.C47]-[.F47]" office:value-type="float" office:value="0.0375661" calcext:value-type="float">
            <text:p>0,0375661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0.0231419" calcext:value-type="float">
            <text:p>2,31E-02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0.000002667" calcext:value-type="float">
            <text:p>2,67E-06</text:p>
          </table:table-cell>
          <table:table-cell/>
          <table:table-cell table:formula="of:=[.D48]-[.G48]" office:value-type="float" office:value="0" calcext:value-type="float">
            <text:p>0</text:p>
          </table:table-cell>
          <table:table-cell table:formula="of:=[.C48]-[.F48]" office:value-type="float" office:value="0.023139233" calcext:value-type="float">
            <text:p>0,02313923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002484" calcext:value-type="float">
            <text:p>2,48E-06</text:p>
          </table:table-cell>
          <table:table-cell/>
          <table:table-cell table:formula="of:=[.D49]-[.G49]" office:value-type="float" office:value="0" calcext:value-type="float">
            <text:p>0</text:p>
          </table:table-cell>
          <table:table-cell table:formula="of:=[.C49]-[.F49]" office:value-type="float" office:value="-0.000002484" calcext:value-type="float">
            <text:p>-0,00000248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004336" calcext:value-type="float">
            <text:p>4,34E-06</text:p>
          </table:table-cell>
          <table:table-cell/>
          <table:table-cell table:formula="of:=[.D50]-[.G50]" office:value-type="float" office:value="0" calcext:value-type="float">
            <text:p>0</text:p>
          </table:table-cell>
          <table:table-cell table:formula="of:=[.C50]-[.F50]" office:value-type="float" office:value="-0.000004336" calcext:value-type="float">
            <text:p>-0,000004336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0.0230441" calcext:value-type="float">
            <text:p>2,30E-02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0.000003126" calcext:value-type="float">
            <text:p>3,13E-06</text:p>
          </table:table-cell>
          <table:table-cell/>
          <table:table-cell table:formula="of:=[.D51]-[.G51]" office:value-type="float" office:value="0" calcext:value-type="float">
            <text:p>0</text:p>
          </table:table-cell>
          <table:table-cell table:formula="of:=[.C51]-[.F51]" office:value-type="float" office:value="0.023040974" calcext:value-type="float">
            <text:p>0,023040974</text:p>
          </table:table-cell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office:value-type="float" office:value="0.0341139" calcext:value-type="float">
            <text:p>3,41E-02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0.00000275" calcext:value-type="float">
            <text:p>2,75E-06</text:p>
          </table:table-cell>
          <table:table-cell/>
          <table:table-cell table:formula="of:=[.D52]-[.G52]" office:value-type="float" office:value="0" calcext:value-type="float">
            <text:p>0</text:p>
          </table:table-cell>
          <table:table-cell table:formula="of:=[.C52]-[.F52]" office:value-type="float" office:value="0.03411115" calcext:value-type="float">
            <text:p>0,03411115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0.0340979" calcext:value-type="float">
            <text:p>3,41E-02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0.000003591" calcext:value-type="float">
            <text:p>3,59E-06</text:p>
          </table:table-cell>
          <table:table-cell/>
          <table:table-cell table:formula="of:=[.D53]-[.G53]" office:value-type="float" office:value="0" calcext:value-type="float">
            <text:p>0</text:p>
          </table:table-cell>
          <table:table-cell table:formula="of:=[.C53]-[.F53]" office:value-type="float" office:value="0.034094309" calcext:value-type="float">
            <text:p>0,034094309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0.000002677" calcext:value-type="float">
            <text:p>2,68E-06</text:p>
          </table:table-cell>
          <table:table-cell/>
          <table:table-cell table:formula="of:=[.D54]-[.G54]" office:value-type="float" office:value="0" calcext:value-type="float">
            <text:p>0</text:p>
          </table:table-cell>
          <table:table-cell table:formula="of:=[.C54]-[.F54]" office:value-type="float" office:value="-0.000002677" calcext:value-type="float">
            <text:p>-0,00000267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002839" calcext:value-type="float">
            <text:p>2,84E-06</text:p>
          </table:table-cell>
          <table:table-cell/>
          <table:table-cell table:formula="of:=[.D55]-[.G55]" office:value-type="float" office:value="0" calcext:value-type="float">
            <text:p>0</text:p>
          </table:table-cell>
          <table:table-cell table:formula="of:=[.C55]-[.F55]" office:value-type="float" office:value="-0.000002839" calcext:value-type="float">
            <text:p>-0,00000283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0004271" calcext:value-type="float">
            <text:p>4,27E-06</text:p>
          </table:table-cell>
          <table:table-cell/>
          <table:table-cell table:formula="of:=[.D56]-[.G56]" office:value-type="float" office:value="0" calcext:value-type="float">
            <text:p>0</text:p>
          </table:table-cell>
          <table:table-cell table:formula="of:=[.C56]-[.F56]" office:value-type="float" office:value="-0.000004271" calcext:value-type="float">
            <text:p>-0,000004271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0.022166" calcext:value-type="float">
            <text:p>2,22E-02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0.000002537" calcext:value-type="float">
            <text:p>2,54E-06</text:p>
          </table:table-cell>
          <table:table-cell/>
          <table:table-cell table:formula="of:=[.D57]-[.G57]" office:value-type="float" office:value="0" calcext:value-type="float">
            <text:p>0</text:p>
          </table:table-cell>
          <table:table-cell table:formula="of:=[.C57]-[.F57]" office:value-type="float" office:value="0.022163463" calcext:value-type="float">
            <text:p>0,022163463</text:p>
          </table:table-cell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office:value-type="float" office:value="0.0586569" calcext:value-type="float">
            <text:p>5,87E-02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0.000002449" calcext:value-type="float">
            <text:p>2,45E-06</text:p>
          </table:table-cell>
          <table:table-cell/>
          <table:table-cell table:formula="of:=[.D58]-[.G58]" office:value-type="float" office:value="0" calcext:value-type="float">
            <text:p>0</text:p>
          </table:table-cell>
          <table:table-cell table:formula="of:=[.C58]-[.F58]" office:value-type="float" office:value="0.058654451" calcext:value-type="float">
            <text:p>0,058654451</text:p>
          </table:table-cell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office:value-type="float" office:value="0.050571" calcext:value-type="float">
            <text:p>5,06E-02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0.000002895" calcext:value-type="float">
            <text:p>2,90E-06</text:p>
          </table:table-cell>
          <table:table-cell/>
          <table:table-cell table:formula="of:=[.D59]-[.G59]" office:value-type="float" office:value="0" calcext:value-type="float">
            <text:p>0</text:p>
          </table:table-cell>
          <table:table-cell table:formula="of:=[.C59]-[.F59]" office:value-type="float" office:value="0.050568105" calcext:value-type="float">
            <text:p>0,050568105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0.024821" calcext:value-type="float">
            <text:p>2,48E-02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0.000002561" calcext:value-type="float">
            <text:p>2,56E-06</text:p>
          </table:table-cell>
          <table:table-cell/>
          <table:table-cell table:formula="of:=[.D60]-[.G60]" office:value-type="float" office:value="0" calcext:value-type="float">
            <text:p>0</text:p>
          </table:table-cell>
          <table:table-cell table:formula="of:=[.C60]-[.F60]" office:value-type="float" office:value="0.024818439" calcext:value-type="float">
            <text:p>0,024818439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000002859" calcext:value-type="float">
            <text:p>2,86E-06</text:p>
          </table:table-cell>
          <table:table-cell/>
          <table:table-cell table:formula="of:=[.D61]-[.G61]" office:value-type="float" office:value="0" calcext:value-type="float">
            <text:p>0</text:p>
          </table:table-cell>
          <table:table-cell table:formula="of:=[.C61]-[.F61]" office:value-type="float" office:value="-0.000002859" calcext:value-type="float">
            <text:p>-0,000002859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0.016484" calcext:value-type="float">
            <text:p>1,65E-0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0.00000294" calcext:value-type="float">
            <text:p>2,94E-06</text:p>
          </table:table-cell>
          <table:table-cell/>
          <table:table-cell table:formula="of:=[.D62]-[.G62]" office:value-type="float" office:value="0" calcext:value-type="float">
            <text:p>0</text:p>
          </table:table-cell>
          <table:table-cell table:formula="of:=[.C62]-[.F62]" office:value-type="float" office:value="0.01648106" calcext:value-type="float">
            <text:p>0,01648106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000025455" calcext:value-type="float">
            <text:p>2,55E-05</text:p>
          </table:table-cell>
          <table:table-cell/>
          <table:table-cell table:formula="of:=[.D63]-[.G63]" office:value-type="float" office:value="0" calcext:value-type="float">
            <text:p>0</text:p>
          </table:table-cell>
          <table:table-cell table:formula="of:=[.C63]-[.F63]" office:value-type="float" office:value="-0.000025455" calcext:value-type="float">
            <text:p>-0,000025455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0.0481181" calcext:value-type="float">
            <text:p>4,81E-02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0.000004848" calcext:value-type="float">
            <text:p>4,85E-06</text:p>
          </table:table-cell>
          <table:table-cell/>
          <table:table-cell table:formula="of:=[.D64]-[.G64]" office:value-type="float" office:value="0" calcext:value-type="float">
            <text:p>0</text:p>
          </table:table-cell>
          <table:table-cell table:formula="of:=[.C64]-[.F64]" office:value-type="float" office:value="0.048113252" calcext:value-type="float">
            <text:p>0,048113252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0.0419252" calcext:value-type="float">
            <text:p>4,19E-02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0.000003441" calcext:value-type="float">
            <text:p>3,44E-06</text:p>
          </table:table-cell>
          <table:table-cell/>
          <table:table-cell table:formula="of:=[.D65]-[.G65]" office:value-type="float" office:value="0" calcext:value-type="float">
            <text:p>0</text:p>
          </table:table-cell>
          <table:table-cell table:formula="of:=[.C65]-[.F65]" office:value-type="float" office:value="0.041921759" calcext:value-type="float">
            <text:p>0,041921759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0.0993431" calcext:value-type="float">
            <text:p>9,93E-02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0.000002525" calcext:value-type="float">
            <text:p>2,53E-06</text:p>
          </table:table-cell>
          <table:table-cell/>
          <table:table-cell table:formula="of:=[.D66]-[.G66]" office:value-type="float" office:value="0" calcext:value-type="float">
            <text:p>0</text:p>
          </table:table-cell>
          <table:table-cell table:formula="of:=[.C66]-[.F66]" office:value-type="float" office:value="0.099340575" calcext:value-type="float">
            <text:p>0,099340575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0.041667" calcext:value-type="float">
            <text:p>4,17E-0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0.000005101" calcext:value-type="float">
            <text:p>5,10E-06</text:p>
          </table:table-cell>
          <table:table-cell/>
          <table:table-cell table:formula="of:=[.D67]-[.G67]" office:value-type="float" office:value="0" calcext:value-type="float">
            <text:p>0</text:p>
          </table:table-cell>
          <table:table-cell table:formula="of:=[.C67]-[.F67]" office:value-type="float" office:value="0.041661899" calcext:value-type="float">
            <text:p>0,041661899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.0291259" calcext:value-type="float">
            <text:p>2,91E-0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00002938" calcext:value-type="float">
            <text:p>2,94E-06</text:p>
          </table:table-cell>
          <table:table-cell/>
          <table:table-cell table:formula="of:=[.D68]-[.G68]" office:value-type="float" office:value="0" calcext:value-type="float">
            <text:p>0</text:p>
          </table:table-cell>
          <table:table-cell table:formula="of:=[.C68]-[.F68]" office:value-type="float" office:value="0.029122962" calcext:value-type="float">
            <text:p>0,029122962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0089519" calcext:value-type="float">
            <text:p>8,95E-0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00003076" calcext:value-type="float">
            <text:p>3,08E-06</text:p>
          </table:table-cell>
          <table:table-cell/>
          <table:table-cell table:formula="of:=[.D69]-[.G69]" office:value-type="float" office:value="0" calcext:value-type="float">
            <text:p>0</text:p>
          </table:table-cell>
          <table:table-cell table:formula="of:=[.C69]-[.F69]" office:value-type="float" office:value="0.008948824" calcext:value-type="float">
            <text:p>0,00894882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0002977" calcext:value-type="float">
            <text:p>2,98E-06</text:p>
          </table:table-cell>
          <table:table-cell/>
          <table:table-cell table:formula="of:=[.D70]-[.G70]" office:value-type="float" office:value="0" calcext:value-type="float">
            <text:p>0</text:p>
          </table:table-cell>
          <table:table-cell table:formula="of:=[.C70]-[.F70]" office:value-type="float" office:value="-0.000002977" calcext:value-type="float">
            <text:p>-0,000002977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0.000002961" calcext:value-type="float">
            <text:p>2,96E-06</text:p>
          </table:table-cell>
          <table:table-cell/>
          <table:table-cell table:formula="of:=[.D71]-[.G71]" office:value-type="float" office:value="0" calcext:value-type="float">
            <text:p>0</text:p>
          </table:table-cell>
          <table:table-cell table:formula="of:=[.C71]-[.F71]" office:value-type="float" office:value="-0.000002961" calcext:value-type="float">
            <text:p>-0,000002961</text:p>
          </table:table-cell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office:value-type="float" office:value="0.0443661" calcext:value-type="float">
            <text:p>4,44E-02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0.000003152" calcext:value-type="float">
            <text:p>3,15E-06</text:p>
          </table:table-cell>
          <table:table-cell/>
          <table:table-cell table:formula="of:=[.D72]-[.G72]" office:value-type="float" office:value="0" calcext:value-type="float">
            <text:p>0</text:p>
          </table:table-cell>
          <table:table-cell table:formula="of:=[.C72]-[.F72]" office:value-type="float" office:value="0.044362948" calcext:value-type="float">
            <text:p>0,044362948</text:p>
          </table:table-cell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0.0597501" calcext:value-type="float">
            <text:p>5,98E-02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0.000003408" calcext:value-type="float">
            <text:p>3,41E-06</text:p>
          </table:table-cell>
          <table:table-cell/>
          <table:table-cell table:formula="of:=[.D73]-[.G73]" office:value-type="float" office:value="0" calcext:value-type="float">
            <text:p>0</text:p>
          </table:table-cell>
          <table:table-cell table:formula="of:=[.C73]-[.F73]" office:value-type="float" office:value="0.059746692" calcext:value-type="float">
            <text:p>0,059746692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0.0167561" calcext:value-type="float">
            <text:p>1,68E-0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000003007" calcext:value-type="float">
            <text:p>3,01E-06</text:p>
          </table:table-cell>
          <table:table-cell/>
          <table:table-cell table:formula="of:=[.D74]-[.G74]" office:value-type="float" office:value="0" calcext:value-type="float">
            <text:p>0</text:p>
          </table:table-cell>
          <table:table-cell table:formula="of:=[.C74]-[.F74]" office:value-type="float" office:value="0.016753093" calcext:value-type="float">
            <text:p>0,016753093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float" office:value="0.0393209" calcext:value-type="float">
            <text:p>3,93E-02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0.000002613" calcext:value-type="float">
            <text:p>2,61E-06</text:p>
          </table:table-cell>
          <table:table-cell/>
          <table:table-cell table:formula="of:=[.D75]-[.G75]" office:value-type="float" office:value="0" calcext:value-type="float">
            <text:p>0</text:p>
          </table:table-cell>
          <table:table-cell table:formula="of:=[.C75]-[.F75]" office:value-type="float" office:value="0.039318287" calcext:value-type="float">
            <text:p>0,039318287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0.0506091" calcext:value-type="float">
            <text:p>5,06E-02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0.000003263" calcext:value-type="float">
            <text:p>3,26E-06</text:p>
          </table:table-cell>
          <table:table-cell/>
          <table:table-cell table:formula="of:=[.D76]-[.G76]" office:value-type="float" office:value="0" calcext:value-type="float">
            <text:p>0</text:p>
          </table:table-cell>
          <table:table-cell table:formula="of:=[.C76]-[.F76]" office:value-type="float" office:value="0.050605837" calcext:value-type="float">
            <text:p>0,050605837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0.0458529" calcext:value-type="float">
            <text:p>4,59E-02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0.000002822" calcext:value-type="float">
            <text:p>2,82E-06</text:p>
          </table:table-cell>
          <table:table-cell/>
          <table:table-cell table:formula="of:=[.D77]-[.G77]" office:value-type="float" office:value="0" calcext:value-type="float">
            <text:p>0</text:p>
          </table:table-cell>
          <table:table-cell table:formula="of:=[.C77]-[.F77]" office:value-type="float" office:value="0.045850078" calcext:value-type="float">
            <text:p>0,045850078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0.0244679" calcext:value-type="float">
            <text:p>2,45E-02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.000003145" calcext:value-type="float">
            <text:p>3,15E-06</text:p>
          </table:table-cell>
          <table:table-cell/>
          <table:table-cell table:formula="of:=[.D78]-[.G78]" office:value-type="float" office:value="0" calcext:value-type="float">
            <text:p>0</text:p>
          </table:table-cell>
          <table:table-cell table:formula="of:=[.C78]-[.F78]" office:value-type="float" office:value="0.024464755" calcext:value-type="float">
            <text:p>0,024464755</text:p>
          </table:table-cell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office:value-type="float" office:value="0.111345" calcext:value-type="float">
            <text:p>1,11E-01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0.000002987" calcext:value-type="float">
            <text:p>2,99E-06</text:p>
          </table:table-cell>
          <table:table-cell/>
          <table:table-cell table:formula="of:=[.D79]-[.G79]" office:value-type="float" office:value="0" calcext:value-type="float">
            <text:p>0</text:p>
          </table:table-cell>
          <table:table-cell table:formula="of:=[.C79]-[.F79]" office:value-type="float" office:value="0.111342013" calcext:value-type="float">
            <text:p>0,11134201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00660396" calcext:value-type="float">
            <text:p>6,60E-0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00002765" calcext:value-type="float">
            <text:p>2,77E-06</text:p>
          </table:table-cell>
          <table:table-cell/>
          <table:table-cell table:formula="of:=[.D80]-[.G80]" office:value-type="float" office:value="0" calcext:value-type="float">
            <text:p>0</text:p>
          </table:table-cell>
          <table:table-cell table:formula="of:=[.C80]-[.F80]" office:value-type="float" office:value="0.006601195" calcext:value-type="float">
            <text:p>0,006601195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0.0269771" calcext:value-type="float">
            <text:p>2,70E-02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.000002736" calcext:value-type="float">
            <text:p>2,74E-06</text:p>
          </table:table-cell>
          <table:table-cell/>
          <table:table-cell table:formula="of:=[.D81]-[.G81]" office:value-type="float" office:value="0" calcext:value-type="float">
            <text:p>0</text:p>
          </table:table-cell>
          <table:table-cell table:formula="of:=[.C81]-[.F81]" office:value-type="float" office:value="0.026974364" calcext:value-type="float">
            <text:p>0,02697436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003014" calcext:value-type="float">
            <text:p>3,01E-06</text:p>
          </table:table-cell>
          <table:table-cell/>
          <table:table-cell table:formula="of:=[.D82]-[.G82]" office:value-type="float" office:value="0" calcext:value-type="float">
            <text:p>0</text:p>
          </table:table-cell>
          <table:table-cell table:formula="of:=[.C82]-[.F82]" office:value-type="float" office:value="-0.000003014" calcext:value-type="float">
            <text:p>-0,000003014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0.034086" calcext:value-type="float">
            <text:p>3,41E-02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0.000002922" calcext:value-type="float">
            <text:p>2,92E-06</text:p>
          </table:table-cell>
          <table:table-cell/>
          <table:table-cell table:formula="of:=[.D83]-[.G83]" office:value-type="float" office:value="0" calcext:value-type="float">
            <text:p>0</text:p>
          </table:table-cell>
          <table:table-cell table:formula="of:=[.C83]-[.F83]" office:value-type="float" office:value="0.034083078" calcext:value-type="float">
            <text:p>0,034083078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0.000002869" calcext:value-type="float">
            <text:p>2,87E-06</text:p>
          </table:table-cell>
          <table:table-cell/>
          <table:table-cell table:formula="of:=[.D84]-[.G84]" office:value-type="float" office:value="0" calcext:value-type="float">
            <text:p>0</text:p>
          </table:table-cell>
          <table:table-cell table:formula="of:=[.C84]-[.F84]" office:value-type="float" office:value="-0.000002869" calcext:value-type="float">
            <text:p>-0,000002869</text:p>
          </table:table-cell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office:value-type="float" office:value="0.0403039" calcext:value-type="float">
            <text:p>4,03E-02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0.000002642" calcext:value-type="float">
            <text:p>2,64E-06</text:p>
          </table:table-cell>
          <table:table-cell/>
          <table:table-cell table:formula="of:=[.D85]-[.G85]" office:value-type="float" office:value="0" calcext:value-type="float">
            <text:p>0</text:p>
          </table:table-cell>
          <table:table-cell table:formula="of:=[.C85]-[.F85]" office:value-type="float" office:value="0.040301258" calcext:value-type="float">
            <text:p>0,040301258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float" office:value="0.0176489" calcext:value-type="float">
            <text:p>1,76E-02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0.000002823" calcext:value-type="float">
            <text:p>2,82E-06</text:p>
          </table:table-cell>
          <table:table-cell/>
          <table:table-cell table:formula="of:=[.D86]-[.G86]" office:value-type="float" office:value="0" calcext:value-type="float">
            <text:p>0</text:p>
          </table:table-cell>
          <table:table-cell table:formula="of:=[.C86]-[.F86]" office:value-type="float" office:value="0.017646077" calcext:value-type="float">
            <text:p>0,017646077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0.0570991" calcext:value-type="float">
            <text:p>5,71E-02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0.000002693" calcext:value-type="float">
            <text:p>2,69E-06</text:p>
          </table:table-cell>
          <table:table-cell/>
          <table:table-cell table:formula="of:=[.D87]-[.G87]" office:value-type="float" office:value="0" calcext:value-type="float">
            <text:p>0</text:p>
          </table:table-cell>
          <table:table-cell table:formula="of:=[.C87]-[.F87]" office:value-type="float" office:value="0.057096407" calcext:value-type="float">
            <text:p>0,057096407</text:p>
          </table:table-cell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float" office:value="0.043469" calcext:value-type="float">
            <text:p>4,35E-02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0.000003322" calcext:value-type="float">
            <text:p>3,32E-06</text:p>
          </table:table-cell>
          <table:table-cell/>
          <table:table-cell table:formula="of:=[.D88]-[.G88]" office:value-type="float" office:value="0" calcext:value-type="float">
            <text:p>0</text:p>
          </table:table-cell>
          <table:table-cell table:formula="of:=[.C88]-[.F88]" office:value-type="float" office:value="0.043465678" calcext:value-type="float">
            <text:p>0,043465678</text:p>
          </table:table-cell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office:value-type="float" office:value="0.0528221" calcext:value-type="float">
            <text:p>5,28E-02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0.000002611" calcext:value-type="float">
            <text:p>2,61E-06</text:p>
          </table:table-cell>
          <table:table-cell/>
          <table:table-cell table:formula="of:=[.D89]-[.G89]" office:value-type="float" office:value="0" calcext:value-type="float">
            <text:p>0</text:p>
          </table:table-cell>
          <table:table-cell table:formula="of:=[.C89]-[.F89]" office:value-type="float" office:value="0.052819489" calcext:value-type="float">
            <text:p>0,052819489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.000002774" calcext:value-type="float">
            <text:p>2,77E-06</text:p>
          </table:table-cell>
          <table:table-cell/>
          <table:table-cell table:formula="of:=[.D90]-[.G90]" office:value-type="float" office:value="0" calcext:value-type="float">
            <text:p>0</text:p>
          </table:table-cell>
          <table:table-cell table:formula="of:=[.C90]-[.F90]" office:value-type="float" office:value="-0.000002774" calcext:value-type="float">
            <text:p>-0,000002774</text:p>
          </table:table-cell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office:value-type="float" office:value="0.0439351" calcext:value-type="float">
            <text:p>4,39E-0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0.000002599" calcext:value-type="float">
            <text:p>2,60E-06</text:p>
          </table:table-cell>
          <table:table-cell/>
          <table:table-cell table:formula="of:=[.D91]-[.G91]" office:value-type="float" office:value="0" calcext:value-type="float">
            <text:p>0</text:p>
          </table:table-cell>
          <table:table-cell table:formula="of:=[.C91]-[.F91]" office:value-type="float" office:value="0.043932501" calcext:value-type="float">
            <text:p>0,043932501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0.036648" calcext:value-type="float">
            <text:p>3,66E-02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0.000004153" calcext:value-type="float">
            <text:p>4,15E-06</text:p>
          </table:table-cell>
          <table:table-cell/>
          <table:table-cell table:formula="of:=[.D92]-[.G92]" office:value-type="float" office:value="0" calcext:value-type="float">
            <text:p>0</text:p>
          </table:table-cell>
          <table:table-cell table:formula="of:=[.C92]-[.F92]" office:value-type="float" office:value="0.036643847" calcext:value-type="float">
            <text:p>0,036643847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000002736" calcext:value-type="float">
            <text:p>2,74E-06</text:p>
          </table:table-cell>
          <table:table-cell/>
          <table:table-cell table:formula="of:=[.D93]-[.G93]" office:value-type="float" office:value="0" calcext:value-type="float">
            <text:p>0</text:p>
          </table:table-cell>
          <table:table-cell table:formula="of:=[.C93]-[.F93]" office:value-type="float" office:value="-0.000002736" calcext:value-type="float">
            <text:p>-0,000002736</text:p>
          </table:table-cell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float" office:value="0.0361879" calcext:value-type="float">
            <text:p>3,62E-02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0.000002846" calcext:value-type="float">
            <text:p>2,85E-06</text:p>
          </table:table-cell>
          <table:table-cell/>
          <table:table-cell table:formula="of:=[.D94]-[.G94]" office:value-type="float" office:value="0" calcext:value-type="float">
            <text:p>0</text:p>
          </table:table-cell>
          <table:table-cell table:formula="of:=[.C94]-[.F94]" office:value-type="float" office:value="0.036185054" calcext:value-type="float">
            <text:p>0,036185054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float" office:value="0.0299628" calcext:value-type="float">
            <text:p>3,00E-02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0.00000247" calcext:value-type="float">
            <text:p>2,47E-06</text:p>
          </table:table-cell>
          <table:table-cell/>
          <table:table-cell table:formula="of:=[.D95]-[.G95]" office:value-type="float" office:value="0" calcext:value-type="float">
            <text:p>0</text:p>
          </table:table-cell>
          <table:table-cell table:formula="of:=[.C95]-[.F95]" office:value-type="float" office:value="0.02996033" calcext:value-type="float">
            <text:p>0,02996033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0.000003638" calcext:value-type="float">
            <text:p>3,64E-06</text:p>
          </table:table-cell>
          <table:table-cell/>
          <table:table-cell table:formula="of:=[.D96]-[.G96]" office:value-type="float" office:value="0" calcext:value-type="float">
            <text:p>0</text:p>
          </table:table-cell>
          <table:table-cell table:formula="of:=[.C96]-[.F96]" office:value-type="float" office:value="-0.000003638" calcext:value-type="float">
            <text:p>-0,000003638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0.033572" calcext:value-type="float">
            <text:p>3,36E-02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0.000003023" calcext:value-type="float">
            <text:p>3,02E-06</text:p>
          </table:table-cell>
          <table:table-cell/>
          <table:table-cell table:formula="of:=[.D97]-[.G97]" office:value-type="float" office:value="0" calcext:value-type="float">
            <text:p>0</text:p>
          </table:table-cell>
          <table:table-cell table:formula="of:=[.C97]-[.F97]" office:value-type="float" office:value="0.033568977" calcext:value-type="float">
            <text:p>0,033568977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0281651" calcext:value-type="float">
            <text:p>2,82E-0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2683" calcext:value-type="float">
            <text:p>2,68E-06</text:p>
          </table:table-cell>
          <table:table-cell/>
          <table:table-cell table:formula="of:=[.D98]-[.G98]" office:value-type="float" office:value="0" calcext:value-type="float">
            <text:p>0</text:p>
          </table:table-cell>
          <table:table-cell table:formula="of:=[.C98]-[.F98]" office:value-type="float" office:value="0.028162417" calcext:value-type="float">
            <text:p>0,028162417</text:p>
          </table:table-cell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float" office:value="0.0327559" calcext:value-type="float">
            <text:p>3,28E-02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0.000002698" calcext:value-type="float">
            <text:p>2,70E-06</text:p>
          </table:table-cell>
          <table:table-cell/>
          <table:table-cell table:formula="of:=[.D99]-[.G99]" office:value-type="float" office:value="0" calcext:value-type="float">
            <text:p>0</text:p>
          </table:table-cell>
          <table:table-cell table:formula="of:=[.C99]-[.F99]" office:value-type="float" office:value="0.032753202" calcext:value-type="float">
            <text:p>0,03275320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0002801" calcext:value-type="float">
            <text:p>2,80E-06</text:p>
          </table:table-cell>
          <table:table-cell/>
          <table:table-cell table:formula="of:=[.D100]-[.G100]" office:value-type="float" office:value="0" calcext:value-type="float">
            <text:p>0</text:p>
          </table:table-cell>
          <table:table-cell table:formula="of:=[.C100]-[.F100]" office:value-type="float" office:value="-0.000002801" calcext:value-type="float">
            <text:p>-0,000002801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0.0165551" calcext:value-type="float">
            <text:p>1,66E-02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0.00000437" calcext:value-type="float">
            <text:p>4,37E-06</text:p>
          </table:table-cell>
          <table:table-cell/>
          <table:table-cell table:formula="of:=[.D101]-[.G101]" office:value-type="float" office:value="0" calcext:value-type="float">
            <text:p>0</text:p>
          </table:table-cell>
          <table:table-cell table:formula="of:=[.C101]-[.F101]" office:value-type="float" office:value="0.01655073" calcext:value-type="float">
            <text:p>0,01655073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0.000004355" calcext:value-type="float">
            <text:p>4,36E-06</text:p>
          </table:table-cell>
          <table:table-cell/>
          <table:table-cell table:formula="of:=[.D102]-[.G102]" office:value-type="float" office:value="0" calcext:value-type="float">
            <text:p>0</text:p>
          </table:table-cell>
          <table:table-cell table:formula="of:=[.C102]-[.F102]" office:value-type="float" office:value="-0.000004355" calcext:value-type="float">
            <text:p>-0,000004355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0.04181" calcext:value-type="float">
            <text:p>4,18E-02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0.00000259" calcext:value-type="float">
            <text:p>2,59E-06</text:p>
          </table:table-cell>
          <table:table-cell/>
          <table:table-cell table:formula="of:=[.D103]-[.G103]" office:value-type="float" office:value="0" calcext:value-type="float">
            <text:p>0</text:p>
          </table:table-cell>
          <table:table-cell table:formula="of:=[.C103]-[.F103]" office:value-type="float" office:value="0.04180741" calcext:value-type="float">
            <text:p>0,04180741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0.000002639" calcext:value-type="float">
            <text:p>2,64E-06</text:p>
          </table:table-cell>
          <table:table-cell/>
          <table:table-cell table:formula="of:=[.D104]-[.G104]" office:value-type="float" office:value="0" calcext:value-type="float">
            <text:p>0</text:p>
          </table:table-cell>
          <table:table-cell table:formula="of:=[.C104]-[.F104]" office:value-type="float" office:value="-0.000002639" calcext:value-type="float">
            <text:p>-0,00000263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002616" calcext:value-type="float">
            <text:p>2,62E-06</text:p>
          </table:table-cell>
          <table:table-cell/>
          <table:table-cell table:formula="of:=[.D105]-[.G105]" office:value-type="float" office:value="0" calcext:value-type="float">
            <text:p>0</text:p>
          </table:table-cell>
          <table:table-cell table:formula="of:=[.C105]-[.F105]" office:value-type="float" office:value="-0.000002616" calcext:value-type="float">
            <text:p>-0,00000261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003794" calcext:value-type="float">
            <text:p>3,79E-06</text:p>
          </table:table-cell>
          <table:table-cell/>
          <table:table-cell table:formula="of:=[.D106]-[.G106]" office:value-type="float" office:value="0" calcext:value-type="float">
            <text:p>0</text:p>
          </table:table-cell>
          <table:table-cell table:formula="of:=[.C106]-[.F106]" office:value-type="float" office:value="-0.000003794" calcext:value-type="float">
            <text:p>-0,000003794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0.0335469" calcext:value-type="float">
            <text:p>3,35E-02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0.000002978" calcext:value-type="float">
            <text:p>2,98E-06</text:p>
          </table:table-cell>
          <table:table-cell/>
          <table:table-cell table:formula="of:=[.D107]-[.G107]" office:value-type="float" office:value="0" calcext:value-type="float">
            <text:p>0</text:p>
          </table:table-cell>
          <table:table-cell table:formula="of:=[.C107]-[.F107]" office:value-type="float" office:value="0.033543922" calcext:value-type="float">
            <text:p>0,03354392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5738" calcext:value-type="float">
            <text:p>1,57E-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2775" calcext:value-type="float">
            <text:p>2,78E-06</text:p>
          </table:table-cell>
          <table:table-cell/>
          <table:table-cell table:formula="of:=[.D108]-[.G108]" office:value-type="float" office:value="0" calcext:value-type="float">
            <text:p>0</text:p>
          </table:table-cell>
          <table:table-cell table:formula="of:=[.C108]-[.F108]" office:value-type="float" office:value="0.015735225" calcext:value-type="float">
            <text:p>0,015735225</text:p>
          </table:table-cell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office:value-type="float" office:value="0.0754399" calcext:value-type="float">
            <text:p>7,54E-02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0.000002684" calcext:value-type="float">
            <text:p>2,68E-06</text:p>
          </table:table-cell>
          <table:table-cell/>
          <table:table-cell table:formula="of:=[.D109]-[.G109]" office:value-type="float" office:value="0" calcext:value-type="float">
            <text:p>0</text:p>
          </table:table-cell>
          <table:table-cell table:formula="of:=[.C109]-[.F109]" office:value-type="float" office:value="0.075437216" calcext:value-type="float">
            <text:p>0,075437216</text:p>
          </table:table-cell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float" office:value="0.0649419" calcext:value-type="float">
            <text:p>6,49E-02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0.000002695" calcext:value-type="float">
            <text:p>2,70E-06</text:p>
          </table:table-cell>
          <table:table-cell/>
          <table:table-cell table:formula="of:=[.D110]-[.G110]" office:value-type="float" office:value="0" calcext:value-type="float">
            <text:p>0</text:p>
          </table:table-cell>
          <table:table-cell table:formula="of:=[.C110]-[.F110]" office:value-type="float" office:value="0.064939205" calcext:value-type="float">
            <text:p>0,064939205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.0126948" calcext:value-type="float">
            <text:p>1,27E-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000002529" calcext:value-type="float">
            <text:p>2,53E-06</text:p>
          </table:table-cell>
          <table:table-cell/>
          <table:table-cell table:formula="of:=[.D111]-[.G111]" office:value-type="float" office:value="0" calcext:value-type="float">
            <text:p>0</text:p>
          </table:table-cell>
          <table:table-cell table:formula="of:=[.C111]-[.F111]" office:value-type="float" office:value="0.012692271" calcext:value-type="float">
            <text:p>0,012692271</text:p>
          </table:table-cell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office:value-type="float" office:value="0.155799" calcext:value-type="float">
            <text:p>1,56E-01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0.000002788" calcext:value-type="float">
            <text:p>2,79E-06</text:p>
          </table:table-cell>
          <table:table-cell/>
          <table:table-cell table:formula="of:=[.D112]-[.G112]" office:value-type="float" office:value="0" calcext:value-type="float">
            <text:p>0</text:p>
          </table:table-cell>
          <table:table-cell table:formula="of:=[.C112]-[.F112]" office:value-type="float" office:value="0.155796212" calcext:value-type="float">
            <text:p>0,155796212</text:p>
          </table:table-cell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float" office:value="0.0789759" calcext:value-type="float">
            <text:p>7,90E-02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0.000003127" calcext:value-type="float">
            <text:p>3,13E-06</text:p>
          </table:table-cell>
          <table:table-cell/>
          <table:table-cell table:formula="of:=[.D113]-[.G113]" office:value-type="float" office:value="0" calcext:value-type="float">
            <text:p>0</text:p>
          </table:table-cell>
          <table:table-cell table:formula="of:=[.C113]-[.F113]" office:value-type="float" office:value="0.078972773" calcext:value-type="float">
            <text:p>0,078972773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0.0321782" calcext:value-type="float">
            <text:p>3,22E-02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00003146" calcext:value-type="float">
            <text:p>3,15E-06</text:p>
          </table:table-cell>
          <table:table-cell/>
          <table:table-cell table:formula="of:=[.D114]-[.G114]" office:value-type="float" office:value="0" calcext:value-type="float">
            <text:p>0</text:p>
          </table:table-cell>
          <table:table-cell table:formula="of:=[.C114]-[.F114]" office:value-type="float" office:value="0.032175054" calcext:value-type="float">
            <text:p>0,032175054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0.0611169" calcext:value-type="float">
            <text:p>6,11E-02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0.000002709" calcext:value-type="float">
            <text:p>2,71E-06</text:p>
          </table:table-cell>
          <table:table-cell/>
          <table:table-cell table:formula="of:=[.D115]-[.G115]" office:value-type="float" office:value="0" calcext:value-type="float">
            <text:p>0</text:p>
          </table:table-cell>
          <table:table-cell table:formula="of:=[.C115]-[.F115]" office:value-type="float" office:value="0.061114191" calcext:value-type="float">
            <text:p>0,061114191</text:p>
          </table:table-cell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office:value-type="float" office:value="0.0651481" calcext:value-type="float">
            <text:p>6,51E-02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0.000002494" calcext:value-type="float">
            <text:p>2,49E-06</text:p>
          </table:table-cell>
          <table:table-cell/>
          <table:table-cell table:formula="of:=[.D116]-[.G116]" office:value-type="float" office:value="0" calcext:value-type="float">
            <text:p>0</text:p>
          </table:table-cell>
          <table:table-cell table:formula="of:=[.C116]-[.F116]" office:value-type="float" office:value="0.065145606" calcext:value-type="float">
            <text:p>0,065145606</text:p>
          </table:table-cell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office:value-type="float" office:value="0.081614" calcext:value-type="float">
            <text:p>8,16E-02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0.000002647" calcext:value-type="float">
            <text:p>2,65E-06</text:p>
          </table:table-cell>
          <table:table-cell/>
          <table:table-cell table:formula="of:=[.D117]-[.G117]" office:value-type="float" office:value="0" calcext:value-type="float">
            <text:p>0</text:p>
          </table:table-cell>
          <table:table-cell table:formula="of:=[.C117]-[.F117]" office:value-type="float" office:value="0.081611353" calcext:value-type="float">
            <text:p>0,08161135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002598" calcext:value-type="float">
            <text:p>2,60E-06</text:p>
          </table:table-cell>
          <table:table-cell/>
          <table:table-cell table:formula="of:=[.D118]-[.G118]" office:value-type="float" office:value="0" calcext:value-type="float">
            <text:p>0</text:p>
          </table:table-cell>
          <table:table-cell table:formula="of:=[.C118]-[.F118]" office:value-type="float" office:value="-0.000002598" calcext:value-type="float">
            <text:p>-0,000002598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0.0415599" calcext:value-type="float">
            <text:p>4,16E-02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0.000004063" calcext:value-type="float">
            <text:p>4,06E-06</text:p>
          </table:table-cell>
          <table:table-cell/>
          <table:table-cell table:formula="of:=[.D119]-[.G119]" office:value-type="float" office:value="0" calcext:value-type="float">
            <text:p>0</text:p>
          </table:table-cell>
          <table:table-cell table:formula="of:=[.C119]-[.F119]" office:value-type="float" office:value="0.041555837" calcext:value-type="float">
            <text:p>0,041555837</text:p>
          </table:table-cell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office:value-type="float" office:value="0.10901" calcext:value-type="float">
            <text:p>1,09E-01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0.000002672" calcext:value-type="float">
            <text:p>2,67E-06</text:p>
          </table:table-cell>
          <table:table-cell/>
          <table:table-cell table:formula="of:=[.D120]-[.G120]" office:value-type="float" office:value="0" calcext:value-type="float">
            <text:p>0</text:p>
          </table:table-cell>
          <table:table-cell table:formula="of:=[.C120]-[.F120]" office:value-type="float" office:value="0.109007328" calcext:value-type="float">
            <text:p>0,109007328</text:p>
          </table:table-cell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float" office:value="0.0631132" calcext:value-type="float">
            <text:p>6,31E-02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0.000002812" calcext:value-type="float">
            <text:p>2,81E-06</text:p>
          </table:table-cell>
          <table:table-cell/>
          <table:table-cell table:formula="of:=[.D121]-[.G121]" office:value-type="float" office:value="0" calcext:value-type="float">
            <text:p>0</text:p>
          </table:table-cell>
          <table:table-cell table:formula="of:=[.C121]-[.F121]" office:value-type="float" office:value="0.063110388" calcext:value-type="float">
            <text:p>0,063110388</text:p>
          </table:table-cell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office:value-type="float" office:value="0.0456719" calcext:value-type="float">
            <text:p>4,57E-02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0.00000282" calcext:value-type="float">
            <text:p>2,82E-06</text:p>
          </table:table-cell>
          <table:table-cell/>
          <table:table-cell table:formula="of:=[.D122]-[.G122]" office:value-type="float" office:value="0" calcext:value-type="float">
            <text:p>0</text:p>
          </table:table-cell>
          <table:table-cell table:formula="of:=[.C122]-[.F122]" office:value-type="float" office:value="0.04566908" calcext:value-type="float">
            <text:p>0,04566908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0.0306778" calcext:value-type="float">
            <text:p>3,07E-02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0.000002684" calcext:value-type="float">
            <text:p>2,68E-06</text:p>
          </table:table-cell>
          <table:table-cell/>
          <table:table-cell table:formula="of:=[.D123]-[.G123]" office:value-type="float" office:value="0" calcext:value-type="float">
            <text:p>0</text:p>
          </table:table-cell>
          <table:table-cell table:formula="of:=[.C123]-[.F123]" office:value-type="float" office:value="0.030675116" calcext:value-type="float">
            <text:p>0,030675116</text:p>
          </table:table-cell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office:value-type="float" office:value="0.0772681" calcext:value-type="float">
            <text:p>7,73E-02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0.000002763" calcext:value-type="float">
            <text:p>2,76E-06</text:p>
          </table:table-cell>
          <table:table-cell/>
          <table:table-cell table:formula="of:=[.D124]-[.G124]" office:value-type="float" office:value="0" calcext:value-type="float">
            <text:p>0</text:p>
          </table:table-cell>
          <table:table-cell table:formula="of:=[.C124]-[.F124]" office:value-type="float" office:value="0.077265337" calcext:value-type="float">
            <text:p>0,077265337</text:p>
          </table:table-cell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office:value-type="float" office:value="0.094975" calcext:value-type="float">
            <text:p>9,50E-02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0.00000317" calcext:value-type="float">
            <text:p>3,17E-06</text:p>
          </table:table-cell>
          <table:table-cell/>
          <table:table-cell table:formula="of:=[.D125]-[.G125]" office:value-type="float" office:value="0" calcext:value-type="float">
            <text:p>0</text:p>
          </table:table-cell>
          <table:table-cell table:formula="of:=[.C125]-[.F125]" office:value-type="float" office:value="0.09497183" calcext:value-type="float">
            <text:p>0,09497183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0.0344908" calcext:value-type="float">
            <text:p>3,45E-02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0.000002635" calcext:value-type="float">
            <text:p>2,64E-06</text:p>
          </table:table-cell>
          <table:table-cell/>
          <table:table-cell table:formula="of:=[.D126]-[.G126]" office:value-type="float" office:value="0" calcext:value-type="float">
            <text:p>0</text:p>
          </table:table-cell>
          <table:table-cell table:formula="of:=[.C126]-[.F126]" office:value-type="float" office:value="0.034488165" calcext:value-type="float">
            <text:p>0,034488165</text:p>
          </table:table-cell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office:value-type="float" office:value="0.209589" calcext:value-type="float">
            <text:p>2,10E-01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0.00000293" calcext:value-type="float">
            <text:p>2,93E-06</text:p>
          </table:table-cell>
          <table:table-cell/>
          <table:table-cell table:formula="of:=[.D127]-[.G127]" office:value-type="float" office:value="0" calcext:value-type="float">
            <text:p>0</text:p>
          </table:table-cell>
          <table:table-cell table:formula="of:=[.C127]-[.F127]" office:value-type="float" office:value="0.20958607" calcext:value-type="float">
            <text:p>0,20958607</text:p>
          </table:table-cell>
        </table:table-row>
        <table:table-row table:style-name="ro1">
          <table:table-cell/>
          <table:table-cell office:value-type="float" office:value="344.93" calcext:value-type="float">
            <text:p>344,93</text:p>
          </table:table-cell>
          <table:table-cell office:value-type="float" office:value="0.154245" calcext:value-type="float">
            <text:p>1,54E-01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0.000002616" calcext:value-type="float">
            <text:p>2,62E-06</text:p>
          </table:table-cell>
          <table:table-cell/>
          <table:table-cell table:formula="of:=[.D128]-[.G128]" office:value-type="float" office:value="0" calcext:value-type="float">
            <text:p>0</text:p>
          </table:table-cell>
          <table:table-cell table:formula="of:=[.C128]-[.F128]" office:value-type="float" office:value="0.154242384" calcext:value-type="float">
            <text:p>0,15424238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0.0401201" calcext:value-type="float">
            <text:p>4,01E-02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.000002723" calcext:value-type="float">
            <text:p>2,72E-06</text:p>
          </table:table-cell>
          <table:table-cell/>
          <table:table-cell table:formula="of:=[.D129]-[.G129]" office:value-type="float" office:value="0" calcext:value-type="float">
            <text:p>0</text:p>
          </table:table-cell>
          <table:table-cell table:formula="of:=[.C129]-[.F129]" office:value-type="float" office:value="0.040117377" calcext:value-type="float">
            <text:p>0,040117377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0.214222" calcext:value-type="float">
            <text:p>2,14E-01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0.000002656" calcext:value-type="float">
            <text:p>2,66E-06</text:p>
          </table:table-cell>
          <table:table-cell/>
          <table:table-cell table:formula="of:=[.D130]-[.G130]" office:value-type="float" office:value="0" calcext:value-type="float">
            <text:p>0</text:p>
          </table:table-cell>
          <table:table-cell table:formula="of:=[.C130]-[.F130]" office:value-type="float" office:value="0.214219344" calcext:value-type="float">
            <text:p>0,214219344</text:p>
          </table:table-cell>
        </table:table-row>
        <table:table-row table:style-name="ro1">
          <table:table-cell/>
          <table:table-cell office:value-type="float" office:value="298.943" calcext:value-type="float">
            <text:p>298,943</text:p>
          </table:table-cell>
          <table:table-cell office:value-type="float" office:value="0.107417" calcext:value-type="float">
            <text:p>1,07E-01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0.000004804" calcext:value-type="float">
            <text:p>4,80E-06</text:p>
          </table:table-cell>
          <table:table-cell/>
          <table:table-cell table:formula="of:=[.D131]-[.G131]" office:value-type="float" office:value="0" calcext:value-type="float">
            <text:p>0</text:p>
          </table:table-cell>
          <table:table-cell table:formula="of:=[.C131]-[.F131]" office:value-type="float" office:value="0.107412196" calcext:value-type="float">
            <text:p>0,107412196</text:p>
          </table:table-cell>
        </table:table-row>
        <table:table-row table:style-name="ro1">
          <table:table-cell/>
          <table:table-cell office:value-type="float" office:value="154.885" calcext:value-type="float">
            <text:p>154,885</text:p>
          </table:table-cell>
          <table:table-cell office:value-type="float" office:value="0.058351" calcext:value-type="float">
            <text:p>5,84E-02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.000003418" calcext:value-type="float">
            <text:p>3,42E-06</text:p>
          </table:table-cell>
          <table:table-cell/>
          <table:table-cell table:formula="of:=[.D132]-[.G132]" office:value-type="float" office:value="0" calcext:value-type="float">
            <text:p>0</text:p>
          </table:table-cell>
          <table:table-cell table:formula="of:=[.C132]-[.F132]" office:value-type="float" office:value="0.058347582" calcext:value-type="float">
            <text:p>0,058347582</text:p>
          </table:table-cell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float" office:value="0.071218" calcext:value-type="float">
            <text:p>7,12E-02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0.000002909" calcext:value-type="float">
            <text:p>2,91E-06</text:p>
          </table:table-cell>
          <table:table-cell/>
          <table:table-cell table:formula="of:=[.D133]-[.G133]" office:value-type="float" office:value="0" calcext:value-type="float">
            <text:p>0</text:p>
          </table:table-cell>
          <table:table-cell table:formula="of:=[.C133]-[.F133]" office:value-type="float" office:value="0.071215091" calcext:value-type="float">
            <text:p>0,071215091</text:p>
          </table:table-cell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float" office:value="0.0954611" calcext:value-type="float">
            <text:p>9,55E-02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0.000002684" calcext:value-type="float">
            <text:p>2,68E-06</text:p>
          </table:table-cell>
          <table:table-cell/>
          <table:table-cell table:formula="of:=[.D134]-[.G134]" office:value-type="float" office:value="0" calcext:value-type="float">
            <text:p>0</text:p>
          </table:table-cell>
          <table:table-cell table:formula="of:=[.C134]-[.F134]" office:value-type="float" office:value="0.095458416" calcext:value-type="float">
            <text:p>0,095458416</text:p>
          </table:table-cell>
        </table:table-row>
        <table:table-row table:style-name="ro1">
          <table:table-cell/>
          <table:table-cell office:value-type="float" office:value="347.953" calcext:value-type="float">
            <text:p>347,953</text:p>
          </table:table-cell>
          <table:table-cell office:value-type="float" office:value="0.171489" calcext:value-type="float">
            <text:p>1,71E-01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0.000002498" calcext:value-type="float">
            <text:p>2,50E-06</text:p>
          </table:table-cell>
          <table:table-cell/>
          <table:table-cell table:formula="of:=[.D135]-[.G135]" office:value-type="float" office:value="0" calcext:value-type="float">
            <text:p>0</text:p>
          </table:table-cell>
          <table:table-cell table:formula="of:=[.C135]-[.F135]" office:value-type="float" office:value="0.171486502" calcext:value-type="float">
            <text:p>0,171486502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0.0398438" calcext:value-type="float">
            <text:p>3,98E-02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00002876" calcext:value-type="float">
            <text:p>2,88E-06</text:p>
          </table:table-cell>
          <table:table-cell/>
          <table:table-cell table:formula="of:=[.D136]-[.G136]" office:value-type="float" office:value="0" calcext:value-type="float">
            <text:p>0</text:p>
          </table:table-cell>
          <table:table-cell table:formula="of:=[.C136]-[.F136]" office:value-type="float" office:value="0.039840924" calcext:value-type="float">
            <text:p>0,03984092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0002716" calcext:value-type="float">
            <text:p>2,72E-06</text:p>
          </table:table-cell>
          <table:table-cell/>
          <table:table-cell table:formula="of:=[.D137]-[.G137]" office:value-type="float" office:value="0" calcext:value-type="float">
            <text:p>0</text:p>
          </table:table-cell>
          <table:table-cell table:formula="of:=[.C137]-[.F137]" office:value-type="float" office:value="-0.000002716" calcext:value-type="float">
            <text:p>-0,000002716</text:p>
          </table:table-cell>
        </table:table-row>
        <table:table-row table:style-name="ro1">
          <table:table-cell/>
          <table:table-cell office:value-type="float" office:value="599" calcext:value-type="float">
            <text:p>599</text:p>
          </table:table-cell>
          <table:table-cell office:value-type="float" office:value="0.141649" calcext:value-type="float">
            <text:p>1,42E-01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float" office:value="0.000002849" calcext:value-type="float">
            <text:p>2,85E-06</text:p>
          </table:table-cell>
          <table:table-cell/>
          <table:table-cell table:formula="of:=[.D138]-[.G138]" office:value-type="float" office:value="0" calcext:value-type="float">
            <text:p>0</text:p>
          </table:table-cell>
          <table:table-cell table:formula="of:=[.C138]-[.F138]" office:value-type="float" office:value="0.141646151" calcext:value-type="float">
            <text:p>0,141646151</text:p>
          </table:table-cell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office:value-type="float" office:value="0.0702641" calcext:value-type="float">
            <text:p>7,03E-02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0.000003443" calcext:value-type="float">
            <text:p>3,44E-06</text:p>
          </table:table-cell>
          <table:table-cell/>
          <table:table-cell table:formula="of:=[.D139]-[.G139]" office:value-type="float" office:value="0" calcext:value-type="float">
            <text:p>0</text:p>
          </table:table-cell>
          <table:table-cell table:formula="of:=[.C139]-[.F139]" office:value-type="float" office:value="0.070260657" calcext:value-type="float">
            <text:p>0,070260657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0.0771928" calcext:value-type="float">
            <text:p>7,72E-02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0.000002767" calcext:value-type="float">
            <text:p>2,77E-06</text:p>
          </table:table-cell>
          <table:table-cell/>
          <table:table-cell table:formula="of:=[.D140]-[.G140]" office:value-type="float" office:value="0" calcext:value-type="float">
            <text:p>0</text:p>
          </table:table-cell>
          <table:table-cell table:formula="of:=[.C140]-[.F140]" office:value-type="float" office:value="0.077190033" calcext:value-type="float">
            <text:p>0,077190033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0.053375" calcext:value-type="float">
            <text:p>5,34E-02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0.000002571" calcext:value-type="float">
            <text:p>2,57E-06</text:p>
          </table:table-cell>
          <table:table-cell/>
          <table:table-cell table:formula="of:=[.D141]-[.G141]" office:value-type="float" office:value="0" calcext:value-type="float">
            <text:p>0</text:p>
          </table:table-cell>
          <table:table-cell table:formula="of:=[.C141]-[.F141]" office:value-type="float" office:value="0.053372429" calcext:value-type="float">
            <text:p>0,053372429</text:p>
          </table:table-cell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office:value-type="float" office:value="0.150719" calcext:value-type="float">
            <text:p>1,51E-01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0.000002609" calcext:value-type="float">
            <text:p>2,61E-06</text:p>
          </table:table-cell>
          <table:table-cell/>
          <table:table-cell table:formula="of:=[.D142]-[.G142]" office:value-type="float" office:value="0" calcext:value-type="float">
            <text:p>0</text:p>
          </table:table-cell>
          <table:table-cell table:formula="of:=[.C142]-[.F142]" office:value-type="float" office:value="0.150716391" calcext:value-type="float">
            <text:p>0,150716391</text:p>
          </table:table-cell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float" office:value="0.121236" calcext:value-type="float">
            <text:p>1,21E-01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0.000017099" calcext:value-type="float">
            <text:p>1,71E-05</text:p>
          </table:table-cell>
          <table:table-cell/>
          <table:table-cell table:formula="of:=[.D143]-[.G143]" office:value-type="float" office:value="0" calcext:value-type="float">
            <text:p>0</text:p>
          </table:table-cell>
          <table:table-cell table:formula="of:=[.C143]-[.F143]" office:value-type="float" office:value="0.121218901" calcext:value-type="float">
            <text:p>0,12121890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0003513" calcext:value-type="float">
            <text:p>3,51E-06</text:p>
          </table:table-cell>
          <table:table-cell/>
          <table:table-cell table:formula="of:=[.D144]-[.G144]" office:value-type="float" office:value="0" calcext:value-type="float">
            <text:p>0</text:p>
          </table:table-cell>
          <table:table-cell table:formula="of:=[.C144]-[.F144]" office:value-type="float" office:value="-0.000003513" calcext:value-type="float">
            <text:p>-0,000003513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0.0404282" calcext:value-type="float">
            <text:p>4,04E-02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0.000002923" calcext:value-type="float">
            <text:p>2,92E-06</text:p>
          </table:table-cell>
          <table:table-cell/>
          <table:table-cell table:formula="of:=[.D145]-[.G145]" office:value-type="float" office:value="0" calcext:value-type="float">
            <text:p>0</text:p>
          </table:table-cell>
          <table:table-cell table:formula="of:=[.C145]-[.F145]" office:value-type="float" office:value="0.040425277" calcext:value-type="float">
            <text:p>0,040425277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0.024298" calcext:value-type="float">
            <text:p>2,43E-02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0.000002726" calcext:value-type="float">
            <text:p>2,73E-06</text:p>
          </table:table-cell>
          <table:table-cell/>
          <table:table-cell table:formula="of:=[.D146]-[.G146]" office:value-type="float" office:value="0" calcext:value-type="float">
            <text:p>0</text:p>
          </table:table-cell>
          <table:table-cell table:formula="of:=[.C146]-[.F146]" office:value-type="float" office:value="0.024295274" calcext:value-type="float">
            <text:p>0,024295274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0.0386088" calcext:value-type="float">
            <text:p>3,86E-02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0.000002908" calcext:value-type="float">
            <text:p>2,91E-06</text:p>
          </table:table-cell>
          <table:table-cell/>
          <table:table-cell table:formula="of:=[.D147]-[.G147]" office:value-type="float" office:value="0" calcext:value-type="float">
            <text:p>0</text:p>
          </table:table-cell>
          <table:table-cell table:formula="of:=[.C147]-[.F147]" office:value-type="float" office:value="0.038605892" calcext:value-type="float">
            <text:p>0,03860589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0002513" calcext:value-type="float">
            <text:p>2,51E-06</text:p>
          </table:table-cell>
          <table:table-cell/>
          <table:table-cell table:formula="of:=[.D148]-[.G148]" office:value-type="float" office:value="0" calcext:value-type="float">
            <text:p>0</text:p>
          </table:table-cell>
          <table:table-cell table:formula="of:=[.C148]-[.F148]" office:value-type="float" office:value="-0.000002513" calcext:value-type="float">
            <text:p>-0,000002513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0.0418589" calcext:value-type="float">
            <text:p>4,19E-02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0.000003982" calcext:value-type="float">
            <text:p>3,98E-06</text:p>
          </table:table-cell>
          <table:table-cell/>
          <table:table-cell table:formula="of:=[.D149]-[.G149]" office:value-type="float" office:value="0" calcext:value-type="float">
            <text:p>0</text:p>
          </table:table-cell>
          <table:table-cell table:formula="of:=[.C149]-[.F149]" office:value-type="float" office:value="0.041854918" calcext:value-type="float">
            <text:p>0,041854918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0.023278" calcext:value-type="float">
            <text:p>2,33E-02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0.000002963" calcext:value-type="float">
            <text:p>2,96E-06</text:p>
          </table:table-cell>
          <table:table-cell/>
          <table:table-cell table:formula="of:=[.D150]-[.G150]" office:value-type="float" office:value="0" calcext:value-type="float">
            <text:p>0</text:p>
          </table:table-cell>
          <table:table-cell table:formula="of:=[.C150]-[.F150]" office:value-type="float" office:value="0.023275037" calcext:value-type="float">
            <text:p>0,02327503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0.03918" calcext:value-type="float">
            <text:p>3,92E-02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0.000003305" calcext:value-type="float">
            <text:p>3,31E-06</text:p>
          </table:table-cell>
          <table:table-cell/>
          <table:table-cell table:formula="of:=[.D151]-[.G151]" office:value-type="float" office:value="0" calcext:value-type="float">
            <text:p>0</text:p>
          </table:table-cell>
          <table:table-cell table:formula="of:=[.C151]-[.F151]" office:value-type="float" office:value="0.039176695" calcext:value-type="float">
            <text:p>0,039176695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0.000004111" calcext:value-type="float">
            <text:p>4,11E-06</text:p>
          </table:table-cell>
          <table:table-cell/>
          <table:table-cell table:formula="of:=[.D152]-[.G152]" office:value-type="float" office:value="0" calcext:value-type="float">
            <text:p>0</text:p>
          </table:table-cell>
          <table:table-cell table:formula="of:=[.C152]-[.F152]" office:value-type="float" office:value="-0.000004111" calcext:value-type="float">
            <text:p>-0,000004111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0.0167601" calcext:value-type="float">
            <text:p>1,68E-02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0.000002971" calcext:value-type="float">
            <text:p>2,97E-06</text:p>
          </table:table-cell>
          <table:table-cell/>
          <table:table-cell table:formula="of:=[.D153]-[.G153]" office:value-type="float" office:value="0" calcext:value-type="float">
            <text:p>0</text:p>
          </table:table-cell>
          <table:table-cell table:formula="of:=[.C153]-[.F153]" office:value-type="float" office:value="0.016757129" calcext:value-type="float">
            <text:p>0,016757129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float" office:value="0.0323899" calcext:value-type="float">
            <text:p>3,24E-02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0.000002856" calcext:value-type="float">
            <text:p>2,86E-06</text:p>
          </table:table-cell>
          <table:table-cell/>
          <table:table-cell table:formula="of:=[.D154]-[.G154]" office:value-type="float" office:value="0" calcext:value-type="float">
            <text:p>0</text:p>
          </table:table-cell>
          <table:table-cell table:formula="of:=[.C154]-[.F154]" office:value-type="float" office:value="0.032387044" calcext:value-type="float">
            <text:p>0,032387044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0.0383999" calcext:value-type="float">
            <text:p>3,84E-0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0.000002748" calcext:value-type="float">
            <text:p>2,75E-06</text:p>
          </table:table-cell>
          <table:table-cell/>
          <table:table-cell table:formula="of:=[.D155]-[.G155]" office:value-type="float" office:value="0" calcext:value-type="float">
            <text:p>0</text:p>
          </table:table-cell>
          <table:table-cell table:formula="of:=[.C155]-[.F155]" office:value-type="float" office:value="0.038397152" calcext:value-type="float">
            <text:p>0,038397152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0.015198" calcext:value-type="float">
            <text:p>1,52E-02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000003441" calcext:value-type="float">
            <text:p>3,44E-06</text:p>
          </table:table-cell>
          <table:table-cell/>
          <table:table-cell table:formula="of:=[.D156]-[.G156]" office:value-type="float" office:value="0" calcext:value-type="float">
            <text:p>0</text:p>
          </table:table-cell>
          <table:table-cell table:formula="of:=[.C156]-[.F156]" office:value-type="float" office:value="0.015194559" calcext:value-type="float">
            <text:p>0,015194559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0.033278" calcext:value-type="float">
            <text:p>3,33E-02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0.000002899" calcext:value-type="float">
            <text:p>2,90E-06</text:p>
          </table:table-cell>
          <table:table-cell/>
          <table:table-cell table:formula="of:=[.D157]-[.G157]" office:value-type="float" office:value="0" calcext:value-type="float">
            <text:p>0</text:p>
          </table:table-cell>
          <table:table-cell table:formula="of:=[.C157]-[.F157]" office:value-type="float" office:value="0.033275101" calcext:value-type="float">
            <text:p>0,033275101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00000276" calcext:value-type="float">
            <text:p>2,76E-06</text:p>
          </table:table-cell>
          <table:table-cell/>
          <table:table-cell table:formula="of:=[.D158]-[.G158]" office:value-type="float" office:value="0" calcext:value-type="float">
            <text:p>0</text:p>
          </table:table-cell>
          <table:table-cell table:formula="of:=[.C158]-[.F158]" office:value-type="float" office:value="-0.00000276" calcext:value-type="float">
            <text:p>-0,00000276</text:p>
          </table:table-cell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office:value-type="float" office:value="0.0294681" calcext:value-type="float">
            <text:p>2,95E-02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0.000002817" calcext:value-type="float">
            <text:p>2,82E-06</text:p>
          </table:table-cell>
          <table:table-cell/>
          <table:table-cell table:formula="of:=[.D159]-[.G159]" office:value-type="float" office:value="0" calcext:value-type="float">
            <text:p>0</text:p>
          </table:table-cell>
          <table:table-cell table:formula="of:=[.C159]-[.F159]" office:value-type="float" office:value="0.029465283" calcext:value-type="float">
            <text:p>0,029465283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00002745" calcext:value-type="float">
            <text:p>2,75E-06</text:p>
          </table:table-cell>
          <table:table-cell/>
          <table:table-cell table:formula="of:=[.D160]-[.G160]" office:value-type="float" office:value="0" calcext:value-type="float">
            <text:p>0</text:p>
          </table:table-cell>
          <table:table-cell table:formula="of:=[.C160]-[.F160]" office:value-type="float" office:value="-0.000002745" calcext:value-type="float">
            <text:p>-0,000002745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0.0254641" calcext:value-type="float">
            <text:p>2,55E-02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0.000002825" calcext:value-type="float">
            <text:p>2,83E-06</text:p>
          </table:table-cell>
          <table:table-cell/>
          <table:table-cell table:formula="of:=[.D161]-[.G161]" office:value-type="float" office:value="0" calcext:value-type="float">
            <text:p>0</text:p>
          </table:table-cell>
          <table:table-cell table:formula="of:=[.C161]-[.F161]" office:value-type="float" office:value="0.025461275" calcext:value-type="float">
            <text:p>0,025461275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0.020982" calcext:value-type="float">
            <text:p>2,10E-02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0.000002965" calcext:value-type="float">
            <text:p>2,97E-06</text:p>
          </table:table-cell>
          <table:table-cell/>
          <table:table-cell table:formula="of:=[.D162]-[.G162]" office:value-type="float" office:value="0" calcext:value-type="float">
            <text:p>0</text:p>
          </table:table-cell>
          <table:table-cell table:formula="of:=[.C162]-[.F162]" office:value-type="float" office:value="0.020979035" calcext:value-type="float">
            <text:p>0,020979035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11807" calcext:value-type="float">
            <text:p>1,18E-0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000002979" calcext:value-type="float">
            <text:p>2,98E-06</text:p>
          </table:table-cell>
          <table:table-cell/>
          <table:table-cell table:formula="of:=[.D163]-[.G163]" office:value-type="float" office:value="0" calcext:value-type="float">
            <text:p>0</text:p>
          </table:table-cell>
          <table:table-cell table:formula="of:=[.C163]-[.F163]" office:value-type="float" office:value="0.011804021" calcext:value-type="float">
            <text:p>0,01180402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0003958" calcext:value-type="float">
            <text:p>3,96E-06</text:p>
          </table:table-cell>
          <table:table-cell/>
          <table:table-cell table:formula="of:=[.D164]-[.G164]" office:value-type="float" office:value="0" calcext:value-type="float">
            <text:p>0</text:p>
          </table:table-cell>
          <table:table-cell table:formula="of:=[.C164]-[.F164]" office:value-type="float" office:value="-0.000003958" calcext:value-type="float">
            <text:p>-0,000003958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0.0496221" calcext:value-type="float">
            <text:p>4,96E-02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0.000003086" calcext:value-type="float">
            <text:p>3,09E-06</text:p>
          </table:table-cell>
          <table:table-cell/>
          <table:table-cell table:formula="of:=[.D165]-[.G165]" office:value-type="float" office:value="0" calcext:value-type="float">
            <text:p>0</text:p>
          </table:table-cell>
          <table:table-cell table:formula="of:=[.C165]-[.F165]" office:value-type="float" office:value="0.049619014" calcext:value-type="float">
            <text:p>0,049619014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0.0206311" calcext:value-type="float">
            <text:p>2,06E-02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0.000002744" calcext:value-type="float">
            <text:p>2,74E-06</text:p>
          </table:table-cell>
          <table:table-cell/>
          <table:table-cell table:formula="of:=[.D166]-[.G166]" office:value-type="float" office:value="0" calcext:value-type="float">
            <text:p>0</text:p>
          </table:table-cell>
          <table:table-cell table:formula="of:=[.C166]-[.F166]" office:value-type="float" office:value="0.020628356" calcext:value-type="float">
            <text:p>0,020628356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0.021112" calcext:value-type="float">
            <text:p>2,11E-02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0.000003239" calcext:value-type="float">
            <text:p>3,24E-06</text:p>
          </table:table-cell>
          <table:table-cell/>
          <table:table-cell table:formula="of:=[.D167]-[.G167]" office:value-type="float" office:value="0" calcext:value-type="float">
            <text:p>0</text:p>
          </table:table-cell>
          <table:table-cell table:formula="of:=[.C167]-[.F167]" office:value-type="float" office:value="0.021108761" calcext:value-type="float">
            <text:p>0,021108761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0.000003242" calcext:value-type="float">
            <text:p>3,24E-06</text:p>
          </table:table-cell>
          <table:table-cell/>
          <table:table-cell table:formula="of:=[.D168]-[.G168]" office:value-type="float" office:value="0" calcext:value-type="float">
            <text:p>0</text:p>
          </table:table-cell>
          <table:table-cell table:formula="of:=[.C168]-[.F168]" office:value-type="float" office:value="-0.000003242" calcext:value-type="float">
            <text:p>-0,000003242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float" office:value="0.027086" calcext:value-type="float">
            <text:p>2,71E-02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0.000003859" calcext:value-type="float">
            <text:p>3,86E-06</text:p>
          </table:table-cell>
          <table:table-cell/>
          <table:table-cell table:formula="of:=[.D169]-[.G169]" office:value-type="float" office:value="0" calcext:value-type="float">
            <text:p>0</text:p>
          </table:table-cell>
          <table:table-cell table:formula="of:=[.C169]-[.F169]" office:value-type="float" office:value="0.027082141" calcext:value-type="float">
            <text:p>0,027082141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.000003024" calcext:value-type="float">
            <text:p>3,02E-06</text:p>
          </table:table-cell>
          <table:table-cell/>
          <table:table-cell table:formula="of:=[.D170]-[.G170]" office:value-type="float" office:value="0" calcext:value-type="float">
            <text:p>0</text:p>
          </table:table-cell>
          <table:table-cell table:formula="of:=[.C170]-[.F170]" office:value-type="float" office:value="-0.000003024" calcext:value-type="float">
            <text:p>-0,000003024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0.105772" calcext:value-type="float">
            <text:p>1,06E-01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0.000002919" calcext:value-type="float">
            <text:p>2,92E-06</text:p>
          </table:table-cell>
          <table:table-cell/>
          <table:table-cell table:formula="of:=[.D171]-[.G171]" office:value-type="float" office:value="0" calcext:value-type="float">
            <text:p>0</text:p>
          </table:table-cell>
          <table:table-cell table:formula="of:=[.C171]-[.F171]" office:value-type="float" office:value="0.105769081" calcext:value-type="float">
            <text:p>0,10576908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93516" calcext:value-type="float">
            <text:p>1,94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6659" calcext:value-type="float">
            <text:p>6,66E-06</text:p>
          </table:table-cell>
          <table:table-cell/>
          <table:table-cell table:formula="of:=[.D172]-[.G172]" office:value-type="float" office:value="0" calcext:value-type="float">
            <text:p>0</text:p>
          </table:table-cell>
          <table:table-cell table:formula="of:=[.C172]-[.F172]" office:value-type="float" office:value="0.193509341" calcext:value-type="float">
            <text:p>0,19350934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20628" calcext:value-type="float">
            <text:p>1,21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718" calcext:value-type="float">
            <text:p>7,18E-06</text:p>
          </table:table-cell>
          <table:table-cell/>
          <table:table-cell table:formula="of:=[.D173]-[.G173]" office:value-type="float" office:value="0" calcext:value-type="float">
            <text:p>0</text:p>
          </table:table-cell>
          <table:table-cell table:formula="of:=[.C173]-[.F173]" office:value-type="float" office:value="0.12062082" calcext:value-type="float">
            <text:p>0,1206208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10432" calcext:value-type="float">
            <text:p>1,10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798" calcext:value-type="float">
            <text:p>4,80E-06</text:p>
          </table:table-cell>
          <table:table-cell/>
          <table:table-cell table:formula="of:=[.D174]-[.G174]" office:value-type="float" office:value="0" calcext:value-type="float">
            <text:p>0</text:p>
          </table:table-cell>
          <table:table-cell table:formula="of:=[.C174]-[.F174]" office:value-type="float" office:value="0.110427202" calcext:value-type="float">
            <text:p>0,11042720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09524" calcext:value-type="float">
            <text:p>1,10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118" calcext:value-type="float">
            <text:p>4,12E-06</text:p>
          </table:table-cell>
          <table:table-cell/>
          <table:table-cell table:formula="of:=[.D175]-[.G175]" office:value-type="float" office:value="0" calcext:value-type="float">
            <text:p>0</text:p>
          </table:table-cell>
          <table:table-cell table:formula="of:=[.C175]-[.F175]" office:value-type="float" office:value="0.109519882" calcext:value-type="float">
            <text:p>0,10951988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13549" calcext:value-type="float">
            <text:p>1,14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243" calcext:value-type="float">
            <text:p>4,24E-06</text:p>
          </table:table-cell>
          <table:table-cell/>
          <table:table-cell table:formula="of:=[.D176]-[.G176]" office:value-type="float" office:value="0" calcext:value-type="float">
            <text:p>0</text:p>
          </table:table-cell>
          <table:table-cell table:formula="of:=[.C176]-[.F176]" office:value-type="float" office:value="0.113544757" calcext:value-type="float">
            <text:p>0,11354475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33587" calcext:value-type="float">
            <text:p>1,34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018" calcext:value-type="float">
            <text:p>4,02E-06</text:p>
          </table:table-cell>
          <table:table-cell/>
          <table:table-cell table:formula="of:=[.D177]-[.G177]" office:value-type="float" office:value="0" calcext:value-type="float">
            <text:p>0</text:p>
          </table:table-cell>
          <table:table-cell table:formula="of:=[.C177]-[.F177]" office:value-type="float" office:value="0.133582982" calcext:value-type="float">
            <text:p>0,13358298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92978" calcext:value-type="float">
            <text:p>9,30E-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5448" calcext:value-type="float">
            <text:p>5,45E-06</text:p>
          </table:table-cell>
          <table:table-cell/>
          <table:table-cell table:formula="of:=[.D178]-[.G178]" office:value-type="float" office:value="0" calcext:value-type="float">
            <text:p>0</text:p>
          </table:table-cell>
          <table:table-cell table:formula="of:=[.C178]-[.F178]" office:value-type="float" office:value="0.092972552" calcext:value-type="float">
            <text:p>0,09297255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14011" calcext:value-type="float">
            <text:p>1,14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3914" calcext:value-type="float">
            <text:p>3,91E-06</text:p>
          </table:table-cell>
          <table:table-cell/>
          <table:table-cell table:formula="of:=[.D179]-[.G179]" office:value-type="float" office:value="0" calcext:value-type="float">
            <text:p>0</text:p>
          </table:table-cell>
          <table:table-cell table:formula="of:=[.C179]-[.F179]" office:value-type="float" office:value="0.114007086" calcext:value-type="float">
            <text:p>0,11400708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815911" calcext:value-type="float">
            <text:p>8,16E-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3955" calcext:value-type="float">
            <text:p>3,96E-06</text:p>
          </table:table-cell>
          <table:table-cell/>
          <table:table-cell table:formula="of:=[.D180]-[.G180]" office:value-type="float" office:value="0" calcext:value-type="float">
            <text:p>0</text:p>
          </table:table-cell>
          <table:table-cell table:formula="of:=[.C180]-[.F180]" office:value-type="float" office:value="0.081587145" calcext:value-type="float">
            <text:p>0,08158714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885081" calcext:value-type="float">
            <text:p>8,85E-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556" calcext:value-type="float">
            <text:p>4,56E-06</text:p>
          </table:table-cell>
          <table:table-cell/>
          <table:table-cell table:formula="of:=[.D181]-[.G181]" office:value-type="float" office:value="0" calcext:value-type="float">
            <text:p>0</text:p>
          </table:table-cell>
          <table:table-cell table:formula="of:=[.C181]-[.F181]" office:value-type="float" office:value="0.088503544" calcext:value-type="float">
            <text:p>0,08850354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767179" calcext:value-type="float">
            <text:p>7,67E-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774" calcext:value-type="float">
            <text:p>4,77E-06</text:p>
          </table:table-cell>
          <table:table-cell/>
          <table:table-cell table:formula="of:=[.D182]-[.G182]" office:value-type="float" office:value="0" calcext:value-type="float">
            <text:p>0</text:p>
          </table:table-cell>
          <table:table-cell table:formula="of:=[.C182]-[.F182]" office:value-type="float" office:value="0.076713126" calcext:value-type="float">
            <text:p>0,07671312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34258" calcext:value-type="float">
            <text:p>1,34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427" calcext:value-type="float">
            <text:p>4,43E-06</text:p>
          </table:table-cell>
          <table:table-cell/>
          <table:table-cell table:formula="of:=[.D183]-[.G183]" office:value-type="float" office:value="0" calcext:value-type="float">
            <text:p>0</text:p>
          </table:table-cell>
          <table:table-cell table:formula="of:=[.C183]-[.F183]" office:value-type="float" office:value="0.134253573" calcext:value-type="float">
            <text:p>0,13425357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16015" calcext:value-type="float">
            <text:p>1,16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5386" calcext:value-type="float">
            <text:p>5,39E-06</text:p>
          </table:table-cell>
          <table:table-cell/>
          <table:table-cell table:formula="of:=[.D184]-[.G184]" office:value-type="float" office:value="0" calcext:value-type="float">
            <text:p>0</text:p>
          </table:table-cell>
          <table:table-cell table:formula="of:=[.C184]-[.F184]" office:value-type="float" office:value="0.116009614" calcext:value-type="float">
            <text:p>0,11600961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95248" calcext:value-type="float">
            <text:p>1,95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944" calcext:value-type="float">
            <text:p>4,94E-06</text:p>
          </table:table-cell>
          <table:table-cell/>
          <table:table-cell table:formula="of:=[.D185]-[.G185]" office:value-type="float" office:value="0" calcext:value-type="float">
            <text:p>0</text:p>
          </table:table-cell>
          <table:table-cell table:formula="of:=[.C185]-[.F185]" office:value-type="float" office:value="0.195243056" calcext:value-type="float">
            <text:p>0,19524305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39306" calcext:value-type="float">
            <text:p>1,39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86" calcext:value-type="float">
            <text:p>4,86E-06</text:p>
          </table:table-cell>
          <table:table-cell/>
          <table:table-cell table:formula="of:=[.D186]-[.G186]" office:value-type="float" office:value="0" calcext:value-type="float">
            <text:p>0</text:p>
          </table:table-cell>
          <table:table-cell table:formula="of:=[.C186]-[.F186]" office:value-type="float" office:value="0.13930114" calcext:value-type="float">
            <text:p>0,1393011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98294" calcext:value-type="float">
            <text:p>9,83E-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5445" calcext:value-type="float">
            <text:p>5,45E-06</text:p>
          </table:table-cell>
          <table:table-cell/>
          <table:table-cell table:formula="of:=[.D187]-[.G187]" office:value-type="float" office:value="0" calcext:value-type="float">
            <text:p>0</text:p>
          </table:table-cell>
          <table:table-cell table:formula="of:=[.C187]-[.F187]" office:value-type="float" office:value="0.098288555" calcext:value-type="float">
            <text:p>0,09828855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822749" calcext:value-type="float">
            <text:p>8,23E-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5886" calcext:value-type="float">
            <text:p>5,89E-06</text:p>
          </table:table-cell>
          <table:table-cell/>
          <table:table-cell table:formula="of:=[.D188]-[.G188]" office:value-type="float" office:value="0" calcext:value-type="float">
            <text:p>0</text:p>
          </table:table-cell>
          <table:table-cell table:formula="of:=[.C188]-[.F188]" office:value-type="float" office:value="0.082269014" calcext:value-type="float">
            <text:p>0,08226901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04012" calcext:value-type="float">
            <text:p>1,04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5666" calcext:value-type="float">
            <text:p>5,67E-06</text:p>
          </table:table-cell>
          <table:table-cell/>
          <table:table-cell table:formula="of:=[.D189]-[.G189]" office:value-type="float" office:value="0" calcext:value-type="float">
            <text:p>0</text:p>
          </table:table-cell>
          <table:table-cell table:formula="of:=[.C189]-[.F189]" office:value-type="float" office:value="0.104006334" calcext:value-type="float">
            <text:p>0,10400633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50089" calcext:value-type="float">
            <text:p>1,50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937" calcext:value-type="float">
            <text:p>4,94E-06</text:p>
          </table:table-cell>
          <table:table-cell/>
          <table:table-cell table:formula="of:=[.D190]-[.G190]" office:value-type="float" office:value="0" calcext:value-type="float">
            <text:p>0</text:p>
          </table:table-cell>
          <table:table-cell table:formula="of:=[.C190]-[.F190]" office:value-type="float" office:value="0.150084063" calcext:value-type="float">
            <text:p>0,15008406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921779" calcext:value-type="float">
            <text:p>9,22E-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8546" calcext:value-type="float">
            <text:p>8,55E-06</text:p>
          </table:table-cell>
          <table:table-cell/>
          <table:table-cell table:formula="of:=[.D191]-[.G191]" office:value-type="float" office:value="0" calcext:value-type="float">
            <text:p>0</text:p>
          </table:table-cell>
          <table:table-cell table:formula="of:=[.C191]-[.F191]" office:value-type="float" office:value="0.092169354" calcext:value-type="float">
            <text:p>0,09216935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55856" calcext:value-type="float">
            <text:p>1,56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5643" calcext:value-type="float">
            <text:p>5,64E-06</text:p>
          </table:table-cell>
          <table:table-cell/>
          <table:table-cell table:formula="of:=[.D192]-[.G192]" office:value-type="float" office:value="0" calcext:value-type="float">
            <text:p>0</text:p>
          </table:table-cell>
          <table:table-cell table:formula="of:=[.C192]-[.F192]" office:value-type="float" office:value="0.155850357" calcext:value-type="float">
            <text:p>0,15585035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920069" calcext:value-type="float">
            <text:p>9,20E-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5468" calcext:value-type="float">
            <text:p>5,47E-06</text:p>
          </table:table-cell>
          <table:table-cell/>
          <table:table-cell table:formula="of:=[.D193]-[.G193]" office:value-type="float" office:value="0" calcext:value-type="float">
            <text:p>0</text:p>
          </table:table-cell>
          <table:table-cell table:formula="of:=[.C193]-[.F193]" office:value-type="float" office:value="0.092001432" calcext:value-type="float">
            <text:p>0,09200143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916269" calcext:value-type="float">
            <text:p>9,16E-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643" calcext:value-type="float">
            <text:p>4,64E-06</text:p>
          </table:table-cell>
          <table:table-cell/>
          <table:table-cell table:formula="of:=[.D194]-[.G194]" office:value-type="float" office:value="0" calcext:value-type="float">
            <text:p>0</text:p>
          </table:table-cell>
          <table:table-cell table:formula="of:=[.C194]-[.F194]" office:value-type="float" office:value="0.091622257" calcext:value-type="float">
            <text:p>0,09162225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10494" calcext:value-type="float">
            <text:p>1,10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824" calcext:value-type="float">
            <text:p>4,82E-06</text:p>
          </table:table-cell>
          <table:table-cell/>
          <table:table-cell table:formula="of:=[.D195]-[.G195]" office:value-type="float" office:value="0" calcext:value-type="float">
            <text:p>0</text:p>
          </table:table-cell>
          <table:table-cell table:formula="of:=[.C195]-[.F195]" office:value-type="float" office:value="0.110489176" calcext:value-type="float">
            <text:p>0,11048917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11842" calcext:value-type="float">
            <text:p>1,12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662" calcext:value-type="float">
            <text:p>4,66E-06</text:p>
          </table:table-cell>
          <table:table-cell/>
          <table:table-cell table:formula="of:=[.D196]-[.G196]" office:value-type="float" office:value="0" calcext:value-type="float">
            <text:p>0</text:p>
          </table:table-cell>
          <table:table-cell table:formula="of:=[.C196]-[.F196]" office:value-type="float" office:value="0.111837338" calcext:value-type="float">
            <text:p>0,11183733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07649" calcext:value-type="float">
            <text:p>1,08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886" calcext:value-type="float">
            <text:p>4,89E-06</text:p>
          </table:table-cell>
          <table:table-cell/>
          <table:table-cell table:formula="of:=[.D197]-[.G197]" office:value-type="float" office:value="0" calcext:value-type="float">
            <text:p>0</text:p>
          </table:table-cell>
          <table:table-cell table:formula="of:=[.C197]-[.F197]" office:value-type="float" office:value="0.107644114" calcext:value-type="float">
            <text:p>0,10764411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05836" calcext:value-type="float">
            <text:p>1,06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449" calcext:value-type="float">
            <text:p>4,45E-06</text:p>
          </table:table-cell>
          <table:table-cell/>
          <table:table-cell table:formula="of:=[.D198]-[.G198]" office:value-type="float" office:value="0" calcext:value-type="float">
            <text:p>0</text:p>
          </table:table-cell>
          <table:table-cell table:formula="of:=[.C198]-[.F198]" office:value-type="float" office:value="0.105831551" calcext:value-type="float">
            <text:p>0,10583155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745699" calcext:value-type="float">
            <text:p>7,46E-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18387" calcext:value-type="float">
            <text:p>1,84E-05</text:p>
          </table:table-cell>
          <table:table-cell/>
          <table:table-cell table:formula="of:=[.D199]-[.G199]" office:value-type="float" office:value="0" calcext:value-type="float">
            <text:p>0</text:p>
          </table:table-cell>
          <table:table-cell table:formula="of:=[.C199]-[.F199]" office:value-type="float" office:value="0.074551513" calcext:value-type="float">
            <text:p>0,07455151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13568" calcext:value-type="float">
            <text:p>1,14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686" calcext:value-type="float">
            <text:p>4,69E-06</text:p>
          </table:table-cell>
          <table:table-cell/>
          <table:table-cell table:formula="of:=[.D200]-[.G200]" office:value-type="float" office:value="0" calcext:value-type="float">
            <text:p>0</text:p>
          </table:table-cell>
          <table:table-cell table:formula="of:=[.C200]-[.F200]" office:value-type="float" office:value="0.113563314" calcext:value-type="float">
            <text:p>0,11356331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796659" calcext:value-type="float">
            <text:p>7,97E-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683" calcext:value-type="float">
            <text:p>4,68E-06</text:p>
          </table:table-cell>
          <table:table-cell/>
          <table:table-cell table:formula="of:=[.D201]-[.G201]" office:value-type="float" office:value="0" calcext:value-type="float">
            <text:p>0</text:p>
          </table:table-cell>
          <table:table-cell table:formula="of:=[.C201]-[.F201]" office:value-type="float" office:value="0.079661217" calcext:value-type="float">
            <text:p>0,07966121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70998" calcext:value-type="float">
            <text:p>7,10E-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64" calcext:value-type="float">
            <text:p>6,40E-06</text:p>
          </table:table-cell>
          <table:table-cell/>
          <table:table-cell table:formula="of:=[.D202]-[.G202]" office:value-type="float" office:value="0" calcext:value-type="float">
            <text:p>0</text:p>
          </table:table-cell>
          <table:table-cell table:formula="of:=[.C202]-[.F202]" office:value-type="float" office:value="0.0709916" calcext:value-type="float">
            <text:p>0,070991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670302" calcext:value-type="float">
            <text:p>6,70E-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71" calcext:value-type="float">
            <text:p>4,71E-06</text:p>
          </table:table-cell>
          <table:table-cell/>
          <table:table-cell table:formula="of:=[.D203]-[.G203]" office:value-type="float" office:value="0" calcext:value-type="float">
            <text:p>0</text:p>
          </table:table-cell>
          <table:table-cell table:formula="of:=[.C203]-[.F203]" office:value-type="float" office:value="0.06702549" calcext:value-type="float">
            <text:p>0,0670254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79668" calcext:value-type="float">
            <text:p>7,97E-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889" calcext:value-type="float">
            <text:p>4,89E-06</text:p>
          </table:table-cell>
          <table:table-cell/>
          <table:table-cell table:formula="of:=[.D204]-[.G204]" office:value-type="float" office:value="0" calcext:value-type="float">
            <text:p>0</text:p>
          </table:table-cell>
          <table:table-cell table:formula="of:=[.C204]-[.F204]" office:value-type="float" office:value="0.079663111" calcext:value-type="float">
            <text:p>0,07966311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2168" calcext:value-type="float">
            <text:p>1,22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5146" calcext:value-type="float">
            <text:p>5,15E-06</text:p>
          </table:table-cell>
          <table:table-cell/>
          <table:table-cell table:formula="of:=[.D205]-[.G205]" office:value-type="float" office:value="0" calcext:value-type="float">
            <text:p>0</text:p>
          </table:table-cell>
          <table:table-cell table:formula="of:=[.C205]-[.F205]" office:value-type="float" office:value="0.121674854" calcext:value-type="float">
            <text:p>0,12167485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88243" calcext:value-type="float">
            <text:p>8,82E-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7242" calcext:value-type="float">
            <text:p>7,24E-06</text:p>
          </table:table-cell>
          <table:table-cell/>
          <table:table-cell table:formula="of:=[.D206]-[.G206]" office:value-type="float" office:value="0" calcext:value-type="float">
            <text:p>0</text:p>
          </table:table-cell>
          <table:table-cell table:formula="of:=[.C206]-[.F206]" office:value-type="float" office:value="0.088235758" calcext:value-type="float">
            <text:p>0,08823575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14638" calcext:value-type="float">
            <text:p>1,15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5343" calcext:value-type="float">
            <text:p>5,34E-06</text:p>
          </table:table-cell>
          <table:table-cell/>
          <table:table-cell table:formula="of:=[.D207]-[.G207]" office:value-type="float" office:value="0" calcext:value-type="float">
            <text:p>0</text:p>
          </table:table-cell>
          <table:table-cell table:formula="of:=[.C207]-[.F207]" office:value-type="float" office:value="0.114632657" calcext:value-type="float">
            <text:p>0,11463265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01799" calcext:value-type="float">
            <text:p>1,02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659" calcext:value-type="float">
            <text:p>4,66E-06</text:p>
          </table:table-cell>
          <table:table-cell/>
          <table:table-cell table:formula="of:=[.D208]-[.G208]" office:value-type="float" office:value="0" calcext:value-type="float">
            <text:p>0</text:p>
          </table:table-cell>
          <table:table-cell table:formula="of:=[.C208]-[.F208]" office:value-type="float" office:value="0.101794341" calcext:value-type="float">
            <text:p>0,10179434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696189" calcext:value-type="float">
            <text:p>6,96E-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713" calcext:value-type="float">
            <text:p>4,71E-06</text:p>
          </table:table-cell>
          <table:table-cell/>
          <table:table-cell table:formula="of:=[.D209]-[.G209]" office:value-type="float" office:value="0" calcext:value-type="float">
            <text:p>0</text:p>
          </table:table-cell>
          <table:table-cell table:formula="of:=[.C209]-[.F209]" office:value-type="float" office:value="0.069614187" calcext:value-type="float">
            <text:p>0,06961418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788171" calcext:value-type="float">
            <text:p>7,88E-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933" calcext:value-type="float">
            <text:p>4,93E-06</text:p>
          </table:table-cell>
          <table:table-cell/>
          <table:table-cell table:formula="of:=[.D210]-[.G210]" office:value-type="float" office:value="0" calcext:value-type="float">
            <text:p>0</text:p>
          </table:table-cell>
          <table:table-cell table:formula="of:=[.C210]-[.F210]" office:value-type="float" office:value="0.078812167" calcext:value-type="float">
            <text:p>0,07881216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28394" calcext:value-type="float">
            <text:p>1,28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6305" calcext:value-type="float">
            <text:p>6,31E-06</text:p>
          </table:table-cell>
          <table:table-cell/>
          <table:table-cell table:formula="of:=[.D211]-[.G211]" office:value-type="float" office:value="0" calcext:value-type="float">
            <text:p>0</text:p>
          </table:table-cell>
          <table:table-cell table:formula="of:=[.C211]-[.F211]" office:value-type="float" office:value="0.128387695" calcext:value-type="float">
            <text:p>0,12838769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12417" calcext:value-type="float">
            <text:p>1,12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7127" calcext:value-type="float">
            <text:p>7,13E-06</text:p>
          </table:table-cell>
          <table:table-cell/>
          <table:table-cell table:formula="of:=[.D212]-[.G212]" office:value-type="float" office:value="0" calcext:value-type="float">
            <text:p>0</text:p>
          </table:table-cell>
          <table:table-cell table:formula="of:=[.C212]-[.F212]" office:value-type="float" office:value="0.112409873" calcext:value-type="float">
            <text:p>0,112409873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563105" calcext:value-type="float">
            <text:p>5,63E-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7575" calcext:value-type="float">
            <text:p>7,58E-06</text:p>
          </table:table-cell>
          <table:table-cell/>
          <table:table-cell table:formula="of:=[.D213]-[.G213]" office:value-type="float" office:value="0" calcext:value-type="float">
            <text:p>0</text:p>
          </table:table-cell>
          <table:table-cell table:formula="of:=[.C213]-[.F213]" office:value-type="float" office:value="0.563097425" calcext:value-type="float">
            <text:p>0,56309742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747857" calcext:value-type="float">
            <text:p>7,48E-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7582" calcext:value-type="float">
            <text:p>7,58E-06</text:p>
          </table:table-cell>
          <table:table-cell/>
          <table:table-cell table:formula="of:=[.D214]-[.G214]" office:value-type="float" office:value="0" calcext:value-type="float">
            <text:p>0</text:p>
          </table:table-cell>
          <table:table-cell table:formula="of:=[.C214]-[.F214]" office:value-type="float" office:value="0.747849418" calcext:value-type="float">
            <text:p>0,74784941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628675" calcext:value-type="float">
            <text:p>6,29E-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8758" calcext:value-type="float">
            <text:p>8,76E-06</text:p>
          </table:table-cell>
          <table:table-cell/>
          <table:table-cell table:formula="of:=[.D215]-[.G215]" office:value-type="float" office:value="0" calcext:value-type="float">
            <text:p>0</text:p>
          </table:table-cell>
          <table:table-cell table:formula="of:=[.C215]-[.F215]" office:value-type="float" office:value="0.628666242" calcext:value-type="float">
            <text:p>0,62866624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513928" calcext:value-type="float">
            <text:p>5,14E-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8196" calcext:value-type="float">
            <text:p>8,20E-06</text:p>
          </table:table-cell>
          <table:table-cell/>
          <table:table-cell table:formula="of:=[.D216]-[.G216]" office:value-type="float" office:value="0" calcext:value-type="float">
            <text:p>0</text:p>
          </table:table-cell>
          <table:table-cell table:formula="of:=[.C216]-[.F216]" office:value-type="float" office:value="0.513919804" calcext:value-type="float">
            <text:p>0,513919804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38126" calcext:value-type="float">
            <text:p>3,81E-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8041" calcext:value-type="float">
            <text:p>8,04E-06</text:p>
          </table:table-cell>
          <table:table-cell/>
          <table:table-cell table:formula="of:=[.D217]-[.G217]" office:value-type="float" office:value="0" calcext:value-type="float">
            <text:p>0</text:p>
          </table:table-cell>
          <table:table-cell table:formula="of:=[.C217]-[.F217]" office:value-type="float" office:value="0.381251959" calcext:value-type="float">
            <text:p>0,38125195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875045" calcext:value-type="float">
            <text:p>8,75E-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7954" calcext:value-type="float">
            <text:p>7,95E-06</text:p>
          </table:table-cell>
          <table:table-cell/>
          <table:table-cell table:formula="of:=[.D218]-[.G218]" office:value-type="float" office:value="0" calcext:value-type="float">
            <text:p>0</text:p>
          </table:table-cell>
          <table:table-cell table:formula="of:=[.C218]-[.F218]" office:value-type="float" office:value="0.875037046" calcext:value-type="float">
            <text:p>0,875037046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843447" calcext:value-type="float">
            <text:p>8,43E-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801" calcext:value-type="float">
            <text:p>8,01E-06</text:p>
          </table:table-cell>
          <table:table-cell/>
          <table:table-cell table:formula="of:=[.D219]-[.G219]" office:value-type="float" office:value="0" calcext:value-type="float">
            <text:p>0</text:p>
          </table:table-cell>
          <table:table-cell table:formula="of:=[.C219]-[.F219]" office:value-type="float" office:value="0.84343899" calcext:value-type="float">
            <text:p>0,8434389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628007" calcext:value-type="float">
            <text:p>6,28E-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0347" calcext:value-type="float">
            <text:p>1,03E-05</text:p>
          </table:table-cell>
          <table:table-cell/>
          <table:table-cell table:formula="of:=[.D220]-[.G220]" office:value-type="float" office:value="0" calcext:value-type="float">
            <text:p>0</text:p>
          </table:table-cell>
          <table:table-cell table:formula="of:=[.C220]-[.F220]" office:value-type="float" office:value="0.627996653" calcext:value-type="float">
            <text:p>0,627996653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52893" calcext:value-type="float">
            <text:p>5,29E-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034" calcext:value-type="float">
            <text:p>1,03E-05</text:p>
          </table:table-cell>
          <table:table-cell/>
          <table:table-cell table:formula="of:=[.D221]-[.G221]" office:value-type="float" office:value="0" calcext:value-type="float">
            <text:p>0</text:p>
          </table:table-cell>
          <table:table-cell table:formula="of:=[.C221]-[.F221]" office:value-type="float" office:value="0.52891966" calcext:value-type="float">
            <text:p>0,52891966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744916" calcext:value-type="float">
            <text:p>7,45E-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0256" calcext:value-type="float">
            <text:p>1,03E-05</text:p>
          </table:table-cell>
          <table:table-cell/>
          <table:table-cell table:formula="of:=[.D222]-[.G222]" office:value-type="float" office:value="0" calcext:value-type="float">
            <text:p>0</text:p>
          </table:table-cell>
          <table:table-cell table:formula="of:=[.C222]-[.F222]" office:value-type="float" office:value="0.744905744" calcext:value-type="float">
            <text:p>0,744905744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590251" calcext:value-type="float">
            <text:p>5,90E-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145" calcext:value-type="float">
            <text:p>1,15E-05</text:p>
          </table:table-cell>
          <table:table-cell/>
          <table:table-cell table:formula="of:=[.D223]-[.G223]" office:value-type="float" office:value="0" calcext:value-type="float">
            <text:p>0</text:p>
          </table:table-cell>
          <table:table-cell table:formula="of:=[.C223]-[.F223]" office:value-type="float" office:value="0.59023955" calcext:value-type="float">
            <text:p>0,5902395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679781" calcext:value-type="float">
            <text:p>6,80E-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5511" calcext:value-type="float">
            <text:p>5,51E-06</text:p>
          </table:table-cell>
          <table:table-cell/>
          <table:table-cell table:formula="of:=[.D224]-[.G224]" office:value-type="float" office:value="0" calcext:value-type="float">
            <text:p>0</text:p>
          </table:table-cell>
          <table:table-cell table:formula="of:=[.C224]-[.F224]" office:value-type="float" office:value="0.679775489" calcext:value-type="float">
            <text:p>0,67977548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624951" calcext:value-type="float">
            <text:p>6,25E-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1198" calcext:value-type="float">
            <text:p>1,12E-05</text:p>
          </table:table-cell>
          <table:table-cell/>
          <table:table-cell table:formula="of:=[.D225]-[.G225]" office:value-type="float" office:value="0" calcext:value-type="float">
            <text:p>0</text:p>
          </table:table-cell>
          <table:table-cell table:formula="of:=[.C225]-[.F225]" office:value-type="float" office:value="0.624939802" calcext:value-type="float">
            <text:p>0,62493980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805058" calcext:value-type="float">
            <text:p>8,05E-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1439" calcext:value-type="float">
            <text:p>1,14E-05</text:p>
          </table:table-cell>
          <table:table-cell/>
          <table:table-cell table:formula="of:=[.D226]-[.G226]" office:value-type="float" office:value="0" calcext:value-type="float">
            <text:p>0</text:p>
          </table:table-cell>
          <table:table-cell table:formula="of:=[.C226]-[.F226]" office:value-type="float" office:value="0.805046561" calcext:value-type="float">
            <text:p>0,805046561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506079" calcext:value-type="float">
            <text:p>5,06E-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0645" calcext:value-type="float">
            <text:p>1,06E-05</text:p>
          </table:table-cell>
          <table:table-cell/>
          <table:table-cell table:formula="of:=[.D227]-[.G227]" office:value-type="float" office:value="0" calcext:value-type="float">
            <text:p>0</text:p>
          </table:table-cell>
          <table:table-cell table:formula="of:=[.C227]-[.F227]" office:value-type="float" office:value="0.506068355" calcext:value-type="float">
            <text:p>0,50606835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950597" calcext:value-type="float">
            <text:p>9,51E-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1545" calcext:value-type="float">
            <text:p>1,15E-05</text:p>
          </table:table-cell>
          <table:table-cell/>
          <table:table-cell table:formula="of:=[.D228]-[.G228]" office:value-type="float" office:value="0" calcext:value-type="float">
            <text:p>0</text:p>
          </table:table-cell>
          <table:table-cell table:formula="of:=[.C228]-[.F228]" office:value-type="float" office:value="0.950585455" calcext:value-type="float">
            <text:p>0,95058545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654214" calcext:value-type="float">
            <text:p>6,54E-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1153" calcext:value-type="float">
            <text:p>1,12E-05</text:p>
          </table:table-cell>
          <table:table-cell/>
          <table:table-cell table:formula="of:=[.D229]-[.G229]" office:value-type="float" office:value="0" calcext:value-type="float">
            <text:p>0</text:p>
          </table:table-cell>
          <table:table-cell table:formula="of:=[.C229]-[.F229]" office:value-type="float" office:value="0.654202847" calcext:value-type="float">
            <text:p>0,654202847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520663" calcext:value-type="float">
            <text:p>5,21E-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0829" calcext:value-type="float">
            <text:p>1,08E-05</text:p>
          </table:table-cell>
          <table:table-cell/>
          <table:table-cell table:formula="of:=[.D230]-[.G230]" office:value-type="float" office:value="0" calcext:value-type="float">
            <text:p>0</text:p>
          </table:table-cell>
          <table:table-cell table:formula="of:=[.C230]-[.F230]" office:value-type="float" office:value="0.520652171" calcext:value-type="float">
            <text:p>0,520652171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923123" calcext:value-type="float">
            <text:p>9,23E-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0386" calcext:value-type="float">
            <text:p>1,04E-05</text:p>
          </table:table-cell>
          <table:table-cell/>
          <table:table-cell table:formula="of:=[.D231]-[.G231]" office:value-type="float" office:value="0" calcext:value-type="float">
            <text:p>0</text:p>
          </table:table-cell>
          <table:table-cell table:formula="of:=[.C231]-[.F231]" office:value-type="float" office:value="0.923112614" calcext:value-type="float">
            <text:p>0,923112614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8812" calcext:value-type="float">
            <text:p>8,81E-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0491" calcext:value-type="float">
            <text:p>1,05E-05</text:p>
          </table:table-cell>
          <table:table-cell/>
          <table:table-cell table:formula="of:=[.D232]-[.G232]" office:value-type="float" office:value="0" calcext:value-type="float">
            <text:p>0</text:p>
          </table:table-cell>
          <table:table-cell table:formula="of:=[.C232]-[.F232]" office:value-type="float" office:value="0.881189509" calcext:value-type="float">
            <text:p>0,88118950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864285" calcext:value-type="float">
            <text:p>8,64E-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202" calcext:value-type="float">
            <text:p>1,20E-05</text:p>
          </table:table-cell>
          <table:table-cell/>
          <table:table-cell table:formula="of:=[.D233]-[.G233]" office:value-type="float" office:value="0" calcext:value-type="float">
            <text:p>0</text:p>
          </table:table-cell>
          <table:table-cell table:formula="of:=[.C233]-[.F233]" office:value-type="float" office:value="0.86427298" calcext:value-type="float">
            <text:p>0,8642729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6.04253" calcext:value-type="float">
            <text:p>6,04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1205" calcext:value-type="float">
            <text:p>1,12E-05</text:p>
          </table:table-cell>
          <table:table-cell/>
          <table:table-cell table:formula="of:=[.D234]-[.G234]" office:value-type="float" office:value="0" calcext:value-type="float">
            <text:p>0</text:p>
          </table:table-cell>
          <table:table-cell table:formula="of:=[.C234]-[.F234]" office:value-type="float" office:value="6.042518795" calcext:value-type="float">
            <text:p>6,04251879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.51566" calcext:value-type="float">
            <text:p>1,52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7751" calcext:value-type="float">
            <text:p>7,75E-06</text:p>
          </table:table-cell>
          <table:table-cell/>
          <table:table-cell table:formula="of:=[.D235]-[.G235]" office:value-type="float" office:value="0" calcext:value-type="float">
            <text:p>0</text:p>
          </table:table-cell>
          <table:table-cell table:formula="of:=[.C235]-[.F235]" office:value-type="float" office:value="1.515652249" calcext:value-type="float">
            <text:p>1,515652249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.70823" calcext:value-type="float">
            <text:p>1,71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5581" calcext:value-type="float">
            <text:p>5,58E-06</text:p>
          </table:table-cell>
          <table:table-cell/>
          <table:table-cell table:formula="of:=[.D236]-[.G236]" office:value-type="float" office:value="0" calcext:value-type="float">
            <text:p>0</text:p>
          </table:table-cell>
          <table:table-cell table:formula="of:=[.C236]-[.F236]" office:value-type="float" office:value="1.708224419" calcext:value-type="float">
            <text:p>1,708224419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.19074" calcext:value-type="float">
            <text:p>2,19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8295" calcext:value-type="float">
            <text:p>8,30E-06</text:p>
          </table:table-cell>
          <table:table-cell/>
          <table:table-cell table:formula="of:=[.D237]-[.G237]" office:value-type="float" office:value="0" calcext:value-type="float">
            <text:p>0</text:p>
          </table:table-cell>
          <table:table-cell table:formula="of:=[.C237]-[.F237]" office:value-type="float" office:value="2.190731705" calcext:value-type="float">
            <text:p>2,19073170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.60214" calcext:value-type="float">
            <text:p>4,60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1115" calcext:value-type="float">
            <text:p>1,11E-05</text:p>
          </table:table-cell>
          <table:table-cell/>
          <table:table-cell table:formula="of:=[.D238]-[.G238]" office:value-type="float" office:value="0" calcext:value-type="float">
            <text:p>0</text:p>
          </table:table-cell>
          <table:table-cell table:formula="of:=[.C238]-[.F238]" office:value-type="float" office:value="4.602128885" calcext:value-type="float">
            <text:p>4,60212888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.00751" calcext:value-type="float">
            <text:p>2,01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7332" calcext:value-type="float">
            <text:p>7,33E-06</text:p>
          </table:table-cell>
          <table:table-cell/>
          <table:table-cell table:formula="of:=[.D239]-[.G239]" office:value-type="float" office:value="0" calcext:value-type="float">
            <text:p>0</text:p>
          </table:table-cell>
          <table:table-cell table:formula="of:=[.C239]-[.F239]" office:value-type="float" office:value="2.007502668" calcext:value-type="float">
            <text:p>2,00750266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.88274" calcext:value-type="float">
            <text:p>1,88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9116" calcext:value-type="float">
            <text:p>9,12E-06</text:p>
          </table:table-cell>
          <table:table-cell/>
          <table:table-cell table:formula="of:=[.D240]-[.G240]" office:value-type="float" office:value="0" calcext:value-type="float">
            <text:p>0</text:p>
          </table:table-cell>
          <table:table-cell table:formula="of:=[.C240]-[.F240]" office:value-type="float" office:value="1.882730884" calcext:value-type="float">
            <text:p>1,88273088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3.23109" calcext:value-type="float">
            <text:p>3,23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7747" calcext:value-type="float">
            <text:p>7,75E-06</text:p>
          </table:table-cell>
          <table:table-cell/>
          <table:table-cell table:formula="of:=[.D241]-[.G241]" office:value-type="float" office:value="0" calcext:value-type="float">
            <text:p>0</text:p>
          </table:table-cell>
          <table:table-cell table:formula="of:=[.C241]-[.F241]" office:value-type="float" office:value="3.231082253" calcext:value-type="float">
            <text:p>3,23108225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.93777" calcext:value-type="float">
            <text:p>4,94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6316" calcext:value-type="float">
            <text:p>1,63E-05</text:p>
          </table:table-cell>
          <table:table-cell/>
          <table:table-cell table:formula="of:=[.D242]-[.G242]" office:value-type="float" office:value="0" calcext:value-type="float">
            <text:p>0</text:p>
          </table:table-cell>
          <table:table-cell table:formula="of:=[.C242]-[.F242]" office:value-type="float" office:value="4.937753684" calcext:value-type="float">
            <text:p>4,93775368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.3885" calcext:value-type="float">
            <text:p>4,39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8935" calcext:value-type="float">
            <text:p>8,94E-06</text:p>
          </table:table-cell>
          <table:table-cell/>
          <table:table-cell table:formula="of:=[.D243]-[.G243]" office:value-type="float" office:value="0" calcext:value-type="float">
            <text:p>0</text:p>
          </table:table-cell>
          <table:table-cell table:formula="of:=[.C243]-[.F243]" office:value-type="float" office:value="4.388491065" calcext:value-type="float">
            <text:p>4,38849106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.11289" calcext:value-type="float">
            <text:p>1,11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5442" calcext:value-type="float">
            <text:p>5,44E-06</text:p>
          </table:table-cell>
          <table:table-cell/>
          <table:table-cell table:formula="of:=[.D244]-[.G244]" office:value-type="float" office:value="0" calcext:value-type="float">
            <text:p>0</text:p>
          </table:table-cell>
          <table:table-cell table:formula="of:=[.C244]-[.F244]" office:value-type="float" office:value="1.112884558" calcext:value-type="float">
            <text:p>1,11288455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.88297" calcext:value-type="float">
            <text:p>1,88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1698" calcext:value-type="float">
            <text:p>1,17E-05</text:p>
          </table:table-cell>
          <table:table-cell/>
          <table:table-cell table:formula="of:=[.D245]-[.G245]" office:value-type="float" office:value="0" calcext:value-type="float">
            <text:p>0</text:p>
          </table:table-cell>
          <table:table-cell table:formula="of:=[.C245]-[.F245]" office:value-type="float" office:value="1.882958302" calcext:value-type="float">
            <text:p>1,88295830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.63855" calcext:value-type="float">
            <text:p>1,64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0464" calcext:value-type="float">
            <text:p>1,05E-05</text:p>
          </table:table-cell>
          <table:table-cell/>
          <table:table-cell table:formula="of:=[.D246]-[.G246]" office:value-type="float" office:value="0" calcext:value-type="float">
            <text:p>0</text:p>
          </table:table-cell>
          <table:table-cell table:formula="of:=[.C246]-[.F246]" office:value-type="float" office:value="1.638539536" calcext:value-type="float">
            <text:p>1,63853953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3.60268" calcext:value-type="float">
            <text:p>3,60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5518" calcext:value-type="float">
            <text:p>5,52E-06</text:p>
          </table:table-cell>
          <table:table-cell/>
          <table:table-cell table:formula="of:=[.D247]-[.G247]" office:value-type="float" office:value="0" calcext:value-type="float">
            <text:p>0</text:p>
          </table:table-cell>
          <table:table-cell table:formula="of:=[.C247]-[.F247]" office:value-type="float" office:value="3.602674482" calcext:value-type="float">
            <text:p>3,60267448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.59178" calcext:value-type="float">
            <text:p>2,59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24062" calcext:value-type="float">
            <text:p>2,41E-05</text:p>
          </table:table-cell>
          <table:table-cell/>
          <table:table-cell table:formula="of:=[.D248]-[.G248]" office:value-type="float" office:value="0" calcext:value-type="float">
            <text:p>0</text:p>
          </table:table-cell>
          <table:table-cell table:formula="of:=[.C248]-[.F248]" office:value-type="float" office:value="2.591755938" calcext:value-type="float">
            <text:p>2,59175593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3.32929" calcext:value-type="float">
            <text:p>3,33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4817" calcext:value-type="float">
            <text:p>1,48E-05</text:p>
          </table:table-cell>
          <table:table-cell/>
          <table:table-cell table:formula="of:=[.D249]-[.G249]" office:value-type="float" office:value="0" calcext:value-type="float">
            <text:p>0</text:p>
          </table:table-cell>
          <table:table-cell table:formula="of:=[.C249]-[.F249]" office:value-type="float" office:value="3.329275183" calcext:value-type="float">
            <text:p>3,32927518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.82214" calcext:value-type="float">
            <text:p>1,82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7473" calcext:value-type="float">
            <text:p>7,47E-06</text:p>
          </table:table-cell>
          <table:table-cell/>
          <table:table-cell table:formula="of:=[.D250]-[.G250]" office:value-type="float" office:value="0" calcext:value-type="float">
            <text:p>0</text:p>
          </table:table-cell>
          <table:table-cell table:formula="of:=[.C250]-[.F250]" office:value-type="float" office:value="1.822132527" calcext:value-type="float">
            <text:p>1,822132527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.84631" calcext:value-type="float">
            <text:p>1,85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7763" calcext:value-type="float">
            <text:p>7,76E-06</text:p>
          </table:table-cell>
          <table:table-cell/>
          <table:table-cell table:formula="of:=[.D251]-[.G251]" office:value-type="float" office:value="0" calcext:value-type="float">
            <text:p>0</text:p>
          </table:table-cell>
          <table:table-cell table:formula="of:=[.C251]-[.F251]" office:value-type="float" office:value="1.846302237" calcext:value-type="float">
            <text:p>1,846302237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.46035" calcext:value-type="float">
            <text:p>2,46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7528" calcext:value-type="float">
            <text:p>7,53E-06</text:p>
          </table:table-cell>
          <table:table-cell/>
          <table:table-cell table:formula="of:=[.D252]-[.G252]" office:value-type="float" office:value="0" calcext:value-type="float">
            <text:p>0</text:p>
          </table:table-cell>
          <table:table-cell table:formula="of:=[.C252]-[.F252]" office:value-type="float" office:value="2.460342472" calcext:value-type="float">
            <text:p>2,46034247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.31303" calcext:value-type="float">
            <text:p>4,31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6159" calcext:value-type="float">
            <text:p>1,62E-05</text:p>
          </table:table-cell>
          <table:table-cell/>
          <table:table-cell table:formula="of:=[.D253]-[.G253]" office:value-type="float" office:value="0" calcext:value-type="float">
            <text:p>0</text:p>
          </table:table-cell>
          <table:table-cell table:formula="of:=[.C253]-[.F253]" office:value-type="float" office:value="4.313013841" calcext:value-type="float">
            <text:p>4,31301384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.81899" calcext:value-type="float">
            <text:p>1,82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773" calcext:value-type="float">
            <text:p>7,73E-06</text:p>
          </table:table-cell>
          <table:table-cell/>
          <table:table-cell table:formula="of:=[.D254]-[.G254]" office:value-type="float" office:value="0" calcext:value-type="float">
            <text:p>0</text:p>
          </table:table-cell>
          <table:table-cell table:formula="of:=[.C254]-[.F254]" office:value-type="float" office:value="1.81898227" calcext:value-type="float">
            <text:p>1,81898227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.1706" calcext:value-type="float">
            <text:p>4,17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7445" calcext:value-type="float">
            <text:p>7,45E-06</text:p>
          </table:table-cell>
          <table:table-cell/>
          <table:table-cell table:formula="of:=[.D255]-[.G255]" office:value-type="float" office:value="0" calcext:value-type="float">
            <text:p>0</text:p>
          </table:table-cell>
          <table:table-cell table:formula="of:=[.C255]-[.F255]" office:value-type="float" office:value="4.170592555" calcext:value-type="float">
            <text:p>4,17059255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.02016" calcext:value-type="float">
            <text:p>2,02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6356" calcext:value-type="float">
            <text:p>1,64E-05</text:p>
          </table:table-cell>
          <table:table-cell/>
          <table:table-cell table:formula="of:=[.D256]-[.G256]" office:value-type="float" office:value="0" calcext:value-type="float">
            <text:p>0</text:p>
          </table:table-cell>
          <table:table-cell table:formula="of:=[.C256]-[.F256]" office:value-type="float" office:value="2.020143644" calcext:value-type="float">
            <text:p>2,02014364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.14191" calcext:value-type="float">
            <text:p>1,14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7726" calcext:value-type="float">
            <text:p>7,73E-06</text:p>
          </table:table-cell>
          <table:table-cell/>
          <table:table-cell table:formula="of:=[.D257]-[.G257]" office:value-type="float" office:value="0" calcext:value-type="float">
            <text:p>0</text:p>
          </table:table-cell>
          <table:table-cell table:formula="of:=[.C257]-[.F257]" office:value-type="float" office:value="1.141902274" calcext:value-type="float">
            <text:p>1,14190227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.63086" calcext:value-type="float">
            <text:p>4,63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7796" calcext:value-type="float">
            <text:p>7,80E-06</text:p>
          </table:table-cell>
          <table:table-cell/>
          <table:table-cell table:formula="of:=[.D258]-[.G258]" office:value-type="float" office:value="0" calcext:value-type="float">
            <text:p>0</text:p>
          </table:table-cell>
          <table:table-cell table:formula="of:=[.C258]-[.F258]" office:value-type="float" office:value="4.630852204" calcext:value-type="float">
            <text:p>4,63085220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.42072" calcext:value-type="float">
            <text:p>2,42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6528" calcext:value-type="float">
            <text:p>1,65E-05</text:p>
          </table:table-cell>
          <table:table-cell/>
          <table:table-cell table:formula="of:=[.D259]-[.G259]" office:value-type="float" office:value="0" calcext:value-type="float">
            <text:p>0</text:p>
          </table:table-cell>
          <table:table-cell table:formula="of:=[.C259]-[.F259]" office:value-type="float" office:value="2.420703472" calcext:value-type="float">
            <text:p>2,42070347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.51151" calcext:value-type="float">
            <text:p>1,51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7927" calcext:value-type="float">
            <text:p>7,93E-06</text:p>
          </table:table-cell>
          <table:table-cell/>
          <table:table-cell table:formula="of:=[.D260]-[.G260]" office:value-type="float" office:value="0" calcext:value-type="float">
            <text:p>0</text:p>
          </table:table-cell>
          <table:table-cell table:formula="of:=[.C260]-[.F260]" office:value-type="float" office:value="1.511502073" calcext:value-type="float">
            <text:p>1,51150207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3.10573" calcext:value-type="float">
            <text:p>3,11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7248" calcext:value-type="float">
            <text:p>7,25E-06</text:p>
          </table:table-cell>
          <table:table-cell/>
          <table:table-cell table:formula="of:=[.D261]-[.G261]" office:value-type="float" office:value="0" calcext:value-type="float">
            <text:p>0</text:p>
          </table:table-cell>
          <table:table-cell table:formula="of:=[.C261]-[.F261]" office:value-type="float" office:value="3.105722752" calcext:value-type="float">
            <text:p>3,10572275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.25208" calcext:value-type="float">
            <text:p>2,25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5477" calcext:value-type="float">
            <text:p>1,55E-05</text:p>
          </table:table-cell>
          <table:table-cell/>
          <table:table-cell table:formula="of:=[.D262]-[.G262]" office:value-type="float" office:value="0" calcext:value-type="float">
            <text:p>0</text:p>
          </table:table-cell>
          <table:table-cell table:formula="of:=[.C262]-[.F262]" office:value-type="float" office:value="2.252064523" calcext:value-type="float">
            <text:p>2,25206452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579167" calcext:value-type="float">
            <text:p>5,79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18416" calcext:value-type="float">
            <text:p>1,84E-05</text:p>
          </table:table-cell>
          <table:table-cell/>
          <table:table-cell table:formula="of:=[.D263]-[.G263]" office:value-type="float" office:value="0" calcext:value-type="float">
            <text:p>0</text:p>
          </table:table-cell>
          <table:table-cell table:formula="of:=[.C263]-[.F263]" office:value-type="float" office:value="0.579148584" calcext:value-type="float">
            <text:p>0,57914858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.96777" calcext:value-type="float">
            <text:p>1,97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8245" calcext:value-type="float">
            <text:p>8,25E-06</text:p>
          </table:table-cell>
          <table:table-cell/>
          <table:table-cell table:formula="of:=[.D264]-[.G264]" office:value-type="float" office:value="0" calcext:value-type="float">
            <text:p>0</text:p>
          </table:table-cell>
          <table:table-cell table:formula="of:=[.C264]-[.F264]" office:value-type="float" office:value="1.967761755" calcext:value-type="float">
            <text:p>1,96776175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95614" calcext:value-type="float">
            <text:p>9,56E-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8318" calcext:value-type="float">
            <text:p>8,32E-06</text:p>
          </table:table-cell>
          <table:table-cell/>
          <table:table-cell table:formula="of:=[.D265]-[.G265]" office:value-type="float" office:value="0" calcext:value-type="float">
            <text:p>0</text:p>
          </table:table-cell>
          <table:table-cell table:formula="of:=[.C265]-[.F265]" office:value-type="float" office:value="0.095605682" calcext:value-type="float">
            <text:p>0,09560568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9.4823" calcext:value-type="float">
            <text:p>2,95E+0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1162" calcext:value-type="float">
            <text:p>1,12E-05</text:p>
          </table:table-cell>
          <table:table-cell/>
          <table:table-cell table:formula="of:=[.D266]-[.G266]" office:value-type="float" office:value="0" calcext:value-type="float">
            <text:p>0</text:p>
          </table:table-cell>
          <table:table-cell table:formula="of:=[.C266]-[.F266]" office:value-type="float" office:value="29.482288838" calcext:value-type="float">
            <text:p>29,48228883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.96086" calcext:value-type="float">
            <text:p>1,96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1756" calcext:value-type="float">
            <text:p>1,18E-05</text:p>
          </table:table-cell>
          <table:table-cell/>
          <table:table-cell table:formula="of:=[.D267]-[.G267]" office:value-type="float" office:value="0" calcext:value-type="float">
            <text:p>0</text:p>
          </table:table-cell>
          <table:table-cell table:formula="of:=[.C267]-[.F267]" office:value-type="float" office:value="1.960848244" calcext:value-type="float">
            <text:p>1,960848244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3.38916" calcext:value-type="float">
            <text:p>3,39E+0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006982" calcext:value-type="float">
            <text:p>6,98E-06</text:p>
          </table:table-cell>
          <table:table-cell/>
          <table:table-cell table:formula="of:=[.D268]-[.G268]" office:value-type="float" office:value="0" calcext:value-type="float">
            <text:p>0</text:p>
          </table:table-cell>
          <table:table-cell table:formula="of:=[.C268]-[.F268]" office:value-type="float" office:value="3.389153018" calcext:value-type="float">
            <text:p>3,38915301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.75966" calcext:value-type="float">
            <text:p>1,76E+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068" calcext:value-type="float">
            <text:p>1,07E-05</text:p>
          </table:table-cell>
          <table:table-cell/>
          <table:table-cell table:formula="of:=[.D269]-[.G269]" office:value-type="float" office:value="0" calcext:value-type="float">
            <text:p>0</text:p>
          </table:table-cell>
          <table:table-cell table:formula="of:=[.C269]-[.F269]" office:value-type="float" office:value="1.75964932" calcext:value-type="float">
            <text:p>1,7596493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11704" calcext:value-type="float">
            <text:p>1,12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8117" calcext:value-type="float">
            <text:p>8,12E-06</text:p>
          </table:table-cell>
          <table:table-cell/>
          <table:table-cell table:formula="of:=[.D270]-[.G270]" office:value-type="float" office:value="0" calcext:value-type="float">
            <text:p>0</text:p>
          </table:table-cell>
          <table:table-cell table:formula="of:=[.C270]-[.F270]" office:value-type="float" office:value="0.111695883" calcext:value-type="float">
            <text:p>0,111695883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1.31648" calcext:value-type="float">
            <text:p>1,32E+0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004282" calcext:value-type="float">
            <text:p>4,28E-06</text:p>
          </table:table-cell>
          <table:table-cell/>
          <table:table-cell table:formula="of:=[.D271]-[.G271]" office:value-type="float" office:value="0" calcext:value-type="float">
            <text:p>0</text:p>
          </table:table-cell>
          <table:table-cell table:formula="of:=[.C271]-[.F271]" office:value-type="float" office:value="1.316475718" calcext:value-type="float">
            <text:p>1,316475718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382345" calcext:value-type="float">
            <text:p>3,82E-0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006767" calcext:value-type="float">
            <text:p>6,77E-06</text:p>
          </table:table-cell>
          <table:table-cell/>
          <table:table-cell table:formula="of:=[.D272]-[.G272]" office:value-type="float" office:value="0" calcext:value-type="float">
            <text:p>0</text:p>
          </table:table-cell>
          <table:table-cell table:formula="of:=[.C272]-[.F272]" office:value-type="float" office:value="0.382338233" calcext:value-type="float">
            <text:p>0,38233823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88094" calcext:value-type="float">
            <text:p>8,81E-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7696" calcext:value-type="float">
            <text:p>7,70E-06</text:p>
          </table:table-cell>
          <table:table-cell/>
          <table:table-cell table:formula="of:=[.D273]-[.G273]" office:value-type="float" office:value="0" calcext:value-type="float">
            <text:p>0</text:p>
          </table:table-cell>
          <table:table-cell table:formula="of:=[.C273]-[.F273]" office:value-type="float" office:value="0.088086304" calcext:value-type="float">
            <text:p>0,08808630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49917" calcext:value-type="float">
            <text:p>1,50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6921" calcext:value-type="float">
            <text:p>6,92E-06</text:p>
          </table:table-cell>
          <table:table-cell/>
          <table:table-cell table:formula="of:=[.D274]-[.G274]" office:value-type="float" office:value="0" calcext:value-type="float">
            <text:p>0</text:p>
          </table:table-cell>
          <table:table-cell table:formula="of:=[.C274]-[.F274]" office:value-type="float" office:value="0.149910079" calcext:value-type="float">
            <text:p>0,149910079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.00809" calcext:value-type="float">
            <text:p>4,01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51" calcext:value-type="float">
            <text:p>5,10E-06</text:p>
          </table:table-cell>
          <table:table-cell/>
          <table:table-cell table:formula="of:=[.D275]-[.G275]" office:value-type="float" office:value="0" calcext:value-type="float">
            <text:p>0</text:p>
          </table:table-cell>
          <table:table-cell table:formula="of:=[.C275]-[.F275]" office:value-type="float" office:value="4.0080849" calcext:value-type="float">
            <text:p>4,0080849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356402" calcext:value-type="float">
            <text:p>3,56E-0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012572" calcext:value-type="float">
            <text:p>1,26E-05</text:p>
          </table:table-cell>
          <table:table-cell/>
          <table:table-cell table:formula="of:=[.D276]-[.G276]" office:value-type="float" office:value="0" calcext:value-type="float">
            <text:p>0</text:p>
          </table:table-cell>
          <table:table-cell table:formula="of:=[.C276]-[.F276]" office:value-type="float" office:value="0.356389428" calcext:value-type="float">
            <text:p>0,35638942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.00174" calcext:value-type="float">
            <text:p>4,00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1157" calcext:value-type="float">
            <text:p>1,12E-05</text:p>
          </table:table-cell>
          <table:table-cell/>
          <table:table-cell table:formula="of:=[.D277]-[.G277]" office:value-type="float" office:value="0" calcext:value-type="float">
            <text:p>0</text:p>
          </table:table-cell>
          <table:table-cell table:formula="of:=[.C277]-[.F277]" office:value-type="float" office:value="4.001728843" calcext:value-type="float">
            <text:p>4,00172884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539753" calcext:value-type="float">
            <text:p>5,40E-0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009521" calcext:value-type="float">
            <text:p>9,52E-06</text:p>
          </table:table-cell>
          <table:table-cell/>
          <table:table-cell table:formula="of:=[.D278]-[.G278]" office:value-type="float" office:value="0" calcext:value-type="float">
            <text:p>0</text:p>
          </table:table-cell>
          <table:table-cell table:formula="of:=[.C278]-[.F278]" office:value-type="float" office:value="0.539743479" calcext:value-type="float">
            <text:p>0,53974347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.1075" calcext:value-type="float">
            <text:p>1,11E+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1563" calcext:value-type="float">
            <text:p>1,16E-05</text:p>
          </table:table-cell>
          <table:table-cell/>
          <table:table-cell table:formula="of:=[.D279]-[.G279]" office:value-type="float" office:value="0" calcext:value-type="float">
            <text:p>0</text:p>
          </table:table-cell>
          <table:table-cell table:formula="of:=[.C279]-[.F279]" office:value-type="float" office:value="1.107488437" calcext:value-type="float">
            <text:p>1,107488437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.57098" calcext:value-type="float">
            <text:p>1,57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1835" calcext:value-type="float">
            <text:p>1,18E-05</text:p>
          </table:table-cell>
          <table:table-cell/>
          <table:table-cell table:formula="of:=[.D280]-[.G280]" office:value-type="float" office:value="0" calcext:value-type="float">
            <text:p>0</text:p>
          </table:table-cell>
          <table:table-cell table:formula="of:=[.C280]-[.F280]" office:value-type="float" office:value="1.570968165" calcext:value-type="float">
            <text:p>1,57096816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681684" calcext:value-type="float">
            <text:p>6,82E-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4436" calcext:value-type="float">
            <text:p>4,44E-06</text:p>
          </table:table-cell>
          <table:table-cell/>
          <table:table-cell table:formula="of:=[.D281]-[.G281]" office:value-type="float" office:value="0" calcext:value-type="float">
            <text:p>0</text:p>
          </table:table-cell>
          <table:table-cell table:formula="of:=[.C281]-[.F281]" office:value-type="float" office:value="0.681679564" calcext:value-type="float">
            <text:p>0,68167956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39086" calcext:value-type="float">
            <text:p>1,39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6294" calcext:value-type="float">
            <text:p>6,29E-06</text:p>
          </table:table-cell>
          <table:table-cell/>
          <table:table-cell table:formula="of:=[.D282]-[.G282]" office:value-type="float" office:value="0" calcext:value-type="float">
            <text:p>0</text:p>
          </table:table-cell>
          <table:table-cell table:formula="of:=[.C282]-[.F282]" office:value-type="float" office:value="0.139079706" calcext:value-type="float">
            <text:p>0,13907970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882361" calcext:value-type="float">
            <text:p>8,82E-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7475" calcext:value-type="float">
            <text:p>7,48E-06</text:p>
          </table:table-cell>
          <table:table-cell/>
          <table:table-cell table:formula="of:=[.D283]-[.G283]" office:value-type="float" office:value="0" calcext:value-type="float">
            <text:p>0</text:p>
          </table:table-cell>
          <table:table-cell table:formula="of:=[.C283]-[.F283]" office:value-type="float" office:value="0.088228625" calcext:value-type="float">
            <text:p>0,08822862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9.4453" calcext:value-type="float">
            <text:p>2,94E+0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5124" calcext:value-type="float">
            <text:p>5,12E-06</text:p>
          </table:table-cell>
          <table:table-cell/>
          <table:table-cell table:formula="of:=[.D284]-[.G284]" office:value-type="float" office:value="0" calcext:value-type="float">
            <text:p>0</text:p>
          </table:table-cell>
          <table:table-cell table:formula="of:=[.C284]-[.F284]" office:value-type="float" office:value="29.445294876" calcext:value-type="float">
            <text:p>29,445294876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2.21762" calcext:value-type="float">
            <text:p>2,22E+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2229" calcext:value-type="float">
            <text:p>1,22E-05</text:p>
          </table:table-cell>
          <table:table-cell/>
          <table:table-cell table:formula="of:=[.D285]-[.G285]" office:value-type="float" office:value="0" calcext:value-type="float">
            <text:p>0</text:p>
          </table:table-cell>
          <table:table-cell table:formula="of:=[.C285]-[.F285]" office:value-type="float" office:value="2.217607771" calcext:value-type="float">
            <text:p>2,217607771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15355" calcext:value-type="float">
            <text:p>1,1535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6639" calcext:value-type="float">
            <text:p>6,64E-06</text:p>
          </table:table-cell>
          <table:table-cell/>
          <table:table-cell table:formula="of:=[.D286]-[.G286]" office:value-type="float" office:value="0" calcext:value-type="float">
            <text:p>0</text:p>
          </table:table-cell>
          <table:table-cell table:formula="of:=[.C286]-[.F286]" office:value-type="float" office:value="1.153543361" calcext:value-type="float">
            <text:p>1,15354336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Default" office:value-type="float" office:value="0.465779" calcext:value-type="float">
            <text:p>0,46577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005093" calcext:value-type="float">
            <text:p>5,09E-06</text:p>
          </table:table-cell>
          <table:table-cell/>
          <table:table-cell table:formula="of:=[.D287]-[.G287]" office:value-type="float" office:value="0" calcext:value-type="float">
            <text:p>0</text:p>
          </table:table-cell>
          <table:table-cell table:formula="of:=[.C287]-[.F287]" office:value-type="float" office:value="0.465773907" calcext:value-type="float">
            <text:p>0,46577390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259572" calcext:value-type="float">
            <text:p>0,2595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747" calcext:value-type="float">
            <text:p>4,75E-06</text:p>
          </table:table-cell>
          <table:table-cell/>
          <table:table-cell table:formula="of:=[.D288]-[.G288]" office:value-type="float" office:value="0" calcext:value-type="float">
            <text:p>0</text:p>
          </table:table-cell>
          <table:table-cell table:formula="of:=[.C288]-[.F288]" office:value-type="float" office:value="0.259567253" calcext:value-type="float">
            <text:p>0,25956725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3.27305" calcext:value-type="float">
            <text:p>3,2730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5727" calcext:value-type="float">
            <text:p>5,73E-06</text:p>
          </table:table-cell>
          <table:table-cell/>
          <table:table-cell table:formula="of:=[.D289]-[.G289]" office:value-type="float" office:value="0" calcext:value-type="float">
            <text:p>0</text:p>
          </table:table-cell>
          <table:table-cell table:formula="of:=[.C289]-[.F289]" office:value-type="float" office:value="3.273044273" calcext:value-type="float">
            <text:p>3,27304427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75363" calcext:value-type="float">
            <text:p>0,7536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19303" calcext:value-type="float">
            <text:p>1,93E-05</text:p>
          </table:table-cell>
          <table:table-cell/>
          <table:table-cell table:formula="of:=[.D290]-[.G290]" office:value-type="float" office:value="0" calcext:value-type="float">
            <text:p>0</text:p>
          </table:table-cell>
          <table:table-cell table:formula="of:=[.C290]-[.F290]" office:value-type="float" office:value="0.753610697" calcext:value-type="float">
            <text:p>0,753610697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3.27517" calcext:value-type="float">
            <text:p>3,2751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5097" calcext:value-type="float">
            <text:p>5,10E-06</text:p>
          </table:table-cell>
          <table:table-cell/>
          <table:table-cell table:formula="of:=[.D291]-[.G291]" office:value-type="float" office:value="0" calcext:value-type="float">
            <text:p>0</text:p>
          </table:table-cell>
          <table:table-cell table:formula="of:=[.C291]-[.F291]" office:value-type="float" office:value="3.275164903" calcext:value-type="float">
            <text:p>3,27516490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122152" calcext:value-type="float">
            <text:p>0,1221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688" calcext:value-type="float">
            <text:p>6,88E-06</text:p>
          </table:table-cell>
          <table:table-cell/>
          <table:table-cell table:formula="of:=[.D292]-[.G292]" office:value-type="float" office:value="0" calcext:value-type="float">
            <text:p>0</text:p>
          </table:table-cell>
          <table:table-cell table:formula="of:=[.C292]-[.F292]" office:value-type="float" office:value="0.12214512" calcext:value-type="float">
            <text:p>0,1221451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5.58358" calcext:value-type="float">
            <text:p>5,5835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015" calcext:value-type="float">
            <text:p>1,02E-05</text:p>
          </table:table-cell>
          <table:table-cell/>
          <table:table-cell table:formula="of:=[.D293]-[.G293]" office:value-type="float" office:value="0" calcext:value-type="float">
            <text:p>0</text:p>
          </table:table-cell>
          <table:table-cell table:formula="of:=[.C293]-[.F293]" office:value-type="float" office:value="5.58356985" calcext:value-type="float">
            <text:p>5,5835698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291574" calcext:value-type="float">
            <text:p>0,29157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17296" calcext:value-type="float">
            <text:p>1,73E-05</text:p>
          </table:table-cell>
          <table:table-cell/>
          <table:table-cell table:formula="of:=[.D294]-[.G294]" office:value-type="float" office:value="0" calcext:value-type="float">
            <text:p>0</text:p>
          </table:table-cell>
          <table:table-cell table:formula="of:=[.C294]-[.F294]" office:value-type="float" office:value="0.291556704" calcext:value-type="float">
            <text:p>0,29155670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25.4712" calcext:value-type="float">
            <text:p>25,471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8069" calcext:value-type="float">
            <text:p>1,81E-05</text:p>
          </table:table-cell>
          <table:table-cell/>
          <table:table-cell table:formula="of:=[.D295]-[.G295]" office:value-type="float" office:value="0" calcext:value-type="float">
            <text:p>0</text:p>
          </table:table-cell>
          <table:table-cell table:formula="of:=[.C295]-[.F295]" office:value-type="float" office:value="25.471181931" calcext:value-type="float">
            <text:p>25,47118193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Default" office:value-type="float" office:value="0.504202" calcext:value-type="float">
            <text:p>0,50420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00983" calcext:value-type="float">
            <text:p>9,83E-06</text:p>
          </table:table-cell>
          <table:table-cell/>
          <table:table-cell table:formula="of:=[.D296]-[.G296]" office:value-type="float" office:value="0" calcext:value-type="float">
            <text:p>0</text:p>
          </table:table-cell>
          <table:table-cell table:formula="of:=[.C296]-[.F296]" office:value-type="float" office:value="0.50419217" calcext:value-type="float">
            <text:p>0,5041921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114847" calcext:value-type="float">
            <text:p>0,1148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7359" calcext:value-type="float">
            <text:p>7,36E-06</text:p>
          </table:table-cell>
          <table:table-cell/>
          <table:table-cell table:formula="of:=[.D297]-[.G297]" office:value-type="float" office:value="0" calcext:value-type="float">
            <text:p>0</text:p>
          </table:table-cell>
          <table:table-cell table:formula="of:=[.C297]-[.F297]" office:value-type="float" office:value="0.114839641" calcext:value-type="float">
            <text:p>0,114839641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624728" calcext:value-type="float">
            <text:p>0,62472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5763" calcext:value-type="float">
            <text:p>5,76E-06</text:p>
          </table:table-cell>
          <table:table-cell/>
          <table:table-cell table:formula="of:=[.D298]-[.G298]" office:value-type="float" office:value="0" calcext:value-type="float">
            <text:p>0</text:p>
          </table:table-cell>
          <table:table-cell table:formula="of:=[.C298]-[.F298]" office:value-type="float" office:value="0.624722237" calcext:value-type="float">
            <text:p>0,624722237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2.17878" calcext:value-type="float">
            <text:p>2,1787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0467" calcext:value-type="float">
            <text:p>1,05E-05</text:p>
          </table:table-cell>
          <table:table-cell/>
          <table:table-cell table:formula="of:=[.D299]-[.G299]" office:value-type="float" office:value="0" calcext:value-type="float">
            <text:p>0</text:p>
          </table:table-cell>
          <table:table-cell table:formula="of:=[.C299]-[.F299]" office:value-type="float" office:value="2.178769533" calcext:value-type="float">
            <text:p>2,178769533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1261" calcext:value-type="float">
            <text:p>1,126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7089" calcext:value-type="float">
            <text:p>7,09E-06</text:p>
          </table:table-cell>
          <table:table-cell/>
          <table:table-cell table:formula="of:=[.D300]-[.G300]" office:value-type="float" office:value="0" calcext:value-type="float">
            <text:p>0</text:p>
          </table:table-cell>
          <table:table-cell table:formula="of:=[.C300]-[.F300]" office:value-type="float" office:value="1.126092911" calcext:value-type="float">
            <text:p>1,126092911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910415" calcext:value-type="float">
            <text:p>0,91041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5664" calcext:value-type="float">
            <text:p>5,66E-06</text:p>
          </table:table-cell>
          <table:table-cell/>
          <table:table-cell table:formula="of:=[.D301]-[.G301]" office:value-type="float" office:value="0" calcext:value-type="float">
            <text:p>0</text:p>
          </table:table-cell>
          <table:table-cell table:formula="of:=[.C301]-[.F301]" office:value-type="float" office:value="0.910409336" calcext:value-type="float">
            <text:p>0,91040933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121462" calcext:value-type="float">
            <text:p>0,1214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9005" calcext:value-type="float">
            <text:p>9,01E-06</text:p>
          </table:table-cell>
          <table:table-cell/>
          <table:table-cell table:formula="of:=[.D302]-[.G302]" office:value-type="float" office:value="0" calcext:value-type="float">
            <text:p>0</text:p>
          </table:table-cell>
          <table:table-cell table:formula="of:=[.C302]-[.F302]" office:value-type="float" office:value="0.121452995" calcext:value-type="float">
            <text:p>0,12145299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4.46793" calcext:value-type="float">
            <text:p>4,4679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5166" calcext:value-type="float">
            <text:p>5,17E-06</text:p>
          </table:table-cell>
          <table:table-cell/>
          <table:table-cell table:formula="of:=[.D303]-[.G303]" office:value-type="float" office:value="0" calcext:value-type="float">
            <text:p>0</text:p>
          </table:table-cell>
          <table:table-cell table:formula="of:=[.C303]-[.F303]" office:value-type="float" office:value="4.467924834" calcext:value-type="float">
            <text:p>4,46792483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108969" calcext:value-type="float">
            <text:p>0,10896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7792" calcext:value-type="float">
            <text:p>7,79E-06</text:p>
          </table:table-cell>
          <table:table-cell/>
          <table:table-cell table:formula="of:=[.D304]-[.G304]" office:value-type="float" office:value="0" calcext:value-type="float">
            <text:p>0</text:p>
          </table:table-cell>
          <table:table-cell table:formula="of:=[.C304]-[.F304]" office:value-type="float" office:value="0.108961208" calcext:value-type="float">
            <text:p>0,10896120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1.92598" calcext:value-type="float">
            <text:p>1,9259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4765" calcext:value-type="float">
            <text:p>4,77E-06</text:p>
          </table:table-cell>
          <table:table-cell/>
          <table:table-cell table:formula="of:=[.D305]-[.G305]" office:value-type="float" office:value="0" calcext:value-type="float">
            <text:p>0</text:p>
          </table:table-cell>
          <table:table-cell table:formula="of:=[.C305]-[.F305]" office:value-type="float" office:value="1.925975235" calcext:value-type="float">
            <text:p>1,92597523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03009" calcext:value-type="float">
            <text:p>1,0300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1394" calcext:value-type="float">
            <text:p>1,14E-05</text:p>
          </table:table-cell>
          <table:table-cell/>
          <table:table-cell table:formula="of:=[.D306]-[.G306]" office:value-type="float" office:value="0" calcext:value-type="float">
            <text:p>0</text:p>
          </table:table-cell>
          <table:table-cell table:formula="of:=[.C306]-[.F306]" office:value-type="float" office:value="1.030078606" calcext:value-type="float">
            <text:p>1,03007860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4.33183" calcext:value-type="float">
            <text:p>4,3318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0908" calcext:value-type="float">
            <text:p>1,09E-05</text:p>
          </table:table-cell>
          <table:table-cell/>
          <table:table-cell table:formula="of:=[.D307]-[.G307]" office:value-type="float" office:value="0" calcext:value-type="float">
            <text:p>0</text:p>
          </table:table-cell>
          <table:table-cell table:formula="of:=[.C307]-[.F307]" office:value-type="float" office:value="4.331819092" calcext:value-type="float">
            <text:p>4,33181909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128972" calcext:value-type="float">
            <text:p>0,1289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5999" calcext:value-type="float">
            <text:p>6,00E-06</text:p>
          </table:table-cell>
          <table:table-cell/>
          <table:table-cell table:formula="of:=[.D308]-[.G308]" office:value-type="float" office:value="0" calcext:value-type="float">
            <text:p>0</text:p>
          </table:table-cell>
          <table:table-cell table:formula="of:=[.C308]-[.F308]" office:value-type="float" office:value="0.128966001" calcext:value-type="float">
            <text:p>0,128966001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966886" calcext:value-type="float">
            <text:p>0,96688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4611" calcext:value-type="float">
            <text:p>4,61E-06</text:p>
          </table:table-cell>
          <table:table-cell/>
          <table:table-cell table:formula="of:=[.D309]-[.G309]" office:value-type="float" office:value="0" calcext:value-type="float">
            <text:p>0</text:p>
          </table:table-cell>
          <table:table-cell table:formula="of:=[.C309]-[.F309]" office:value-type="float" office:value="0.966881389" calcext:value-type="float">
            <text:p>0,96688138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108179" calcext:value-type="float">
            <text:p>0,10817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519" calcext:value-type="float">
            <text:p>5,19E-06</text:p>
          </table:table-cell>
          <table:table-cell/>
          <table:table-cell table:formula="of:=[.D310]-[.G310]" office:value-type="float" office:value="0" calcext:value-type="float">
            <text:p>0</text:p>
          </table:table-cell>
          <table:table-cell table:formula="of:=[.C310]-[.F310]" office:value-type="float" office:value="0.10817381" calcext:value-type="float">
            <text:p>0,1081738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183019" calcext:value-type="float">
            <text:p>0,1830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5233" calcext:value-type="float">
            <text:p>5,23E-06</text:p>
          </table:table-cell>
          <table:table-cell/>
          <table:table-cell table:formula="of:=[.D311]-[.G311]" office:value-type="float" office:value="0" calcext:value-type="float">
            <text:p>0</text:p>
          </table:table-cell>
          <table:table-cell table:formula="of:=[.C311]-[.F311]" office:value-type="float" office:value="0.183013767" calcext:value-type="float">
            <text:p>0,183013767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17414" calcext:value-type="float">
            <text:p>1,1741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7059" calcext:value-type="float">
            <text:p>7,06E-06</text:p>
          </table:table-cell>
          <table:table-cell/>
          <table:table-cell table:formula="of:=[.D312]-[.G312]" office:value-type="float" office:value="0" calcext:value-type="float">
            <text:p>0</text:p>
          </table:table-cell>
          <table:table-cell table:formula="of:=[.C312]-[.F312]" office:value-type="float" office:value="1.174132941" calcext:value-type="float">
            <text:p>1,174132941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91541" calcext:value-type="float">
            <text:p>0,9154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575" calcext:value-type="float">
            <text:p>5,75E-06</text:p>
          </table:table-cell>
          <table:table-cell/>
          <table:table-cell table:formula="of:=[.D313]-[.G313]" office:value-type="float" office:value="0" calcext:value-type="float">
            <text:p>0</text:p>
          </table:table-cell>
          <table:table-cell table:formula="of:=[.C313]-[.F313]" office:value-type="float" office:value="0.91540425" calcext:value-type="float">
            <text:p>0,9154042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626035" calcext:value-type="float">
            <text:p>0,62603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73115" calcext:value-type="float">
            <text:p>7,31E-05</text:p>
          </table:table-cell>
          <table:table-cell/>
          <table:table-cell table:formula="of:=[.D314]-[.G314]" office:value-type="float" office:value="0" calcext:value-type="float">
            <text:p>0</text:p>
          </table:table-cell>
          <table:table-cell table:formula="of:=[.C314]-[.F314]" office:value-type="float" office:value="0.625961885" calcext:value-type="float">
            <text:p>0,62596188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147682" calcext:value-type="float">
            <text:p>0,14768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5651" calcext:value-type="float">
            <text:p>5,65E-06</text:p>
          </table:table-cell>
          <table:table-cell/>
          <table:table-cell table:formula="of:=[.D315]-[.G315]" office:value-type="float" office:value="0" calcext:value-type="float">
            <text:p>0</text:p>
          </table:table-cell>
          <table:table-cell table:formula="of:=[.C315]-[.F315]" office:value-type="float" office:value="0.147676349" calcext:value-type="float">
            <text:p>0,147676349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1.84937" calcext:value-type="float">
            <text:p>1,8493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0596" calcext:value-type="float">
            <text:p>1,06E-05</text:p>
          </table:table-cell>
          <table:table-cell/>
          <table:table-cell table:formula="of:=[.D316]-[.G316]" office:value-type="float" office:value="0" calcext:value-type="float">
            <text:p>0</text:p>
          </table:table-cell>
          <table:table-cell table:formula="of:=[.C316]-[.F316]" office:value-type="float" office:value="1.849359404" calcext:value-type="float">
            <text:p>1,849359404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21459" calcext:value-type="float">
            <text:p>1,2145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4751" calcext:value-type="float">
            <text:p>4,75E-06</text:p>
          </table:table-cell>
          <table:table-cell/>
          <table:table-cell table:formula="of:=[.D317]-[.G317]" office:value-type="float" office:value="0" calcext:value-type="float">
            <text:p>0</text:p>
          </table:table-cell>
          <table:table-cell table:formula="of:=[.C317]-[.F317]" office:value-type="float" office:value="1.214585249" calcext:value-type="float">
            <text:p>1,214585249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2.44019" calcext:value-type="float">
            <text:p>2,4401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9656" calcext:value-type="float">
            <text:p>9,66E-06</text:p>
          </table:table-cell>
          <table:table-cell/>
          <table:table-cell table:formula="of:=[.D318]-[.G318]" office:value-type="float" office:value="0" calcext:value-type="float">
            <text:p>0</text:p>
          </table:table-cell>
          <table:table-cell table:formula="of:=[.C318]-[.F318]" office:value-type="float" office:value="2.440180344" calcext:value-type="float">
            <text:p>2,440180344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Default" office:value-type="float" office:value="2.75985" calcext:value-type="float">
            <text:p>2,7598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005234" calcext:value-type="float">
            <text:p>5,23E-06</text:p>
          </table:table-cell>
          <table:table-cell/>
          <table:table-cell table:formula="of:=[.D319]-[.G319]" office:value-type="float" office:value="0" calcext:value-type="float">
            <text:p>0</text:p>
          </table:table-cell>
          <table:table-cell table:formula="of:=[.C319]-[.F319]" office:value-type="float" office:value="2.759844766" calcext:value-type="float">
            <text:p>2,759844766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19599" calcext:value-type="float">
            <text:p>1,1959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4189" calcext:value-type="float">
            <text:p>4,19E-06</text:p>
          </table:table-cell>
          <table:table-cell/>
          <table:table-cell table:formula="of:=[.D320]-[.G320]" office:value-type="float" office:value="0" calcext:value-type="float">
            <text:p>0</text:p>
          </table:table-cell>
          <table:table-cell table:formula="of:=[.C320]-[.F320]" office:value-type="float" office:value="1.195985811" calcext:value-type="float">
            <text:p>1,19598581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3.69794" calcext:value-type="float">
            <text:p>3,6979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9751" calcext:value-type="float">
            <text:p>9,75E-06</text:p>
          </table:table-cell>
          <table:table-cell/>
          <table:table-cell table:formula="of:=[.D321]-[.G321]" office:value-type="float" office:value="0" calcext:value-type="float">
            <text:p>0</text:p>
          </table:table-cell>
          <table:table-cell table:formula="of:=[.C321]-[.F321]" office:value-type="float" office:value="3.697930249" calcext:value-type="float">
            <text:p>3,69793024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1.1752" calcext:value-type="float">
            <text:p>11,175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28861" calcext:value-type="float">
            <text:p>2,89E-05</text:p>
          </table:table-cell>
          <table:table-cell/>
          <table:table-cell table:formula="of:=[.D322]-[.G322]" office:value-type="float" office:value="0" calcext:value-type="float">
            <text:p>0</text:p>
          </table:table-cell>
          <table:table-cell table:formula="of:=[.C322]-[.F322]" office:value-type="float" office:value="11.175171139" calcext:value-type="float">
            <text:p>11,17517113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21716" calcext:value-type="float">
            <text:p>1,2171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6951" calcext:value-type="float">
            <text:p>6,95E-06</text:p>
          </table:table-cell>
          <table:table-cell/>
          <table:table-cell table:formula="of:=[.D323]-[.G323]" office:value-type="float" office:value="0" calcext:value-type="float">
            <text:p>0</text:p>
          </table:table-cell>
          <table:table-cell table:formula="of:=[.C323]-[.F323]" office:value-type="float" office:value="1.217153049" calcext:value-type="float">
            <text:p>1,21715304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144863" calcext:value-type="float">
            <text:p>0,14486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5112" calcext:value-type="float">
            <text:p>5,11E-06</text:p>
          </table:table-cell>
          <table:table-cell/>
          <table:table-cell table:formula="of:=[.D324]-[.G324]" office:value-type="float" office:value="0" calcext:value-type="float">
            <text:p>0</text:p>
          </table:table-cell>
          <table:table-cell table:formula="of:=[.C324]-[.F324]" office:value-type="float" office:value="0.144857888" calcext:value-type="float">
            <text:p>0,144857888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Default" office:value-type="float" office:value="2.07654" calcext:value-type="float">
            <text:p>2,0765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004312" calcext:value-type="float">
            <text:p>4,31E-06</text:p>
          </table:table-cell>
          <table:table-cell/>
          <table:table-cell table:formula="of:=[.D325]-[.G325]" office:value-type="float" office:value="0" calcext:value-type="float">
            <text:p>0</text:p>
          </table:table-cell>
          <table:table-cell table:formula="of:=[.C325]-[.F325]" office:value-type="float" office:value="2.076535688" calcext:value-type="float">
            <text:p>2,07653568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2.36867" calcext:value-type="float">
            <text:p>2,3686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0145" calcext:value-type="float">
            <text:p>1,01E-05</text:p>
          </table:table-cell>
          <table:table-cell/>
          <table:table-cell table:formula="of:=[.D326]-[.G326]" office:value-type="float" office:value="0" calcext:value-type="float">
            <text:p>0</text:p>
          </table:table-cell>
          <table:table-cell table:formula="of:=[.C326]-[.F326]" office:value-type="float" office:value="2.368659855" calcext:value-type="float">
            <text:p>2,36865985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0.7895" calcext:value-type="float">
            <text:p>10,789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39994" calcext:value-type="float">
            <text:p>4,00E-05</text:p>
          </table:table-cell>
          <table:table-cell/>
          <table:table-cell table:formula="of:=[.D327]-[.G327]" office:value-type="float" office:value="0" calcext:value-type="float">
            <text:p>0</text:p>
          </table:table-cell>
          <table:table-cell table:formula="of:=[.C327]-[.F327]" office:value-type="float" office:value="10.789460006" calcext:value-type="float">
            <text:p>10,78946000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Default" office:value-type="float" office:value="0.412119" calcext:value-type="float">
            <text:p>0,41211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008841" calcext:value-type="float">
            <text:p>8,84E-06</text:p>
          </table:table-cell>
          <table:table-cell/>
          <table:table-cell table:formula="of:=[.D328]-[.G328]" office:value-type="float" office:value="0" calcext:value-type="float">
            <text:p>0</text:p>
          </table:table-cell>
          <table:table-cell table:formula="of:=[.C328]-[.F328]" office:value-type="float" office:value="0.412110159" calcext:value-type="float">
            <text:p>0,41211015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16176" calcext:value-type="float">
            <text:p>1,1617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4293" calcext:value-type="float">
            <text:p>4,29E-06</text:p>
          </table:table-cell>
          <table:table-cell/>
          <table:table-cell table:formula="of:=[.D329]-[.G329]" office:value-type="float" office:value="0" calcext:value-type="float">
            <text:p>0</text:p>
          </table:table-cell>
          <table:table-cell table:formula="of:=[.C329]-[.F329]" office:value-type="float" office:value="1.161755707" calcext:value-type="float">
            <text:p>1,161755707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3.19239" calcext:value-type="float">
            <text:p>3,1923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5066" calcext:value-type="float">
            <text:p>5,07E-06</text:p>
          </table:table-cell>
          <table:table-cell/>
          <table:table-cell table:formula="of:=[.D330]-[.G330]" office:value-type="float" office:value="0" calcext:value-type="float">
            <text:p>0</text:p>
          </table:table-cell>
          <table:table-cell table:formula="of:=[.C330]-[.F330]" office:value-type="float" office:value="3.192384934" calcext:value-type="float">
            <text:p>3,19238493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2.01508" calcext:value-type="float">
            <text:p>2,0150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5627" calcext:value-type="float">
            <text:p>5,63E-06</text:p>
          </table:table-cell>
          <table:table-cell/>
          <table:table-cell table:formula="of:=[.D331]-[.G331]" office:value-type="float" office:value="0" calcext:value-type="float">
            <text:p>0</text:p>
          </table:table-cell>
          <table:table-cell table:formula="of:=[.C331]-[.F331]" office:value-type="float" office:value="2.015074373" calcext:value-type="float">
            <text:p>2,01507437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12.5038" calcext:value-type="float">
            <text:p>12,503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1146" calcext:value-type="float">
            <text:p>1,11E-05</text:p>
          </table:table-cell>
          <table:table-cell/>
          <table:table-cell table:formula="of:=[.D332]-[.G332]" office:value-type="float" office:value="0" calcext:value-type="float">
            <text:p>0</text:p>
          </table:table-cell>
          <table:table-cell table:formula="of:=[.C332]-[.F332]" office:value-type="float" office:value="12.503788854" calcext:value-type="float">
            <text:p>12,503788854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Default" office:value-type="float" office:value="0.602722" calcext:value-type="float">
            <text:p>0,60272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009931" calcext:value-type="float">
            <text:p>9,93E-06</text:p>
          </table:table-cell>
          <table:table-cell/>
          <table:table-cell table:formula="of:=[.D333]-[.G333]" office:value-type="float" office:value="0" calcext:value-type="float">
            <text:p>0</text:p>
          </table:table-cell>
          <table:table-cell table:formula="of:=[.C333]-[.F333]" office:value-type="float" office:value="0.602712069" calcext:value-type="float">
            <text:p>0,60271206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848507" calcext:value-type="float">
            <text:p>0,84850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496" calcext:value-type="float">
            <text:p>4,96E-06</text:p>
          </table:table-cell>
          <table:table-cell/>
          <table:table-cell table:formula="of:=[.D334]-[.G334]" office:value-type="float" office:value="0" calcext:value-type="float">
            <text:p>0</text:p>
          </table:table-cell>
          <table:table-cell table:formula="of:=[.C334]-[.F334]" office:value-type="float" office:value="0.84850204" calcext:value-type="float">
            <text:p>0,84850204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Default" office:value-type="float" office:value="1.96126" calcext:value-type="float">
            <text:p>1,9612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004887" calcext:value-type="float">
            <text:p>4,89E-06</text:p>
          </table:table-cell>
          <table:table-cell/>
          <table:table-cell table:formula="of:=[.D335]-[.G335]" office:value-type="float" office:value="0" calcext:value-type="float">
            <text:p>0</text:p>
          </table:table-cell>
          <table:table-cell table:formula="of:=[.C335]-[.F335]" office:value-type="float" office:value="1.961255113" calcext:value-type="float">
            <text:p>1,961255113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Default" office:value-type="float" office:value="2.12753" calcext:value-type="float">
            <text:p>2,1275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01069" calcext:value-type="float">
            <text:p>1,07E-05</text:p>
          </table:table-cell>
          <table:table-cell/>
          <table:table-cell table:formula="of:=[.D336]-[.G336]" office:value-type="float" office:value="0" calcext:value-type="float">
            <text:p>0</text:p>
          </table:table-cell>
          <table:table-cell table:formula="of:=[.C336]-[.F336]" office:value-type="float" office:value="2.12751931" calcext:value-type="float">
            <text:p>2,1275193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Default" office:value-type="float" office:value="0.341464" calcext:value-type="float">
            <text:p>0,34146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004514" calcext:value-type="float">
            <text:p>4,51E-06</text:p>
          </table:table-cell>
          <table:table-cell/>
          <table:table-cell table:formula="of:=[.D337]-[.G337]" office:value-type="float" office:value="0" calcext:value-type="float">
            <text:p>0</text:p>
          </table:table-cell>
          <table:table-cell table:formula="of:=[.C337]-[.F337]" office:value-type="float" office:value="0.341459486" calcext:value-type="float">
            <text:p>0,34145948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642344" calcext:value-type="float">
            <text:p>0,64234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9883" calcext:value-type="float">
            <text:p>9,88E-06</text:p>
          </table:table-cell>
          <table:table-cell/>
          <table:table-cell table:formula="of:=[.D338]-[.G338]" office:value-type="float" office:value="0" calcext:value-type="float">
            <text:p>0</text:p>
          </table:table-cell>
          <table:table-cell table:formula="of:=[.C338]-[.F338]" office:value-type="float" office:value="0.642334117" calcext:value-type="float">
            <text:p>0,642334117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Default" office:value-type="float" office:value="0.404726" calcext:value-type="float">
            <text:p>0,40472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004834" calcext:value-type="float">
            <text:p>4,83E-06</text:p>
          </table:table-cell>
          <table:table-cell/>
          <table:table-cell table:formula="of:=[.D339]-[.G339]" office:value-type="float" office:value="0" calcext:value-type="float">
            <text:p>0</text:p>
          </table:table-cell>
          <table:table-cell table:formula="of:=[.C339]-[.F339]" office:value-type="float" office:value="0.404721166" calcext:value-type="float">
            <text:p>0,40472116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3.86072" calcext:value-type="float">
            <text:p>3,8607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7406" calcext:value-type="float">
            <text:p>7,41E-06</text:p>
          </table:table-cell>
          <table:table-cell/>
          <table:table-cell table:formula="of:=[.D340]-[.G340]" office:value-type="float" office:value="0" calcext:value-type="float">
            <text:p>0</text:p>
          </table:table-cell>
          <table:table-cell table:formula="of:=[.C340]-[.F340]" office:value-type="float" office:value="3.860712594" calcext:value-type="float">
            <text:p>3,86071259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181993" calcext:value-type="float">
            <text:p>0,1819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15111" calcext:value-type="float">
            <text:p>1,51E-05</text:p>
          </table:table-cell>
          <table:table-cell/>
          <table:table-cell table:formula="of:=[.D341]-[.G341]" office:value-type="float" office:value="0" calcext:value-type="float">
            <text:p>0</text:p>
          </table:table-cell>
          <table:table-cell table:formula="of:=[.C341]-[.F341]" office:value-type="float" office:value="0.181977889" calcext:value-type="float">
            <text:p>0,181977889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3.0261" calcext:value-type="float">
            <text:p>3,026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5968" calcext:value-type="float">
            <text:p>5,97E-06</text:p>
          </table:table-cell>
          <table:table-cell/>
          <table:table-cell table:formula="of:=[.D342]-[.G342]" office:value-type="float" office:value="0" calcext:value-type="float">
            <text:p>0</text:p>
          </table:table-cell>
          <table:table-cell table:formula="of:=[.C342]-[.F342]" office:value-type="float" office:value="3.026094032" calcext:value-type="float">
            <text:p>3,02609403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7.85853" calcext:value-type="float">
            <text:p>7,8585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6984" calcext:value-type="float">
            <text:p>6,98E-06</text:p>
          </table:table-cell>
          <table:table-cell/>
          <table:table-cell table:formula="of:=[.D343]-[.G343]" office:value-type="float" office:value="0" calcext:value-type="float">
            <text:p>0</text:p>
          </table:table-cell>
          <table:table-cell table:formula="of:=[.C343]-[.F343]" office:value-type="float" office:value="7.858523016" calcext:value-type="float">
            <text:p>7,858523016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650101" calcext:value-type="float">
            <text:p>0,6501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5413" calcext:value-type="float">
            <text:p>5,41E-06</text:p>
          </table:table-cell>
          <table:table-cell/>
          <table:table-cell table:formula="of:=[.D344]-[.G344]" office:value-type="float" office:value="0" calcext:value-type="float">
            <text:p>0</text:p>
          </table:table-cell>
          <table:table-cell table:formula="of:=[.C344]-[.F344]" office:value-type="float" office:value="0.650095587" calcext:value-type="float">
            <text:p>0,650095587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27943" calcext:value-type="float">
            <text:p>1,2794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6836" calcext:value-type="float">
            <text:p>6,84E-06</text:p>
          </table:table-cell>
          <table:table-cell/>
          <table:table-cell table:formula="of:=[.D345]-[.G345]" office:value-type="float" office:value="0" calcext:value-type="float">
            <text:p>0</text:p>
          </table:table-cell>
          <table:table-cell table:formula="of:=[.C345]-[.F345]" office:value-type="float" office:value="1.279423164" calcext:value-type="float">
            <text:p>1,27942316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112847" calcext:value-type="float">
            <text:p>0,1128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7561" calcext:value-type="float">
            <text:p>7,56E-06</text:p>
          </table:table-cell>
          <table:table-cell/>
          <table:table-cell table:formula="of:=[.D346]-[.G346]" office:value-type="float" office:value="0" calcext:value-type="float">
            <text:p>0</text:p>
          </table:table-cell>
          <table:table-cell table:formula="of:=[.C346]-[.F346]" office:value-type="float" office:value="0.112839439" calcext:value-type="float">
            <text:p>0,11283943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233136" calcext:value-type="float">
            <text:p>0,2331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5667" calcext:value-type="float">
            <text:p>5,67E-06</text:p>
          </table:table-cell>
          <table:table-cell/>
          <table:table-cell table:formula="of:=[.D347]-[.G347]" office:value-type="float" office:value="0" calcext:value-type="float">
            <text:p>0</text:p>
          </table:table-cell>
          <table:table-cell table:formula="of:=[.C347]-[.F347]" office:value-type="float" office:value="0.233130333" calcext:value-type="float">
            <text:p>0,23313033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839901" calcext:value-type="float">
            <text:p>0,08399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3671" calcext:value-type="float">
            <text:p>3,67E-06</text:p>
          </table:table-cell>
          <table:table-cell/>
          <table:table-cell table:formula="of:=[.D348]-[.G348]" office:value-type="float" office:value="0" calcext:value-type="float">
            <text:p>0</text:p>
          </table:table-cell>
          <table:table-cell table:formula="of:=[.C348]-[.F348]" office:value-type="float" office:value="0.083986429" calcext:value-type="float">
            <text:p>0,08398642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793077" calcext:value-type="float">
            <text:p>0,79307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3998" calcext:value-type="float">
            <text:p>4,00E-06</text:p>
          </table:table-cell>
          <table:table-cell/>
          <table:table-cell table:formula="of:=[.D349]-[.G349]" office:value-type="float" office:value="0" calcext:value-type="float">
            <text:p>0</text:p>
          </table:table-cell>
          <table:table-cell table:formula="of:=[.C349]-[.F349]" office:value-type="float" office:value="0.793073002" calcext:value-type="float">
            <text:p>0,79307300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253637" calcext:value-type="float">
            <text:p>0,2536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709" calcext:value-type="float">
            <text:p>7,09E-06</text:p>
          </table:table-cell>
          <table:table-cell/>
          <table:table-cell table:formula="of:=[.D350]-[.G350]" office:value-type="float" office:value="0" calcext:value-type="float">
            <text:p>0</text:p>
          </table:table-cell>
          <table:table-cell table:formula="of:=[.C350]-[.F350]" office:value-type="float" office:value="0.25362991" calcext:value-type="float">
            <text:p>0,2536299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136997" calcext:value-type="float">
            <text:p>0,13699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19645" calcext:value-type="float">
            <text:p>1,96E-05</text:p>
          </table:table-cell>
          <table:table-cell/>
          <table:table-cell table:formula="of:=[.D351]-[.G351]" office:value-type="float" office:value="0" calcext:value-type="float">
            <text:p>0</text:p>
          </table:table-cell>
          <table:table-cell table:formula="of:=[.C351]-[.F351]" office:value-type="float" office:value="0.136977355" calcext:value-type="float">
            <text:p>0,13697735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148919" calcext:value-type="float">
            <text:p>0,1489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5577" calcext:value-type="float">
            <text:p>5,58E-06</text:p>
          </table:table-cell>
          <table:table-cell/>
          <table:table-cell table:formula="of:=[.D352]-[.G352]" office:value-type="float" office:value="0" calcext:value-type="float">
            <text:p>0</text:p>
          </table:table-cell>
          <table:table-cell table:formula="of:=[.C352]-[.F352]" office:value-type="float" office:value="0.148913423" calcext:value-type="float">
            <text:p>0,148913423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5.46219" calcext:value-type="float">
            <text:p>5,4621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8792" calcext:value-type="float">
            <text:p>8,79E-06</text:p>
          </table:table-cell>
          <table:table-cell/>
          <table:table-cell table:formula="of:=[.D353]-[.G353]" office:value-type="float" office:value="0" calcext:value-type="float">
            <text:p>0</text:p>
          </table:table-cell>
          <table:table-cell table:formula="of:=[.C353]-[.F353]" office:value-type="float" office:value="5.462181208" calcext:value-type="float">
            <text:p>5,462181208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Default" office:value-type="float" office:value="1.65114" calcext:value-type="float">
            <text:p>1,6511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004525" calcext:value-type="float">
            <text:p>4,53E-06</text:p>
          </table:table-cell>
          <table:table-cell/>
          <table:table-cell table:formula="of:=[.D354]-[.G354]" office:value-type="float" office:value="0" calcext:value-type="float">
            <text:p>0</text:p>
          </table:table-cell>
          <table:table-cell table:formula="of:=[.C354]-[.F354]" office:value-type="float" office:value="1.651135475" calcext:value-type="float">
            <text:p>1,65113547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8.12727" calcext:value-type="float">
            <text:p>8,1272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8388" calcext:value-type="float">
            <text:p>1,84E-05</text:p>
          </table:table-cell>
          <table:table-cell/>
          <table:table-cell table:formula="of:=[.D355]-[.G355]" office:value-type="float" office:value="0" calcext:value-type="float">
            <text:p>0</text:p>
          </table:table-cell>
          <table:table-cell table:formula="of:=[.C355]-[.F355]" office:value-type="float" office:value="8.127251612" calcext:value-type="float">
            <text:p>8,12725161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04256" calcext:value-type="float">
            <text:p>1,0425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7189" calcext:value-type="float">
            <text:p>7,19E-06</text:p>
          </table:table-cell>
          <table:table-cell/>
          <table:table-cell table:formula="of:=[.D356]-[.G356]" office:value-type="float" office:value="0" calcext:value-type="float">
            <text:p>0</text:p>
          </table:table-cell>
          <table:table-cell table:formula="of:=[.C356]-[.F356]" office:value-type="float" office:value="1.042552811" calcext:value-type="float">
            <text:p>1,042552811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67651" calcext:value-type="float">
            <text:p>1,6765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675" calcext:value-type="float">
            <text:p>6,75E-06</text:p>
          </table:table-cell>
          <table:table-cell/>
          <table:table-cell table:formula="of:=[.D357]-[.G357]" office:value-type="float" office:value="0" calcext:value-type="float">
            <text:p>0</text:p>
          </table:table-cell>
          <table:table-cell table:formula="of:=[.C357]-[.F357]" office:value-type="float" office:value="1.67650325" calcext:value-type="float">
            <text:p>1,6765032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21.074" calcext:value-type="float">
            <text:p>21,07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3537" calcext:value-type="float">
            <text:p>3,54E-05</text:p>
          </table:table-cell>
          <table:table-cell/>
          <table:table-cell table:formula="of:=[.D358]-[.G358]" office:value-type="float" office:value="0" calcext:value-type="float">
            <text:p>0</text:p>
          </table:table-cell>
          <table:table-cell table:formula="of:=[.C358]-[.F358]" office:value-type="float" office:value="21.07396463" calcext:value-type="float">
            <text:p>21,0739646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326192" calcext:value-type="float">
            <text:p>0,32619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22655" calcext:value-type="float">
            <text:p>2,27E-05</text:p>
          </table:table-cell>
          <table:table-cell/>
          <table:table-cell table:formula="of:=[.D359]-[.G359]" office:value-type="float" office:value="0" calcext:value-type="float">
            <text:p>0</text:p>
          </table:table-cell>
          <table:table-cell table:formula="of:=[.C359]-[.F359]" office:value-type="float" office:value="0.326169345" calcext:value-type="float">
            <text:p>0,32616934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286335" calcext:value-type="float">
            <text:p>0,2863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14218" calcext:value-type="float">
            <text:p>1,42E-05</text:p>
          </table:table-cell>
          <table:table-cell/>
          <table:table-cell table:formula="of:=[.D360]-[.G360]" office:value-type="float" office:value="0" calcext:value-type="float">
            <text:p>0</text:p>
          </table:table-cell>
          <table:table-cell table:formula="of:=[.C360]-[.F360]" office:value-type="float" office:value="0.286320782" calcext:value-type="float">
            <text:p>0,28632078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326652" calcext:value-type="float">
            <text:p>0,3266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15088" calcext:value-type="float">
            <text:p>1,51E-05</text:p>
          </table:table-cell>
          <table:table-cell/>
          <table:table-cell table:formula="of:=[.D361]-[.G361]" office:value-type="float" office:value="0" calcext:value-type="float">
            <text:p>0</text:p>
          </table:table-cell>
          <table:table-cell table:formula="of:=[.C361]-[.F361]" office:value-type="float" office:value="0.326636912" calcext:value-type="float">
            <text:p>0,32663691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321116" calcext:value-type="float">
            <text:p>0,32111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14575" calcext:value-type="float">
            <text:p>1,46E-05</text:p>
          </table:table-cell>
          <table:table-cell/>
          <table:table-cell table:formula="of:=[.D362]-[.G362]" office:value-type="float" office:value="0" calcext:value-type="float">
            <text:p>0</text:p>
          </table:table-cell>
          <table:table-cell table:formula="of:=[.C362]-[.F362]" office:value-type="float" office:value="0.321101425" calcext:value-type="float">
            <text:p>0,32110142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25179" calcext:value-type="float">
            <text:p>1,2517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5171" calcext:value-type="float">
            <text:p>5,17E-06</text:p>
          </table:table-cell>
          <table:table-cell/>
          <table:table-cell table:formula="of:=[.D363]-[.G363]" office:value-type="float" office:value="0" calcext:value-type="float">
            <text:p>0</text:p>
          </table:table-cell>
          <table:table-cell table:formula="of:=[.C363]-[.F363]" office:value-type="float" office:value="1.251784829" calcext:value-type="float">
            <text:p>1,25178482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98543" calcext:value-type="float">
            <text:p>0,9854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4435" calcext:value-type="float">
            <text:p>4,44E-06</text:p>
          </table:table-cell>
          <table:table-cell/>
          <table:table-cell table:formula="of:=[.D364]-[.G364]" office:value-type="float" office:value="0" calcext:value-type="float">
            <text:p>0</text:p>
          </table:table-cell>
          <table:table-cell table:formula="of:=[.C364]-[.F364]" office:value-type="float" office:value="0.985425565" calcext:value-type="float">
            <text:p>0,98542556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16594" calcext:value-type="float">
            <text:p>1,1659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7442" calcext:value-type="float">
            <text:p>7,44E-06</text:p>
          </table:table-cell>
          <table:table-cell/>
          <table:table-cell table:formula="of:=[.D365]-[.G365]" office:value-type="float" office:value="0" calcext:value-type="float">
            <text:p>0</text:p>
          </table:table-cell>
          <table:table-cell table:formula="of:=[.C365]-[.F365]" office:value-type="float" office:value="1.165932558" calcext:value-type="float">
            <text:p>1,16593255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7.76066" calcext:value-type="float">
            <text:p>7,7606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5216" calcext:value-type="float">
            <text:p>5,22E-06</text:p>
          </table:table-cell>
          <table:table-cell/>
          <table:table-cell table:formula="of:=[.D366]-[.G366]" office:value-type="float" office:value="0" calcext:value-type="float">
            <text:p>0</text:p>
          </table:table-cell>
          <table:table-cell table:formula="of:=[.C366]-[.F366]" office:value-type="float" office:value="7.760654784" calcext:value-type="float">
            <text:p>7,76065478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7.77897" calcext:value-type="float">
            <text:p>7,7789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517" calcext:value-type="float">
            <text:p>5,17E-06</text:p>
          </table:table-cell>
          <table:table-cell/>
          <table:table-cell table:formula="of:=[.D367]-[.G367]" office:value-type="float" office:value="0" calcext:value-type="float">
            <text:p>0</text:p>
          </table:table-cell>
          <table:table-cell table:formula="of:=[.C367]-[.F367]" office:value-type="float" office:value="7.77896483" calcext:value-type="float">
            <text:p>7,7789648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6.16109" calcext:value-type="float">
            <text:p>6,1610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5554" calcext:value-type="float">
            <text:p>5,55E-06</text:p>
          </table:table-cell>
          <table:table-cell/>
          <table:table-cell table:formula="of:=[.D368]-[.G368]" office:value-type="float" office:value="0" calcext:value-type="float">
            <text:p>0</text:p>
          </table:table-cell>
          <table:table-cell table:formula="of:=[.C368]-[.F368]" office:value-type="float" office:value="6.161084446" calcext:value-type="float">
            <text:p>6,16108444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50941" calcext:value-type="float">
            <text:p>0,0509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7186" calcext:value-type="float">
            <text:p>7,19E-06</text:p>
          </table:table-cell>
          <table:table-cell/>
          <table:table-cell table:formula="of:=[.D369]-[.G369]" office:value-type="float" office:value="0" calcext:value-type="float">
            <text:p>0</text:p>
          </table:table-cell>
          <table:table-cell table:formula="of:=[.C369]-[.F369]" office:value-type="float" office:value="0.050933814" calcext:value-type="float">
            <text:p>0,05093381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539939" calcext:value-type="float">
            <text:p>0,053993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5916" calcext:value-type="float">
            <text:p>5,92E-06</text:p>
          </table:table-cell>
          <table:table-cell/>
          <table:table-cell table:formula="of:=[.D370]-[.G370]" office:value-type="float" office:value="0" calcext:value-type="float">
            <text:p>0</text:p>
          </table:table-cell>
          <table:table-cell table:formula="of:=[.C370]-[.F370]" office:value-type="float" office:value="0.053987984" calcext:value-type="float">
            <text:p>0,05398798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596769" calcext:value-type="float">
            <text:p>0,059676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599" calcext:value-type="float">
            <text:p>4,60E-06</text:p>
          </table:table-cell>
          <table:table-cell/>
          <table:table-cell table:formula="of:=[.D371]-[.G371]" office:value-type="float" office:value="0" calcext:value-type="float">
            <text:p>0</text:p>
          </table:table-cell>
          <table:table-cell table:formula="of:=[.C371]-[.F371]" office:value-type="float" office:value="0.059672301" calcext:value-type="float">
            <text:p>0,059672301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206406" calcext:value-type="float">
            <text:p>0,20640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4551" calcext:value-type="float">
            <text:p>4,55E-06</text:p>
          </table:table-cell>
          <table:table-cell/>
          <table:table-cell table:formula="of:=[.D372]-[.G372]" office:value-type="float" office:value="0" calcext:value-type="float">
            <text:p>0</text:p>
          </table:table-cell>
          <table:table-cell table:formula="of:=[.C372]-[.F372]" office:value-type="float" office:value="0.206401449" calcext:value-type="float">
            <text:p>0,20640144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230563" calcext:value-type="float">
            <text:p>0,23056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7587" calcext:value-type="float">
            <text:p>7,59E-06</text:p>
          </table:table-cell>
          <table:table-cell/>
          <table:table-cell table:formula="of:=[.D373]-[.G373]" office:value-type="float" office:value="0" calcext:value-type="float">
            <text:p>0</text:p>
          </table:table-cell>
          <table:table-cell table:formula="of:=[.C373]-[.F373]" office:value-type="float" office:value="0.230555413" calcext:value-type="float">
            <text:p>0,230555413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327646" calcext:value-type="float">
            <text:p>0,32764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7099" calcext:value-type="float">
            <text:p>7,10E-06</text:p>
          </table:table-cell>
          <table:table-cell/>
          <table:table-cell table:formula="of:=[.D374]-[.G374]" office:value-type="float" office:value="0" calcext:value-type="float">
            <text:p>0</text:p>
          </table:table-cell>
          <table:table-cell table:formula="of:=[.C374]-[.F374]" office:value-type="float" office:value="0.327638901" calcext:value-type="float">
            <text:p>0,32763890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0.544354" calcext:value-type="float">
            <text:p>0,54435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7428" calcext:value-type="float">
            <text:p>7,43E-06</text:p>
          </table:table-cell>
          <table:table-cell/>
          <table:table-cell table:formula="of:=[.D375]-[.G375]" office:value-type="float" office:value="0" calcext:value-type="float">
            <text:p>0</text:p>
          </table:table-cell>
          <table:table-cell table:formula="of:=[.C375]-[.F375]" office:value-type="float" office:value="0.544346572" calcext:value-type="float">
            <text:p>0,54434657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0.479345" calcext:value-type="float">
            <text:p>0,47934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7317" calcext:value-type="float">
            <text:p>7,32E-06</text:p>
          </table:table-cell>
          <table:table-cell/>
          <table:table-cell table:formula="of:=[.D376]-[.G376]" office:value-type="float" office:value="0" calcext:value-type="float">
            <text:p>0</text:p>
          </table:table-cell>
          <table:table-cell table:formula="of:=[.C376]-[.F376]" office:value-type="float" office:value="0.479337683" calcext:value-type="float">
            <text:p>0,47933768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0.537546" calcext:value-type="float">
            <text:p>0,53754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7727" calcext:value-type="float">
            <text:p>7,73E-06</text:p>
          </table:table-cell>
          <table:table-cell/>
          <table:table-cell table:formula="of:=[.D377]-[.G377]" office:value-type="float" office:value="0" calcext:value-type="float">
            <text:p>0</text:p>
          </table:table-cell>
          <table:table-cell table:formula="of:=[.C377]-[.F377]" office:value-type="float" office:value="0.537538273" calcext:value-type="float">
            <text:p>0,53753827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112125" calcext:value-type="float">
            <text:p>0,1121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7078" calcext:value-type="float">
            <text:p>7,08E-06</text:p>
          </table:table-cell>
          <table:table-cell/>
          <table:table-cell table:formula="of:=[.D378]-[.G378]" office:value-type="float" office:value="0" calcext:value-type="float">
            <text:p>0</text:p>
          </table:table-cell>
          <table:table-cell table:formula="of:=[.C378]-[.F378]" office:value-type="float" office:value="0.112117922" calcext:value-type="float">
            <text:p>0,11211792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167081" calcext:value-type="float">
            <text:p>0,16708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668" calcext:value-type="float">
            <text:p>6,68E-06</text:p>
          </table:table-cell>
          <table:table-cell/>
          <table:table-cell table:formula="of:=[.D379]-[.G379]" office:value-type="float" office:value="0" calcext:value-type="float">
            <text:p>0</text:p>
          </table:table-cell>
          <table:table-cell table:formula="of:=[.C379]-[.F379]" office:value-type="float" office:value="0.16707432" calcext:value-type="float">
            <text:p>0,1670743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239766" calcext:value-type="float">
            <text:p>0,23976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19186" calcext:value-type="float">
            <text:p>1,92E-05</text:p>
          </table:table-cell>
          <table:table-cell/>
          <table:table-cell table:formula="of:=[.D380]-[.G380]" office:value-type="float" office:value="0" calcext:value-type="float">
            <text:p>0</text:p>
          </table:table-cell>
          <table:table-cell table:formula="of:=[.C380]-[.F380]" office:value-type="float" office:value="0.239746814" calcext:value-type="float">
            <text:p>0,239746814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5.72489" calcext:value-type="float">
            <text:p>5,7248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6496" calcext:value-type="float">
            <text:p>1,65E-05</text:p>
          </table:table-cell>
          <table:table-cell/>
          <table:table-cell table:formula="of:=[.D381]-[.G381]" office:value-type="float" office:value="0" calcext:value-type="float">
            <text:p>0</text:p>
          </table:table-cell>
          <table:table-cell table:formula="of:=[.C381]-[.F381]" office:value-type="float" office:value="5.724873504" calcext:value-type="float">
            <text:p>5,724873504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60359" calcext:value-type="float">
            <text:p>1,6035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5175" calcext:value-type="float">
            <text:p>5,18E-06</text:p>
          </table:table-cell>
          <table:table-cell/>
          <table:table-cell table:formula="of:=[.D382]-[.G382]" office:value-type="float" office:value="0" calcext:value-type="float">
            <text:p>0</text:p>
          </table:table-cell>
          <table:table-cell table:formula="of:=[.C382]-[.F382]" office:value-type="float" office:value="1.603584825" calcext:value-type="float">
            <text:p>1,60358482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5.39486" calcext:value-type="float">
            <text:p>5,3948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9684" calcext:value-type="float">
            <text:p>1,97E-05</text:p>
          </table:table-cell>
          <table:table-cell/>
          <table:table-cell table:formula="of:=[.D383]-[.G383]" office:value-type="float" office:value="0" calcext:value-type="float">
            <text:p>0</text:p>
          </table:table-cell>
          <table:table-cell table:formula="of:=[.C383]-[.F383]" office:value-type="float" office:value="5.394840316" calcext:value-type="float">
            <text:p>5,39484031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10.9776" calcext:value-type="float">
            <text:p>10,977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7057" calcext:value-type="float">
            <text:p>7,06E-06</text:p>
          </table:table-cell>
          <table:table-cell/>
          <table:table-cell table:formula="of:=[.D384]-[.G384]" office:value-type="float" office:value="0" calcext:value-type="float">
            <text:p>0</text:p>
          </table:table-cell>
          <table:table-cell table:formula="of:=[.C384]-[.F384]" office:value-type="float" office:value="10.977592943" calcext:value-type="float">
            <text:p>10,97759294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23.3055" calcext:value-type="float">
            <text:p>23,305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6637" calcext:value-type="float">
            <text:p>6,64E-06</text:p>
          </table:table-cell>
          <table:table-cell/>
          <table:table-cell table:formula="of:=[.D385]-[.G385]" office:value-type="float" office:value="0" calcext:value-type="float">
            <text:p>0</text:p>
          </table:table-cell>
          <table:table-cell table:formula="of:=[.C385]-[.F385]" office:value-type="float" office:value="23.305493363" calcext:value-type="float">
            <text:p>23,30549336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12.2669" calcext:value-type="float">
            <text:p>12,266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1408" calcext:value-type="float">
            <text:p>1,14E-05</text:p>
          </table:table-cell>
          <table:table-cell/>
          <table:table-cell table:formula="of:=[.D386]-[.G386]" office:value-type="float" office:value="0" calcext:value-type="float">
            <text:p>0</text:p>
          </table:table-cell>
          <table:table-cell table:formula="of:=[.C386]-[.F386]" office:value-type="float" office:value="12.266888592" calcext:value-type="float">
            <text:p>12,26688859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161481" calcext:value-type="float">
            <text:p>0,16148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5836" calcext:value-type="float">
            <text:p>5,84E-06</text:p>
          </table:table-cell>
          <table:table-cell/>
          <table:table-cell table:formula="of:=[.D387]-[.G387]" office:value-type="float" office:value="0" calcext:value-type="float">
            <text:p>0</text:p>
          </table:table-cell>
          <table:table-cell table:formula="of:=[.C387]-[.F387]" office:value-type="float" office:value="0.161475164" calcext:value-type="float">
            <text:p>0,16147516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946321" calcext:value-type="float">
            <text:p>0,09463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5688" calcext:value-type="float">
            <text:p>5,69E-06</text:p>
          </table:table-cell>
          <table:table-cell/>
          <table:table-cell table:formula="of:=[.D388]-[.G388]" office:value-type="float" office:value="0" calcext:value-type="float">
            <text:p>0</text:p>
          </table:table-cell>
          <table:table-cell table:formula="of:=[.C388]-[.F388]" office:value-type="float" office:value="0.094626412" calcext:value-type="float">
            <text:p>0,09462641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981071" calcext:value-type="float">
            <text:p>0,09810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501" calcext:value-type="float">
            <text:p>5,01E-06</text:p>
          </table:table-cell>
          <table:table-cell/>
          <table:table-cell table:formula="of:=[.D389]-[.G389]" office:value-type="float" office:value="0" calcext:value-type="float">
            <text:p>0</text:p>
          </table:table-cell>
          <table:table-cell table:formula="of:=[.C389]-[.F389]" office:value-type="float" office:value="0.09810209" calcext:value-type="float">
            <text:p>0,0981020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737242" calcext:value-type="float">
            <text:p>0,73724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4502" calcext:value-type="float">
            <text:p>4,50E-06</text:p>
          </table:table-cell>
          <table:table-cell/>
          <table:table-cell table:formula="of:=[.D390]-[.G390]" office:value-type="float" office:value="0" calcext:value-type="float">
            <text:p>0</text:p>
          </table:table-cell>
          <table:table-cell table:formula="of:=[.C390]-[.F390]" office:value-type="float" office:value="0.737237498" calcext:value-type="float">
            <text:p>0,73723749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888164" calcext:value-type="float">
            <text:p>0,88816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5153" calcext:value-type="float">
            <text:p>5,15E-06</text:p>
          </table:table-cell>
          <table:table-cell/>
          <table:table-cell table:formula="of:=[.D391]-[.G391]" office:value-type="float" office:value="0" calcext:value-type="float">
            <text:p>0</text:p>
          </table:table-cell>
          <table:table-cell table:formula="of:=[.C391]-[.F391]" office:value-type="float" office:value="0.888158847" calcext:value-type="float">
            <text:p>0,888158847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704579" calcext:value-type="float">
            <text:p>0,70457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5764" calcext:value-type="float">
            <text:p>5,76E-06</text:p>
          </table:table-cell>
          <table:table-cell/>
          <table:table-cell table:formula="of:=[.D392]-[.G392]" office:value-type="float" office:value="0" calcext:value-type="float">
            <text:p>0</text:p>
          </table:table-cell>
          <table:table-cell table:formula="of:=[.C392]-[.F392]" office:value-type="float" office:value="0.704573236" calcext:value-type="float">
            <text:p>0,70457323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2.36633" calcext:value-type="float">
            <text:p>2,3663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076" calcext:value-type="float">
            <text:p>1,08E-05</text:p>
          </table:table-cell>
          <table:table-cell/>
          <table:table-cell table:formula="of:=[.D393]-[.G393]" office:value-type="float" office:value="0" calcext:value-type="float">
            <text:p>0</text:p>
          </table:table-cell>
          <table:table-cell table:formula="of:=[.C393]-[.F393]" office:value-type="float" office:value="2.36631924" calcext:value-type="float">
            <text:p>2,3663192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2.87523" calcext:value-type="float">
            <text:p>2,8752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5747" calcext:value-type="float">
            <text:p>5,75E-06</text:p>
          </table:table-cell>
          <table:table-cell/>
          <table:table-cell table:formula="of:=[.D394]-[.G394]" office:value-type="float" office:value="0" calcext:value-type="float">
            <text:p>0</text:p>
          </table:table-cell>
          <table:table-cell table:formula="of:=[.C394]-[.F394]" office:value-type="float" office:value="2.875224253" calcext:value-type="float">
            <text:p>2,87522425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2.24923" calcext:value-type="float">
            <text:p>2,2492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7295" calcext:value-type="float">
            <text:p>7,30E-06</text:p>
          </table:table-cell>
          <table:table-cell/>
          <table:table-cell table:formula="of:=[.D395]-[.G395]" office:value-type="float" office:value="0" calcext:value-type="float">
            <text:p>0</text:p>
          </table:table-cell>
          <table:table-cell table:formula="of:=[.C395]-[.F395]" office:value-type="float" office:value="2.249222705" calcext:value-type="float">
            <text:p>2,24922270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522311" calcext:value-type="float">
            <text:p>0,05223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622" calcext:value-type="float">
            <text:p>6,22E-06</text:p>
          </table:table-cell>
          <table:table-cell/>
          <table:table-cell table:formula="of:=[.D396]-[.G396]" office:value-type="float" office:value="0" calcext:value-type="float">
            <text:p>0</text:p>
          </table:table-cell>
          <table:table-cell table:formula="of:=[.C396]-[.F396]" office:value-type="float" office:value="0.05222488" calcext:value-type="float">
            <text:p>0,0522248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57548" calcext:value-type="float">
            <text:p>0,05754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5687" calcext:value-type="float">
            <text:p>5,69E-06</text:p>
          </table:table-cell>
          <table:table-cell/>
          <table:table-cell table:formula="of:=[.D397]-[.G397]" office:value-type="float" office:value="0" calcext:value-type="float">
            <text:p>0</text:p>
          </table:table-cell>
          <table:table-cell table:formula="of:=[.C397]-[.F397]" office:value-type="float" office:value="0.057542313" calcext:value-type="float">
            <text:p>0,05754231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51784" calcext:value-type="float">
            <text:p>0,05178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7349" calcext:value-type="float">
            <text:p>7,35E-06</text:p>
          </table:table-cell>
          <table:table-cell/>
          <table:table-cell table:formula="of:=[.D398]-[.G398]" office:value-type="float" office:value="0" calcext:value-type="float">
            <text:p>0</text:p>
          </table:table-cell>
          <table:table-cell table:formula="of:=[.C398]-[.F398]" office:value-type="float" office:value="0.051776651" calcext:value-type="float">
            <text:p>0,051776651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145983" calcext:value-type="float">
            <text:p>0,14598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6089" calcext:value-type="float">
            <text:p>6,09E-06</text:p>
          </table:table-cell>
          <table:table-cell/>
          <table:table-cell table:formula="of:=[.D399]-[.G399]" office:value-type="float" office:value="0" calcext:value-type="float">
            <text:p>0</text:p>
          </table:table-cell>
          <table:table-cell table:formula="of:=[.C399]-[.F399]" office:value-type="float" office:value="0.145976911" calcext:value-type="float">
            <text:p>0,145976911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113668" calcext:value-type="float">
            <text:p>0,11366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517" calcext:value-type="float">
            <text:p>5,17E-06</text:p>
          </table:table-cell>
          <table:table-cell/>
          <table:table-cell table:formula="of:=[.D400]-[.G400]" office:value-type="float" office:value="0" calcext:value-type="float">
            <text:p>0</text:p>
          </table:table-cell>
          <table:table-cell table:formula="of:=[.C400]-[.F400]" office:value-type="float" office:value="0.11366283" calcext:value-type="float">
            <text:p>0,11366283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148423" calcext:value-type="float">
            <text:p>0,14842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518" calcext:value-type="float">
            <text:p>5,18E-06</text:p>
          </table:table-cell>
          <table:table-cell/>
          <table:table-cell table:formula="of:=[.D401]-[.G401]" office:value-type="float" office:value="0" calcext:value-type="float">
            <text:p>0</text:p>
          </table:table-cell>
          <table:table-cell table:formula="of:=[.C401]-[.F401]" office:value-type="float" office:value="0.14841782" calcext:value-type="float">
            <text:p>0,1484178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0.210012" calcext:value-type="float">
            <text:p>0,21001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4926" calcext:value-type="float">
            <text:p>4,93E-06</text:p>
          </table:table-cell>
          <table:table-cell/>
          <table:table-cell table:formula="of:=[.D402]-[.G402]" office:value-type="float" office:value="0" calcext:value-type="float">
            <text:p>0</text:p>
          </table:table-cell>
          <table:table-cell table:formula="of:=[.C402]-[.F402]" office:value-type="float" office:value="0.210007074" calcext:value-type="float">
            <text:p>0,21000707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0.230468" calcext:value-type="float">
            <text:p>0,23046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7978" calcext:value-type="float">
            <text:p>7,98E-06</text:p>
          </table:table-cell>
          <table:table-cell/>
          <table:table-cell table:formula="of:=[.D403]-[.G403]" office:value-type="float" office:value="0" calcext:value-type="float">
            <text:p>0</text:p>
          </table:table-cell>
          <table:table-cell table:formula="of:=[.C403]-[.F403]" office:value-type="float" office:value="0.230460022" calcext:value-type="float">
            <text:p>0,23046002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0.208473" calcext:value-type="float">
            <text:p>0,20847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5839" calcext:value-type="float">
            <text:p>5,84E-06</text:p>
          </table:table-cell>
          <table:table-cell/>
          <table:table-cell table:formula="of:=[.D404]-[.G404]" office:value-type="float" office:value="0" calcext:value-type="float">
            <text:p>0</text:p>
          </table:table-cell>
          <table:table-cell table:formula="of:=[.C404]-[.F404]" office:value-type="float" office:value="0.208467161" calcext:value-type="float">
            <text:p>0,20846716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16715" calcext:value-type="float">
            <text:p>0,167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9557" calcext:value-type="float">
            <text:p>9,56E-06</text:p>
          </table:table-cell>
          <table:table-cell/>
          <table:table-cell table:formula="of:=[.D405]-[.G405]" office:value-type="float" office:value="0" calcext:value-type="float">
            <text:p>0</text:p>
          </table:table-cell>
          <table:table-cell table:formula="of:=[.C405]-[.F405]" office:value-type="float" office:value="0.167140443" calcext:value-type="float">
            <text:p>0,16714044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138523" calcext:value-type="float">
            <text:p>0,1385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5599" calcext:value-type="float">
            <text:p>5,60E-06</text:p>
          </table:table-cell>
          <table:table-cell/>
          <table:table-cell table:formula="of:=[.D406]-[.G406]" office:value-type="float" office:value="0" calcext:value-type="float">
            <text:p>0</text:p>
          </table:table-cell>
          <table:table-cell table:formula="of:=[.C406]-[.F406]" office:value-type="float" office:value="0.138517401" calcext:value-type="float">
            <text:p>0,138517401</text:p>
          </table:table-cell>
        </table:table-row>
        <table:table-row table:style-name="ro1">
          <table:table-cell/>
          <table:table-cell office:value-type="float" office:value="99.9703" calcext:value-type="float">
            <text:p>99,9703</text:p>
          </table:table-cell>
          <table:table-cell table:style-name="Default" office:value-type="float" office:value="0.332488" calcext:value-type="float">
            <text:p>0,3324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15205" calcext:value-type="float">
            <text:p>1,52E-05</text:p>
          </table:table-cell>
          <table:table-cell/>
          <table:table-cell table:formula="of:=[.D407]-[.G407]" office:value-type="float" office:value="0" calcext:value-type="float">
            <text:p>0</text:p>
          </table:table-cell>
          <table:table-cell table:formula="of:=[.C407]-[.F407]" office:value-type="float" office:value="0.332472795" calcext:value-type="float">
            <text:p>0,33247279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937045" calcext:value-type="float">
            <text:p>0,93704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5828" calcext:value-type="float">
            <text:p>5,83E-06</text:p>
          </table:table-cell>
          <table:table-cell/>
          <table:table-cell table:formula="of:=[.D408]-[.G408]" office:value-type="float" office:value="0" calcext:value-type="float">
            <text:p>0</text:p>
          </table:table-cell>
          <table:table-cell table:formula="of:=[.C408]-[.F408]" office:value-type="float" office:value="0.937039172" calcext:value-type="float">
            <text:p>0,93703917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3129" calcext:value-type="float">
            <text:p>1,312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5007" calcext:value-type="float">
            <text:p>5,01E-06</text:p>
          </table:table-cell>
          <table:table-cell/>
          <table:table-cell table:formula="of:=[.D409]-[.G409]" office:value-type="float" office:value="0" calcext:value-type="float">
            <text:p>0</text:p>
          </table:table-cell>
          <table:table-cell table:formula="of:=[.C409]-[.F409]" office:value-type="float" office:value="1.312894993" calcext:value-type="float">
            <text:p>1,312894993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951789" calcext:value-type="float">
            <text:p>0,95178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0599" calcext:value-type="float">
            <text:p>1,06E-05</text:p>
          </table:table-cell>
          <table:table-cell/>
          <table:table-cell table:formula="of:=[.D410]-[.G410]" office:value-type="float" office:value="0" calcext:value-type="float">
            <text:p>0</text:p>
          </table:table-cell>
          <table:table-cell table:formula="of:=[.C410]-[.F410]" office:value-type="float" office:value="0.951778401" calcext:value-type="float">
            <text:p>0,95177840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3.79342" calcext:value-type="float">
            <text:p>3,7934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4033" calcext:value-type="float">
            <text:p>1,40E-05</text:p>
          </table:table-cell>
          <table:table-cell/>
          <table:table-cell table:formula="of:=[.D411]-[.G411]" office:value-type="float" office:value="0" calcext:value-type="float">
            <text:p>0</text:p>
          </table:table-cell>
          <table:table-cell table:formula="of:=[.C411]-[.F411]" office:value-type="float" office:value="3.793405967" calcext:value-type="float">
            <text:p>3,793405967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1.68478" calcext:value-type="float">
            <text:p>1,6847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5857" calcext:value-type="float">
            <text:p>5,86E-06</text:p>
          </table:table-cell>
          <table:table-cell/>
          <table:table-cell table:formula="of:=[.D412]-[.G412]" office:value-type="float" office:value="0" calcext:value-type="float">
            <text:p>0</text:p>
          </table:table-cell>
          <table:table-cell table:formula="of:=[.C412]-[.F412]" office:value-type="float" office:value="1.684774143" calcext:value-type="float">
            <text:p>1,68477414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2.87285" calcext:value-type="float">
            <text:p>2,8728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4998" calcext:value-type="float">
            <text:p>5,00E-06</text:p>
          </table:table-cell>
          <table:table-cell/>
          <table:table-cell table:formula="of:=[.D413]-[.G413]" office:value-type="float" office:value="0" calcext:value-type="float">
            <text:p>0</text:p>
          </table:table-cell>
          <table:table-cell table:formula="of:=[.C413]-[.F413]" office:value-type="float" office:value="2.872845002" calcext:value-type="float">
            <text:p>2,87284500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158374" calcext:value-type="float">
            <text:p>0,15837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6141" calcext:value-type="float">
            <text:p>6,14E-06</text:p>
          </table:table-cell>
          <table:table-cell/>
          <table:table-cell table:formula="of:=[.D414]-[.G414]" office:value-type="float" office:value="0" calcext:value-type="float">
            <text:p>0</text:p>
          </table:table-cell>
          <table:table-cell table:formula="of:=[.C414]-[.F414]" office:value-type="float" office:value="0.158367859" calcext:value-type="float">
            <text:p>0,15836785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334418" calcext:value-type="float">
            <text:p>0,3344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14564" calcext:value-type="float">
            <text:p>1,46E-05</text:p>
          </table:table-cell>
          <table:table-cell/>
          <table:table-cell table:formula="of:=[.D415]-[.G415]" office:value-type="float" office:value="0" calcext:value-type="float">
            <text:p>0</text:p>
          </table:table-cell>
          <table:table-cell table:formula="of:=[.C415]-[.F415]" office:value-type="float" office:value="0.334403436" calcext:value-type="float">
            <text:p>0,33440343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434364" calcext:value-type="float">
            <text:p>0,43436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10714" calcext:value-type="float">
            <text:p>1,07E-05</text:p>
          </table:table-cell>
          <table:table-cell/>
          <table:table-cell table:formula="of:=[.D416]-[.G416]" office:value-type="float" office:value="0" calcext:value-type="float">
            <text:p>0</text:p>
          </table:table-cell>
          <table:table-cell table:formula="of:=[.C416]-[.F416]" office:value-type="float" office:value="0.434353286" calcext:value-type="float">
            <text:p>0,434353286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47275" calcext:value-type="float">
            <text:p>1,4727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4111" calcext:value-type="float">
            <text:p>1,41E-05</text:p>
          </table:table-cell>
          <table:table-cell/>
          <table:table-cell table:formula="of:=[.D417]-[.G417]" office:value-type="float" office:value="0" calcext:value-type="float">
            <text:p>0</text:p>
          </table:table-cell>
          <table:table-cell table:formula="of:=[.C417]-[.F417]" office:value-type="float" office:value="1.472735889" calcext:value-type="float">
            <text:p>1,47273588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99407" calcext:value-type="float">
            <text:p>1,9940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4629" calcext:value-type="float">
            <text:p>1,46E-05</text:p>
          </table:table-cell>
          <table:table-cell/>
          <table:table-cell table:formula="of:=[.D418]-[.G418]" office:value-type="float" office:value="0" calcext:value-type="float">
            <text:p>0</text:p>
          </table:table-cell>
          <table:table-cell table:formula="of:=[.C418]-[.F418]" office:value-type="float" office:value="1.994055371" calcext:value-type="float">
            <text:p>1,994055371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02827" calcext:value-type="float">
            <text:p>1,0282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7021" calcext:value-type="float">
            <text:p>7,02E-06</text:p>
          </table:table-cell>
          <table:table-cell/>
          <table:table-cell table:formula="of:=[.D419]-[.G419]" office:value-type="float" office:value="0" calcext:value-type="float">
            <text:p>0</text:p>
          </table:table-cell>
          <table:table-cell table:formula="of:=[.C419]-[.F419]" office:value-type="float" office:value="1.028262979" calcext:value-type="float">
            <text:p>1,028262979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5.05658" calcext:value-type="float">
            <text:p>5,0565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7101" calcext:value-type="float">
            <text:p>7,10E-06</text:p>
          </table:table-cell>
          <table:table-cell/>
          <table:table-cell table:formula="of:=[.D420]-[.G420]" office:value-type="float" office:value="0" calcext:value-type="float">
            <text:p>0</text:p>
          </table:table-cell>
          <table:table-cell table:formula="of:=[.C420]-[.F420]" office:value-type="float" office:value="5.056572899" calcext:value-type="float">
            <text:p>5,056572899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4.01799" calcext:value-type="float">
            <text:p>4,0179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0326" calcext:value-type="float">
            <text:p>1,03E-05</text:p>
          </table:table-cell>
          <table:table-cell/>
          <table:table-cell table:formula="of:=[.D421]-[.G421]" office:value-type="float" office:value="0" calcext:value-type="float">
            <text:p>0</text:p>
          </table:table-cell>
          <table:table-cell table:formula="of:=[.C421]-[.F421]" office:value-type="float" office:value="4.017979674" calcext:value-type="float">
            <text:p>4,01797967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4.09902" calcext:value-type="float">
            <text:p>4,0990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5703" calcext:value-type="float">
            <text:p>5,70E-06</text:p>
          </table:table-cell>
          <table:table-cell/>
          <table:table-cell table:formula="of:=[.D422]-[.G422]" office:value-type="float" office:value="0" calcext:value-type="float">
            <text:p>0</text:p>
          </table:table-cell>
          <table:table-cell table:formula="of:=[.C422]-[.F422]" office:value-type="float" office:value="4.099014297" calcext:value-type="float">
            <text:p>4,099014297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Default" office:value-type="float" office:value="1.0925" calcext:value-type="float">
            <text:p>1,092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009763" calcext:value-type="float">
            <text:p>9,76E-06</text:p>
          </table:table-cell>
          <table:table-cell/>
          <table:table-cell table:formula="of:=[.D423]-[.G423]" office:value-type="float" office:value="0" calcext:value-type="float">
            <text:p>0</text:p>
          </table:table-cell>
          <table:table-cell table:formula="of:=[.C423]-[.F423]" office:value-type="float" office:value="1.092490237" calcext:value-type="float">
            <text:p>1,092490237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Default" office:value-type="float" office:value="0.49487" calcext:value-type="float">
            <text:p>0,4948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0142" calcext:value-type="float">
            <text:p>1,42E-05</text:p>
          </table:table-cell>
          <table:table-cell/>
          <table:table-cell table:formula="of:=[.D424]-[.G424]" office:value-type="float" office:value="0" calcext:value-type="float">
            <text:p>0</text:p>
          </table:table-cell>
          <table:table-cell table:formula="of:=[.C424]-[.F424]" office:value-type="float" office:value="0.4948558" calcext:value-type="float">
            <text:p>0,4948558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Default" office:value-type="float" office:value="0.5657" calcext:value-type="float">
            <text:p>0,565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004632" calcext:value-type="float">
            <text:p>4,63E-06</text:p>
          </table:table-cell>
          <table:table-cell/>
          <table:table-cell table:formula="of:=[.D425]-[.G425]" office:value-type="float" office:value="0" calcext:value-type="float">
            <text:p>0</text:p>
          </table:table-cell>
          <table:table-cell table:formula="of:=[.C425]-[.F425]" office:value-type="float" office:value="0.565695368" calcext:value-type="float">
            <text:p>0,565695368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Default" office:value-type="float" office:value="0.515148" calcext:value-type="float">
            <text:p>0,51514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005001" calcext:value-type="float">
            <text:p>5,00E-06</text:p>
          </table:table-cell>
          <table:table-cell/>
          <table:table-cell table:formula="of:=[.D426]-[.G426]" office:value-type="float" office:value="0" calcext:value-type="float">
            <text:p>0</text:p>
          </table:table-cell>
          <table:table-cell table:formula="of:=[.C426]-[.F426]" office:value-type="float" office:value="0.515142999" calcext:value-type="float">
            <text:p>0,515142999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Default" office:value-type="float" office:value="0.395482" calcext:value-type="float">
            <text:p>0,39548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006714" calcext:value-type="float">
            <text:p>6,71E-06</text:p>
          </table:table-cell>
          <table:table-cell/>
          <table:table-cell table:formula="of:=[.D427]-[.G427]" office:value-type="float" office:value="0" calcext:value-type="float">
            <text:p>0</text:p>
          </table:table-cell>
          <table:table-cell table:formula="of:=[.C427]-[.F427]" office:value-type="float" office:value="0.395475286" calcext:value-type="float">
            <text:p>0,39547528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Default" office:value-type="float" office:value="0.380498" calcext:value-type="float">
            <text:p>0,38049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005926" calcext:value-type="float">
            <text:p>5,93E-06</text:p>
          </table:table-cell>
          <table:table-cell/>
          <table:table-cell table:formula="of:=[.D428]-[.G428]" office:value-type="float" office:value="0" calcext:value-type="float">
            <text:p>0</text:p>
          </table:table-cell>
          <table:table-cell table:formula="of:=[.C428]-[.F428]" office:value-type="float" office:value="0.380492074" calcext:value-type="float">
            <text:p>0,380492074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Default" office:value-type="float" office:value="0.385883" calcext:value-type="float">
            <text:p>0,38588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006372" calcext:value-type="float">
            <text:p>6,37E-06</text:p>
          </table:table-cell>
          <table:table-cell/>
          <table:table-cell table:formula="of:=[.D429]-[.G429]" office:value-type="float" office:value="0" calcext:value-type="float">
            <text:p>0</text:p>
          </table:table-cell>
          <table:table-cell table:formula="of:=[.C429]-[.F429]" office:value-type="float" office:value="0.385876628" calcext:value-type="float">
            <text:p>0,385876628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Default" office:value-type="float" office:value="0.28253" calcext:value-type="float">
            <text:p>0,2825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006063" calcext:value-type="float">
            <text:p>6,06E-06</text:p>
          </table:table-cell>
          <table:table-cell/>
          <table:table-cell table:formula="of:=[.D430]-[.G430]" office:value-type="float" office:value="0" calcext:value-type="float">
            <text:p>0</text:p>
          </table:table-cell>
          <table:table-cell table:formula="of:=[.C430]-[.F430]" office:value-type="float" office:value="0.282523937" calcext:value-type="float">
            <text:p>0,282523937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Default" office:value-type="float" office:value="0.502651" calcext:value-type="float">
            <text:p>0,50265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006742" calcext:value-type="float">
            <text:p>6,74E-06</text:p>
          </table:table-cell>
          <table:table-cell/>
          <table:table-cell table:formula="of:=[.D431]-[.G431]" office:value-type="float" office:value="0" calcext:value-type="float">
            <text:p>0</text:p>
          </table:table-cell>
          <table:table-cell table:formula="of:=[.C431]-[.F431]" office:value-type="float" office:value="0.502644258" calcext:value-type="float">
            <text:p>0,502644258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Default" office:value-type="float" office:value="0.324805" calcext:value-type="float">
            <text:p>0,32480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005743" calcext:value-type="float">
            <text:p>5,74E-06</text:p>
          </table:table-cell>
          <table:table-cell/>
          <table:table-cell table:formula="of:=[.D432]-[.G432]" office:value-type="float" office:value="0" calcext:value-type="float">
            <text:p>0</text:p>
          </table:table-cell>
          <table:table-cell table:formula="of:=[.C432]-[.F432]" office:value-type="float" office:value="0.324799257" calcext:value-type="float">
            <text:p>0,324799257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18369" calcext:value-type="float">
            <text:p>1,1836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651" calcext:value-type="float">
            <text:p>6,51E-06</text:p>
          </table:table-cell>
          <table:table-cell/>
          <table:table-cell table:formula="of:=[.D433]-[.G433]" office:value-type="float" office:value="0" calcext:value-type="float">
            <text:p>0</text:p>
          </table:table-cell>
          <table:table-cell table:formula="of:=[.C433]-[.F433]" office:value-type="float" office:value="1.18368349" calcext:value-type="float">
            <text:p>1,1836834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2.57224" calcext:value-type="float">
            <text:p>2,5722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0123" calcext:value-type="float">
            <text:p>1,01E-05</text:p>
          </table:table-cell>
          <table:table-cell/>
          <table:table-cell table:formula="of:=[.D434]-[.G434]" office:value-type="float" office:value="0" calcext:value-type="float">
            <text:p>0</text:p>
          </table:table-cell>
          <table:table-cell table:formula="of:=[.C434]-[.F434]" office:value-type="float" office:value="2.572229877" calcext:value-type="float">
            <text:p>2,572229877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79197" calcext:value-type="float">
            <text:p>1,7919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0726" calcext:value-type="float">
            <text:p>1,07E-05</text:p>
          </table:table-cell>
          <table:table-cell/>
          <table:table-cell table:formula="of:=[.D435]-[.G435]" office:value-type="float" office:value="0" calcext:value-type="float">
            <text:p>0</text:p>
          </table:table-cell>
          <table:table-cell table:formula="of:=[.C435]-[.F435]" office:value-type="float" office:value="1.791959274" calcext:value-type="float">
            <text:p>1,791959274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22715" calcext:value-type="float">
            <text:p>1,2271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4221" calcext:value-type="float">
            <text:p>4,22E-06</text:p>
          </table:table-cell>
          <table:table-cell/>
          <table:table-cell table:formula="of:=[.D436]-[.G436]" office:value-type="float" office:value="0" calcext:value-type="float">
            <text:p>0</text:p>
          </table:table-cell>
          <table:table-cell table:formula="of:=[.C436]-[.F436]" office:value-type="float" office:value="1.227145779" calcext:value-type="float">
            <text:p>1,22714577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10919" calcext:value-type="float">
            <text:p>1,1091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5825" calcext:value-type="float">
            <text:p>5,83E-06</text:p>
          </table:table-cell>
          <table:table-cell/>
          <table:table-cell table:formula="of:=[.D437]-[.G437]" office:value-type="float" office:value="0" calcext:value-type="float">
            <text:p>0</text:p>
          </table:table-cell>
          <table:table-cell table:formula="of:=[.C437]-[.F437]" office:value-type="float" office:value="1.109184175" calcext:value-type="float">
            <text:p>1,10918417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15692" calcext:value-type="float">
            <text:p>1,1569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6575" calcext:value-type="float">
            <text:p>6,58E-06</text:p>
          </table:table-cell>
          <table:table-cell/>
          <table:table-cell table:formula="of:=[.D438]-[.G438]" office:value-type="float" office:value="0" calcext:value-type="float">
            <text:p>0</text:p>
          </table:table-cell>
          <table:table-cell table:formula="of:=[.C438]-[.F438]" office:value-type="float" office:value="1.156913425" calcext:value-type="float">
            <text:p>1,15691342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2.08829" calcext:value-type="float">
            <text:p>2,0882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6687" calcext:value-type="float">
            <text:p>6,69E-06</text:p>
          </table:table-cell>
          <table:table-cell/>
          <table:table-cell table:formula="of:=[.D439]-[.G439]" office:value-type="float" office:value="0" calcext:value-type="float">
            <text:p>0</text:p>
          </table:table-cell>
          <table:table-cell table:formula="of:=[.C439]-[.F439]" office:value-type="float" office:value="2.088283313" calcext:value-type="float">
            <text:p>2,088283313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79819" calcext:value-type="float">
            <text:p>1,7981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5043" calcext:value-type="float">
            <text:p>1,50E-05</text:p>
          </table:table-cell>
          <table:table-cell/>
          <table:table-cell table:formula="of:=[.D440]-[.G440]" office:value-type="float" office:value="0" calcext:value-type="float">
            <text:p>0</text:p>
          </table:table-cell>
          <table:table-cell table:formula="of:=[.C440]-[.F440]" office:value-type="float" office:value="1.798174957" calcext:value-type="float">
            <text:p>1,798174957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30965" calcext:value-type="float">
            <text:p>1,3096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3172" calcext:value-type="float">
            <text:p>1,32E-05</text:p>
          </table:table-cell>
          <table:table-cell/>
          <table:table-cell table:formula="of:=[.D441]-[.G441]" office:value-type="float" office:value="0" calcext:value-type="float">
            <text:p>0</text:p>
          </table:table-cell>
          <table:table-cell table:formula="of:=[.C441]-[.F441]" office:value-type="float" office:value="1.309636828" calcext:value-type="float">
            <text:p>1,30963682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742467" calcext:value-type="float">
            <text:p>0,74246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5675" calcext:value-type="float">
            <text:p>5,68E-06</text:p>
          </table:table-cell>
          <table:table-cell/>
          <table:table-cell table:formula="of:=[.D442]-[.G442]" office:value-type="float" office:value="0" calcext:value-type="float">
            <text:p>0</text:p>
          </table:table-cell>
          <table:table-cell table:formula="of:=[.C442]-[.F442]" office:value-type="float" office:value="0.742461325" calcext:value-type="float">
            <text:p>0,742461325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Default" office:value-type="float" office:value="1.82102" calcext:value-type="float">
            <text:p>1,82102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00676" calcext:value-type="float">
            <text:p>6,76E-06</text:p>
          </table:table-cell>
          <table:table-cell/>
          <table:table-cell table:formula="of:=[.D443]-[.G443]" office:value-type="float" office:value="0" calcext:value-type="float">
            <text:p>0</text:p>
          </table:table-cell>
          <table:table-cell table:formula="of:=[.C443]-[.F443]" office:value-type="float" office:value="1.82101324" calcext:value-type="float">
            <text:p>1,82101324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Default" office:value-type="float" office:value="1.99349" calcext:value-type="float">
            <text:p>1,99349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005077" calcext:value-type="float">
            <text:p>5,08E-06</text:p>
          </table:table-cell>
          <table:table-cell/>
          <table:table-cell table:formula="of:=[.D444]-[.G444]" office:value-type="float" office:value="0" calcext:value-type="float">
            <text:p>0</text:p>
          </table:table-cell>
          <table:table-cell table:formula="of:=[.C444]-[.F444]" office:value-type="float" office:value="1.993484923" calcext:value-type="float">
            <text:p>1,993484923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Default" office:value-type="float" office:value="2.02701" calcext:value-type="float">
            <text:p>2,0270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006116" calcext:value-type="float">
            <text:p>6,12E-06</text:p>
          </table:table-cell>
          <table:table-cell/>
          <table:table-cell table:formula="of:=[.D445]-[.G445]" office:value-type="float" office:value="0" calcext:value-type="float">
            <text:p>0</text:p>
          </table:table-cell>
          <table:table-cell table:formula="of:=[.C445]-[.F445]" office:value-type="float" office:value="2.027003884" calcext:value-type="float">
            <text:p>2,027003884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Default" office:value-type="float" office:value="4.36021" calcext:value-type="float">
            <text:p>4,3602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007102" calcext:value-type="float">
            <text:p>7,10E-06</text:p>
          </table:table-cell>
          <table:table-cell/>
          <table:table-cell table:formula="of:=[.D446]-[.G446]" office:value-type="float" office:value="0" calcext:value-type="float">
            <text:p>0</text:p>
          </table:table-cell>
          <table:table-cell table:formula="of:=[.C446]-[.F446]" office:value-type="float" office:value="4.360202898" calcext:value-type="float">
            <text:p>4,360202898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Default" office:value-type="float" office:value="1.42448" calcext:value-type="float">
            <text:p>1,4244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004107" calcext:value-type="float">
            <text:p>4,11E-06</text:p>
          </table:table-cell>
          <table:table-cell/>
          <table:table-cell table:formula="of:=[.D447]-[.G447]" office:value-type="float" office:value="0" calcext:value-type="float">
            <text:p>0</text:p>
          </table:table-cell>
          <table:table-cell table:formula="of:=[.C447]-[.F447]" office:value-type="float" office:value="1.424475893" calcext:value-type="float">
            <text:p>1,424475893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Default" office:value-type="float" office:value="1.47913" calcext:value-type="float">
            <text:p>1,4791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00633" calcext:value-type="float">
            <text:p>6,33E-06</text:p>
          </table:table-cell>
          <table:table-cell/>
          <table:table-cell table:formula="of:=[.D448]-[.G448]" office:value-type="float" office:value="0" calcext:value-type="float">
            <text:p>0</text:p>
          </table:table-cell>
          <table:table-cell table:formula="of:=[.C448]-[.F448]" office:value-type="float" office:value="1.47912367" calcext:value-type="float">
            <text:p>1,47912367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Default" office:value-type="float" office:value="3.77446" calcext:value-type="float">
            <text:p>3,7744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004123" calcext:value-type="float">
            <text:p>4,12E-06</text:p>
          </table:table-cell>
          <table:table-cell/>
          <table:table-cell table:formula="of:=[.D449]-[.G449]" office:value-type="float" office:value="0" calcext:value-type="float">
            <text:p>0</text:p>
          </table:table-cell>
          <table:table-cell table:formula="of:=[.C449]-[.F449]" office:value-type="float" office:value="3.774455877" calcext:value-type="float">
            <text:p>3,774455877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Default" office:value-type="float" office:value="1.97794" calcext:value-type="float">
            <text:p>1,9779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012771" calcext:value-type="float">
            <text:p>1,28E-05</text:p>
          </table:table-cell>
          <table:table-cell/>
          <table:table-cell table:formula="of:=[.D450]-[.G450]" office:value-type="float" office:value="0" calcext:value-type="float">
            <text:p>0</text:p>
          </table:table-cell>
          <table:table-cell table:formula="of:=[.C450]-[.F450]" office:value-type="float" office:value="1.977927229" calcext:value-type="float">
            <text:p>1,977927229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Default" office:value-type="float" office:value="2.46843" calcext:value-type="float">
            <text:p>2,4684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006663" calcext:value-type="float">
            <text:p>6,66E-06</text:p>
          </table:table-cell>
          <table:table-cell/>
          <table:table-cell table:formula="of:=[.D451]-[.G451]" office:value-type="float" office:value="0" calcext:value-type="float">
            <text:p>0</text:p>
          </table:table-cell>
          <table:table-cell table:formula="of:=[.C451]-[.F451]" office:value-type="float" office:value="2.468423337" calcext:value-type="float">
            <text:p>2,468423337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Default" office:value-type="float" office:value="2.01257" calcext:value-type="float">
            <text:p>2,01257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006074" calcext:value-type="float">
            <text:p>6,07E-06</text:p>
          </table:table-cell>
          <table:table-cell/>
          <table:table-cell table:formula="of:=[.D452]-[.G452]" office:value-type="float" office:value="0" calcext:value-type="float">
            <text:p>0</text:p>
          </table:table-cell>
          <table:table-cell table:formula="of:=[.C452]-[.F452]" office:value-type="float" office:value="2.012563926" calcext:value-type="float">
            <text:p>2,01256392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340664" calcext:value-type="float">
            <text:p>0,34066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10635" calcext:value-type="float">
            <text:p>1,06E-05</text:p>
          </table:table-cell>
          <table:table-cell/>
          <table:table-cell table:formula="of:=[.D453]-[.G453]" office:value-type="float" office:value="0" calcext:value-type="float">
            <text:p>0</text:p>
          </table:table-cell>
          <table:table-cell table:formula="of:=[.C453]-[.F453]" office:value-type="float" office:value="0.340653365" calcext:value-type="float">
            <text:p>0,34065336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317431" calcext:value-type="float">
            <text:p>0,3174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14991" calcext:value-type="float">
            <text:p>1,50E-05</text:p>
          </table:table-cell>
          <table:table-cell/>
          <table:table-cell table:formula="of:=[.D454]-[.G454]" office:value-type="float" office:value="0" calcext:value-type="float">
            <text:p>0</text:p>
          </table:table-cell>
          <table:table-cell table:formula="of:=[.C454]-[.F454]" office:value-type="float" office:value="0.317416009" calcext:value-type="float">
            <text:p>0,31741600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32624" calcext:value-type="float">
            <text:p>0,326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14474" calcext:value-type="float">
            <text:p>1,45E-05</text:p>
          </table:table-cell>
          <table:table-cell/>
          <table:table-cell table:formula="of:=[.D455]-[.G455]" office:value-type="float" office:value="0" calcext:value-type="float">
            <text:p>0</text:p>
          </table:table-cell>
          <table:table-cell table:formula="of:=[.C455]-[.F455]" office:value-type="float" office:value="0.326225526" calcext:value-type="float">
            <text:p>0,326225526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2.55445" calcext:value-type="float">
            <text:p>2,5544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514" calcext:value-type="float">
            <text:p>1,51E-05</text:p>
          </table:table-cell>
          <table:table-cell/>
          <table:table-cell table:formula="of:=[.D456]-[.G456]" office:value-type="float" office:value="0" calcext:value-type="float">
            <text:p>0</text:p>
          </table:table-cell>
          <table:table-cell table:formula="of:=[.C456]-[.F456]" office:value-type="float" office:value="2.55443486" calcext:value-type="float">
            <text:p>2,55443486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04082" calcext:value-type="float">
            <text:p>1,0408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4922" calcext:value-type="float">
            <text:p>4,92E-06</text:p>
          </table:table-cell>
          <table:table-cell/>
          <table:table-cell table:formula="of:=[.D457]-[.G457]" office:value-type="float" office:value="0" calcext:value-type="float">
            <text:p>0</text:p>
          </table:table-cell>
          <table:table-cell table:formula="of:=[.C457]-[.F457]" office:value-type="float" office:value="1.040815078" calcext:value-type="float">
            <text:p>1,04081507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23819" calcext:value-type="float">
            <text:p>1,2381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6507" calcext:value-type="float">
            <text:p>6,51E-06</text:p>
          </table:table-cell>
          <table:table-cell/>
          <table:table-cell table:formula="of:=[.D458]-[.G458]" office:value-type="float" office:value="0" calcext:value-type="float">
            <text:p>0</text:p>
          </table:table-cell>
          <table:table-cell table:formula="of:=[.C458]-[.F458]" office:value-type="float" office:value="1.238183493" calcext:value-type="float">
            <text:p>1,23818349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4.60237" calcext:value-type="float">
            <text:p>4,6023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6913" calcext:value-type="float">
            <text:p>6,91E-06</text:p>
          </table:table-cell>
          <table:table-cell/>
          <table:table-cell table:formula="of:=[.D459]-[.G459]" office:value-type="float" office:value="0" calcext:value-type="float">
            <text:p>0</text:p>
          </table:table-cell>
          <table:table-cell table:formula="of:=[.C459]-[.F459]" office:value-type="float" office:value="4.602363087" calcext:value-type="float">
            <text:p>4,602363087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5.80763" calcext:value-type="float">
            <text:p>5,8076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4594" calcext:value-type="float">
            <text:p>4,59E-06</text:p>
          </table:table-cell>
          <table:table-cell/>
          <table:table-cell table:formula="of:=[.D460]-[.G460]" office:value-type="float" office:value="0" calcext:value-type="float">
            <text:p>0</text:p>
          </table:table-cell>
          <table:table-cell table:formula="of:=[.C460]-[.F460]" office:value-type="float" office:value="5.807625406" calcext:value-type="float">
            <text:p>5,80762540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5.70356" calcext:value-type="float">
            <text:p>5,7035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5565" calcext:value-type="float">
            <text:p>1,56E-05</text:p>
          </table:table-cell>
          <table:table-cell/>
          <table:table-cell table:formula="of:=[.D461]-[.G461]" office:value-type="float" office:value="0" calcext:value-type="float">
            <text:p>0</text:p>
          </table:table-cell>
          <table:table-cell table:formula="of:=[.C461]-[.F461]" office:value-type="float" office:value="5.703544435" calcext:value-type="float">
            <text:p>5,70354443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94732" calcext:value-type="float">
            <text:p>0,0947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7419" calcext:value-type="float">
            <text:p>7,42E-06</text:p>
          </table:table-cell>
          <table:table-cell/>
          <table:table-cell table:formula="of:=[.D462]-[.G462]" office:value-type="float" office:value="0" calcext:value-type="float">
            <text:p>0</text:p>
          </table:table-cell>
          <table:table-cell table:formula="of:=[.C462]-[.F462]" office:value-type="float" office:value="0.094724581" calcext:value-type="float">
            <text:p>0,09472458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215143" calcext:value-type="float">
            <text:p>0,2151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813" calcext:value-type="float">
            <text:p>4,81E-06</text:p>
          </table:table-cell>
          <table:table-cell/>
          <table:table-cell table:formula="of:=[.D463]-[.G463]" office:value-type="float" office:value="0" calcext:value-type="float">
            <text:p>0</text:p>
          </table:table-cell>
          <table:table-cell table:formula="of:=[.C463]-[.F463]" office:value-type="float" office:value="0.215138187" calcext:value-type="float">
            <text:p>0,21513818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221925" calcext:value-type="float">
            <text:p>0,221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6125" calcext:value-type="float">
            <text:p>6,13E-06</text:p>
          </table:table-cell>
          <table:table-cell/>
          <table:table-cell table:formula="of:=[.D464]-[.G464]" office:value-type="float" office:value="0" calcext:value-type="float">
            <text:p>0</text:p>
          </table:table-cell>
          <table:table-cell table:formula="of:=[.C464]-[.F464]" office:value-type="float" office:value="0.221918875" calcext:value-type="float">
            <text:p>0,22191887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2.10028" calcext:value-type="float">
            <text:p>2,1002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5308" calcext:value-type="float">
            <text:p>1,53E-05</text:p>
          </table:table-cell>
          <table:table-cell/>
          <table:table-cell table:formula="of:=[.D465]-[.G465]" office:value-type="float" office:value="0" calcext:value-type="float">
            <text:p>0</text:p>
          </table:table-cell>
          <table:table-cell table:formula="of:=[.C465]-[.F465]" office:value-type="float" office:value="2.100264692" calcext:value-type="float">
            <text:p>2,10026469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2.19902" calcext:value-type="float">
            <text:p>2,1990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4189" calcext:value-type="float">
            <text:p>1,42E-05</text:p>
          </table:table-cell>
          <table:table-cell/>
          <table:table-cell table:formula="of:=[.D466]-[.G466]" office:value-type="float" office:value="0" calcext:value-type="float">
            <text:p>0</text:p>
          </table:table-cell>
          <table:table-cell table:formula="of:=[.C466]-[.F466]" office:value-type="float" office:value="2.199005811" calcext:value-type="float">
            <text:p>2,199005811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960852" calcext:value-type="float">
            <text:p>0,96085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729" calcext:value-type="float">
            <text:p>7,29E-06</text:p>
          </table:table-cell>
          <table:table-cell/>
          <table:table-cell table:formula="of:=[.D467]-[.G467]" office:value-type="float" office:value="0" calcext:value-type="float">
            <text:p>0</text:p>
          </table:table-cell>
          <table:table-cell table:formula="of:=[.C467]-[.F467]" office:value-type="float" office:value="0.96084471" calcext:value-type="float">
            <text:p>0,9608447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3.90285" calcext:value-type="float">
            <text:p>3,9028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7135" calcext:value-type="float">
            <text:p>7,14E-06</text:p>
          </table:table-cell>
          <table:table-cell/>
          <table:table-cell table:formula="of:=[.D468]-[.G468]" office:value-type="float" office:value="0" calcext:value-type="float">
            <text:p>0</text:p>
          </table:table-cell>
          <table:table-cell table:formula="of:=[.C468]-[.F468]" office:value-type="float" office:value="3.902842865" calcext:value-type="float">
            <text:p>3,90284286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4.30753" calcext:value-type="float">
            <text:p>4,3075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3965" calcext:value-type="float">
            <text:p>1,40E-05</text:p>
          </table:table-cell>
          <table:table-cell/>
          <table:table-cell table:formula="of:=[.D469]-[.G469]" office:value-type="float" office:value="0" calcext:value-type="float">
            <text:p>0</text:p>
          </table:table-cell>
          <table:table-cell table:formula="of:=[.C469]-[.F469]" office:value-type="float" office:value="4.307516035" calcext:value-type="float">
            <text:p>4,30751603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2.48236" calcext:value-type="float">
            <text:p>2,4823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7542" calcext:value-type="float">
            <text:p>7,54E-06</text:p>
          </table:table-cell>
          <table:table-cell/>
          <table:table-cell table:formula="of:=[.D470]-[.G470]" office:value-type="float" office:value="0" calcext:value-type="float">
            <text:p>0</text:p>
          </table:table-cell>
          <table:table-cell table:formula="of:=[.C470]-[.F470]" office:value-type="float" office:value="2.482352458" calcext:value-type="float">
            <text:p>2,48235245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1.38033" calcext:value-type="float">
            <text:p>1,380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22839" calcext:value-type="float">
            <text:p>2,28E-05</text:p>
          </table:table-cell>
          <table:table-cell/>
          <table:table-cell table:formula="of:=[.D471]-[.G471]" office:value-type="float" office:value="0" calcext:value-type="float">
            <text:p>0</text:p>
          </table:table-cell>
          <table:table-cell table:formula="of:=[.C471]-[.F471]" office:value-type="float" office:value="1.380307161" calcext:value-type="float">
            <text:p>1,38030716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1.5873" calcext:value-type="float">
            <text:p>1,587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39363" calcext:value-type="float">
            <text:p>3,94E-05</text:p>
          </table:table-cell>
          <table:table-cell/>
          <table:table-cell table:formula="of:=[.D472]-[.G472]" office:value-type="float" office:value="0" calcext:value-type="float">
            <text:p>0</text:p>
          </table:table-cell>
          <table:table-cell table:formula="of:=[.C472]-[.F472]" office:value-type="float" office:value="1.587260637" calcext:value-type="float">
            <text:p>1,58726063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1.10538" calcext:value-type="float">
            <text:p>1,105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3997" calcext:value-type="float">
            <text:p>4,00E-05</text:p>
          </table:table-cell>
          <table:table-cell/>
          <table:table-cell table:formula="of:=[.D473]-[.G473]" office:value-type="float" office:value="0" calcext:value-type="float">
            <text:p>0</text:p>
          </table:table-cell>
          <table:table-cell table:formula="of:=[.C473]-[.F473]" office:value-type="float" office:value="1.10534003" calcext:value-type="float">
            <text:p>1,10534003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0.6845" calcext:value-type="float">
            <text:p>10,684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2609" calcext:value-type="float">
            <text:p>1,26E-05</text:p>
          </table:table-cell>
          <table:table-cell/>
          <table:table-cell table:formula="of:=[.D474]-[.G474]" office:value-type="float" office:value="0" calcext:value-type="float">
            <text:p>0</text:p>
          </table:table-cell>
          <table:table-cell table:formula="of:=[.C474]-[.F474]" office:value-type="float" office:value="10.684487391" calcext:value-type="float">
            <text:p>10,684487391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0.8525" calcext:value-type="float">
            <text:p>10,852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25713" calcext:value-type="float">
            <text:p>2,57E-05</text:p>
          </table:table-cell>
          <table:table-cell/>
          <table:table-cell table:formula="of:=[.D475]-[.G475]" office:value-type="float" office:value="0" calcext:value-type="float">
            <text:p>0</text:p>
          </table:table-cell>
          <table:table-cell table:formula="of:=[.C475]-[.F475]" office:value-type="float" office:value="10.852474287" calcext:value-type="float">
            <text:p>10,852474287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8.04693" calcext:value-type="float">
            <text:p>8,046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7472" calcext:value-type="float">
            <text:p>1,75E-05</text:p>
          </table:table-cell>
          <table:table-cell/>
          <table:table-cell table:formula="of:=[.D476]-[.G476]" office:value-type="float" office:value="0" calcext:value-type="float">
            <text:p>0</text:p>
          </table:table-cell>
          <table:table-cell table:formula="of:=[.C476]-[.F476]" office:value-type="float" office:value="8.046912528" calcext:value-type="float">
            <text:p>8,04691252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27.7338" calcext:value-type="float">
            <text:p>27,733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7606" calcext:value-type="float">
            <text:p>1,76E-05</text:p>
          </table:table-cell>
          <table:table-cell/>
          <table:table-cell table:formula="of:=[.D477]-[.G477]" office:value-type="float" office:value="0" calcext:value-type="float">
            <text:p>0</text:p>
          </table:table-cell>
          <table:table-cell table:formula="of:=[.C477]-[.F477]" office:value-type="float" office:value="27.733782394" calcext:value-type="float">
            <text:p>27,73378239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17.0232" calcext:value-type="float">
            <text:p>17,023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36247" calcext:value-type="float">
            <text:p>3,62E-05</text:p>
          </table:table-cell>
          <table:table-cell/>
          <table:table-cell table:formula="of:=[.D478]-[.G478]" office:value-type="float" office:value="0" calcext:value-type="float">
            <text:p>0</text:p>
          </table:table-cell>
          <table:table-cell table:formula="of:=[.C478]-[.F478]" office:value-type="float" office:value="17.023163753" calcext:value-type="float">
            <text:p>17,02316375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26.8783" calcext:value-type="float">
            <text:p>26,878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27471" calcext:value-type="float">
            <text:p>2,75E-05</text:p>
          </table:table-cell>
          <table:table-cell/>
          <table:table-cell table:formula="of:=[.D479]-[.G479]" office:value-type="float" office:value="0" calcext:value-type="float">
            <text:p>0</text:p>
          </table:table-cell>
          <table:table-cell table:formula="of:=[.C479]-[.F479]" office:value-type="float" office:value="26.878272529" calcext:value-type="float">
            <text:p>26,87827252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74703" calcext:value-type="float">
            <text:p>0,07470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678" calcext:value-type="float">
            <text:p>6,78E-06</text:p>
          </table:table-cell>
          <table:table-cell/>
          <table:table-cell table:formula="of:=[.D480]-[.G480]" office:value-type="float" office:value="0" calcext:value-type="float">
            <text:p>0</text:p>
          </table:table-cell>
          <table:table-cell table:formula="of:=[.C480]-[.F480]" office:value-type="float" office:value="0.07469622" calcext:value-type="float">
            <text:p>0,0746962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68639" calcext:value-type="float">
            <text:p>0,06863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758" calcext:value-type="float">
            <text:p>4,76E-06</text:p>
          </table:table-cell>
          <table:table-cell/>
          <table:table-cell table:formula="of:=[.D481]-[.G481]" office:value-type="float" office:value="0" calcext:value-type="float">
            <text:p>0</text:p>
          </table:table-cell>
          <table:table-cell table:formula="of:=[.C481]-[.F481]" office:value-type="float" office:value="0.068634242" calcext:value-type="float">
            <text:p>0,06863424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121577" calcext:value-type="float">
            <text:p>0,12157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725" calcext:value-type="float">
            <text:p>4,73E-06</text:p>
          </table:table-cell>
          <table:table-cell/>
          <table:table-cell table:formula="of:=[.D482]-[.G482]" office:value-type="float" office:value="0" calcext:value-type="float">
            <text:p>0</text:p>
          </table:table-cell>
          <table:table-cell table:formula="of:=[.C482]-[.F482]" office:value-type="float" office:value="0.121572275" calcext:value-type="float">
            <text:p>0,12157227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307682" calcext:value-type="float">
            <text:p>0,30768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6373" calcext:value-type="float">
            <text:p>6,37E-06</text:p>
          </table:table-cell>
          <table:table-cell/>
          <table:table-cell table:formula="of:=[.D483]-[.G483]" office:value-type="float" office:value="0" calcext:value-type="float">
            <text:p>0</text:p>
          </table:table-cell>
          <table:table-cell table:formula="of:=[.C483]-[.F483]" office:value-type="float" office:value="0.307675627" calcext:value-type="float">
            <text:p>0,307675627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784351" calcext:value-type="float">
            <text:p>0,78435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6962" calcext:value-type="float">
            <text:p>6,96E-06</text:p>
          </table:table-cell>
          <table:table-cell/>
          <table:table-cell table:formula="of:=[.D484]-[.G484]" office:value-type="float" office:value="0" calcext:value-type="float">
            <text:p>0</text:p>
          </table:table-cell>
          <table:table-cell table:formula="of:=[.C484]-[.F484]" office:value-type="float" office:value="0.784344038" calcext:value-type="float">
            <text:p>0,78434403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39053" calcext:value-type="float">
            <text:p>0,3905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6808" calcext:value-type="float">
            <text:p>6,81E-06</text:p>
          </table:table-cell>
          <table:table-cell/>
          <table:table-cell table:formula="of:=[.D485]-[.G485]" office:value-type="float" office:value="0" calcext:value-type="float">
            <text:p>0</text:p>
          </table:table-cell>
          <table:table-cell table:formula="of:=[.C485]-[.F485]" office:value-type="float" office:value="0.390523192" calcext:value-type="float">
            <text:p>0,39052319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0.521851" calcext:value-type="float">
            <text:p>0,52185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7389" calcext:value-type="float">
            <text:p>7,39E-06</text:p>
          </table:table-cell>
          <table:table-cell/>
          <table:table-cell table:formula="of:=[.D486]-[.G486]" office:value-type="float" office:value="0" calcext:value-type="float">
            <text:p>0</text:p>
          </table:table-cell>
          <table:table-cell table:formula="of:=[.C486]-[.F486]" office:value-type="float" office:value="0.521843611" calcext:value-type="float">
            <text:p>0,52184361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0.436773" calcext:value-type="float">
            <text:p>0,43677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0477" calcext:value-type="float">
            <text:p>1,05E-05</text:p>
          </table:table-cell>
          <table:table-cell/>
          <table:table-cell table:formula="of:=[.D487]-[.G487]" office:value-type="float" office:value="0" calcext:value-type="float">
            <text:p>0</text:p>
          </table:table-cell>
          <table:table-cell table:formula="of:=[.C487]-[.F487]" office:value-type="float" office:value="0.436762523" calcext:value-type="float">
            <text:p>0,43676252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2.03502" calcext:value-type="float">
            <text:p>2,0350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1201" calcext:value-type="float">
            <text:p>1,12E-05</text:p>
          </table:table-cell>
          <table:table-cell/>
          <table:table-cell table:formula="of:=[.D488]-[.G488]" office:value-type="float" office:value="0" calcext:value-type="float">
            <text:p>0</text:p>
          </table:table-cell>
          <table:table-cell table:formula="of:=[.C488]-[.F488]" office:value-type="float" office:value="2.035008799" calcext:value-type="float">
            <text:p>2,03500879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41954" calcext:value-type="float">
            <text:p>0,04195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11476" calcext:value-type="float">
            <text:p>1,15E-05</text:p>
          </table:table-cell>
          <table:table-cell/>
          <table:table-cell table:formula="of:=[.D489]-[.G489]" office:value-type="float" office:value="0" calcext:value-type="float">
            <text:p>0</text:p>
          </table:table-cell>
          <table:table-cell table:formula="of:=[.C489]-[.F489]" office:value-type="float" office:value="0.041942524" calcext:value-type="float">
            <text:p>0,04194252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44693" calcext:value-type="float">
            <text:p>0,0446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10631" calcext:value-type="float">
            <text:p>1,06E-05</text:p>
          </table:table-cell>
          <table:table-cell/>
          <table:table-cell table:formula="of:=[.D490]-[.G490]" office:value-type="float" office:value="0" calcext:value-type="float">
            <text:p>0</text:p>
          </table:table-cell>
          <table:table-cell table:formula="of:=[.C490]-[.F490]" office:value-type="float" office:value="0.044682369" calcext:value-type="float">
            <text:p>0,04468236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417199" calcext:value-type="float">
            <text:p>0,041719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10246" calcext:value-type="float">
            <text:p>1,02E-05</text:p>
          </table:table-cell>
          <table:table-cell/>
          <table:table-cell table:formula="of:=[.D491]-[.G491]" office:value-type="float" office:value="0" calcext:value-type="float">
            <text:p>0</text:p>
          </table:table-cell>
          <table:table-cell table:formula="of:=[.C491]-[.F491]" office:value-type="float" office:value="0.041709654" calcext:value-type="float">
            <text:p>0,041709654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245423" calcext:value-type="float">
            <text:p>0,24542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3828" calcext:value-type="float">
            <text:p>1,38E-05</text:p>
          </table:table-cell>
          <table:table-cell/>
          <table:table-cell table:formula="of:=[.D492]-[.G492]" office:value-type="float" office:value="0" calcext:value-type="float">
            <text:p>0</text:p>
          </table:table-cell>
          <table:table-cell table:formula="of:=[.C492]-[.F492]" office:value-type="float" office:value="0.245409172" calcext:value-type="float">
            <text:p>0,24540917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194852" calcext:value-type="float">
            <text:p>0,19485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23444" calcext:value-type="float">
            <text:p>2,34E-05</text:p>
          </table:table-cell>
          <table:table-cell/>
          <table:table-cell table:formula="of:=[.D493]-[.G493]" office:value-type="float" office:value="0" calcext:value-type="float">
            <text:p>0</text:p>
          </table:table-cell>
          <table:table-cell table:formula="of:=[.C493]-[.F493]" office:value-type="float" office:value="0.194828556" calcext:value-type="float">
            <text:p>0,194828556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133026" calcext:value-type="float">
            <text:p>0,13302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23129" calcext:value-type="float">
            <text:p>2,31E-05</text:p>
          </table:table-cell>
          <table:table-cell/>
          <table:table-cell table:formula="of:=[.D494]-[.G494]" office:value-type="float" office:value="0" calcext:value-type="float">
            <text:p>0</text:p>
          </table:table-cell>
          <table:table-cell table:formula="of:=[.C494]-[.F494]" office:value-type="float" office:value="0.133002871" calcext:value-type="float">
            <text:p>0,13300287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0.290076" calcext:value-type="float">
            <text:p>0,29007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1496" calcext:value-type="float">
            <text:p>1,15E-05</text:p>
          </table:table-cell>
          <table:table-cell/>
          <table:table-cell table:formula="of:=[.D495]-[.G495]" office:value-type="float" office:value="0" calcext:value-type="float">
            <text:p>0</text:p>
          </table:table-cell>
          <table:table-cell table:formula="of:=[.C495]-[.F495]" office:value-type="float" office:value="0.290064504" calcext:value-type="float">
            <text:p>0,29006450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0.253753" calcext:value-type="float">
            <text:p>0,25375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23132" calcext:value-type="float">
            <text:p>2,31E-05</text:p>
          </table:table-cell>
          <table:table-cell/>
          <table:table-cell table:formula="of:=[.D496]-[.G496]" office:value-type="float" office:value="0" calcext:value-type="float">
            <text:p>0</text:p>
          </table:table-cell>
          <table:table-cell table:formula="of:=[.C496]-[.F496]" office:value-type="float" office:value="0.253729868" calcext:value-type="float">
            <text:p>0,25372986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0.186521" calcext:value-type="float">
            <text:p>0,18652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5985" calcext:value-type="float">
            <text:p>1,60E-05</text:p>
          </table:table-cell>
          <table:table-cell/>
          <table:table-cell table:formula="of:=[.D497]-[.G497]" office:value-type="float" office:value="0" calcext:value-type="float">
            <text:p>0</text:p>
          </table:table-cell>
          <table:table-cell table:formula="of:=[.C497]-[.F497]" office:value-type="float" office:value="0.186505015" calcext:value-type="float">
            <text:p>0,18650501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35882" calcext:value-type="float">
            <text:p>0,03588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11018" calcext:value-type="float">
            <text:p>1,10E-05</text:p>
          </table:table-cell>
          <table:table-cell/>
          <table:table-cell table:formula="of:=[.D498]-[.G498]" office:value-type="float" office:value="0" calcext:value-type="float">
            <text:p>0</text:p>
          </table:table-cell>
          <table:table-cell table:formula="of:=[.C498]-[.F498]" office:value-type="float" office:value="0.035870982" calcext:value-type="float">
            <text:p>0,03587098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491779" calcext:value-type="float">
            <text:p>0,049177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773" calcext:value-type="float">
            <text:p>7,73E-06</text:p>
          </table:table-cell>
          <table:table-cell/>
          <table:table-cell table:formula="of:=[.D499]-[.G499]" office:value-type="float" office:value="0" calcext:value-type="float">
            <text:p>0</text:p>
          </table:table-cell>
          <table:table-cell table:formula="of:=[.C499]-[.F499]" office:value-type="float" office:value="0.04917017" calcext:value-type="float">
            <text:p>0,0491701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510271" calcext:value-type="float">
            <text:p>0,05102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8598" calcext:value-type="float">
            <text:p>8,60E-06</text:p>
          </table:table-cell>
          <table:table-cell/>
          <table:table-cell table:formula="of:=[.D500]-[.G500]" office:value-type="float" office:value="0" calcext:value-type="float">
            <text:p>0</text:p>
          </table:table-cell>
          <table:table-cell table:formula="of:=[.C500]-[.F500]" office:value-type="float" office:value="0.051018502" calcext:value-type="float">
            <text:p>0,05101850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250526" calcext:value-type="float">
            <text:p>0,25052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802" calcext:value-type="float">
            <text:p>8,02E-06</text:p>
          </table:table-cell>
          <table:table-cell/>
          <table:table-cell table:formula="of:=[.D501]-[.G501]" office:value-type="float" office:value="0" calcext:value-type="float">
            <text:p>0</text:p>
          </table:table-cell>
          <table:table-cell table:formula="of:=[.C501]-[.F501]" office:value-type="float" office:value="0.25051798" calcext:value-type="float">
            <text:p>0,2505179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223661" calcext:value-type="float">
            <text:p>0,22366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3607" calcext:value-type="float">
            <text:p>1,36E-05</text:p>
          </table:table-cell>
          <table:table-cell/>
          <table:table-cell table:formula="of:=[.D502]-[.G502]" office:value-type="float" office:value="0" calcext:value-type="float">
            <text:p>0</text:p>
          </table:table-cell>
          <table:table-cell table:formula="of:=[.C502]-[.F502]" office:value-type="float" office:value="0.223647393" calcext:value-type="float">
            <text:p>0,223647393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138382" calcext:value-type="float">
            <text:p>0,13838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4146" calcext:value-type="float">
            <text:p>1,41E-05</text:p>
          </table:table-cell>
          <table:table-cell/>
          <table:table-cell table:formula="of:=[.D503]-[.G503]" office:value-type="float" office:value="0" calcext:value-type="float">
            <text:p>0</text:p>
          </table:table-cell>
          <table:table-cell table:formula="of:=[.C503]-[.F503]" office:value-type="float" office:value="0.138367854" calcext:value-type="float">
            <text:p>0,13836785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0.203396" calcext:value-type="float">
            <text:p>0,20339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9718" calcext:value-type="float">
            <text:p>9,72E-06</text:p>
          </table:table-cell>
          <table:table-cell/>
          <table:table-cell table:formula="of:=[.D504]-[.G504]" office:value-type="float" office:value="0" calcext:value-type="float">
            <text:p>0</text:p>
          </table:table-cell>
          <table:table-cell table:formula="of:=[.C504]-[.F504]" office:value-type="float" office:value="0.203386282" calcext:value-type="float">
            <text:p>0,20338628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0.231531" calcext:value-type="float">
            <text:p>0,23153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2557" calcext:value-type="float">
            <text:p>1,26E-05</text:p>
          </table:table-cell>
          <table:table-cell/>
          <table:table-cell table:formula="of:=[.D505]-[.G505]" office:value-type="float" office:value="0" calcext:value-type="float">
            <text:p>0</text:p>
          </table:table-cell>
          <table:table-cell table:formula="of:=[.C505]-[.F505]" office:value-type="float" office:value="0.231518443" calcext:value-type="float">
            <text:p>0,23151844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0.155672" calcext:value-type="float">
            <text:p>0,15567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0614" calcext:value-type="float">
            <text:p>1,06E-05</text:p>
          </table:table-cell>
          <table:table-cell/>
          <table:table-cell table:formula="of:=[.D506]-[.G506]" office:value-type="float" office:value="0" calcext:value-type="float">
            <text:p>0</text:p>
          </table:table-cell>
          <table:table-cell table:formula="of:=[.C506]-[.F506]" office:value-type="float" office:value="0.155661386" calcext:value-type="float">
            <text:p>0,15566138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467951" calcext:value-type="float">
            <text:p>0,046795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9517" calcext:value-type="float">
            <text:p>9,52E-06</text:p>
          </table:table-cell>
          <table:table-cell/>
          <table:table-cell table:formula="of:=[.D507]-[.G507]" office:value-type="float" office:value="0" calcext:value-type="float">
            <text:p>0</text:p>
          </table:table-cell>
          <table:table-cell table:formula="of:=[.C507]-[.F507]" office:value-type="float" office:value="0.046785583" calcext:value-type="float">
            <text:p>0,04678558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461042" calcext:value-type="float">
            <text:p>0,04610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10249" calcext:value-type="float">
            <text:p>1,02E-05</text:p>
          </table:table-cell>
          <table:table-cell/>
          <table:table-cell table:formula="of:=[.D508]-[.G508]" office:value-type="float" office:value="0" calcext:value-type="float">
            <text:p>0</text:p>
          </table:table-cell>
          <table:table-cell table:formula="of:=[.C508]-[.F508]" office:value-type="float" office:value="0.046093951" calcext:value-type="float">
            <text:p>0,04609395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361359" calcext:value-type="float">
            <text:p>0,036135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8763" calcext:value-type="float">
            <text:p>8,76E-06</text:p>
          </table:table-cell>
          <table:table-cell/>
          <table:table-cell table:formula="of:=[.D509]-[.G509]" office:value-type="float" office:value="0" calcext:value-type="float">
            <text:p>0</text:p>
          </table:table-cell>
          <table:table-cell table:formula="of:=[.C509]-[.F509]" office:value-type="float" office:value="0.036127137" calcext:value-type="float">
            <text:p>0,036127137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171603" calcext:value-type="float">
            <text:p>0,17160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3781" calcext:value-type="float">
            <text:p>1,38E-05</text:p>
          </table:table-cell>
          <table:table-cell/>
          <table:table-cell table:formula="of:=[.D510]-[.G510]" office:value-type="float" office:value="0" calcext:value-type="float">
            <text:p>0</text:p>
          </table:table-cell>
          <table:table-cell table:formula="of:=[.C510]-[.F510]" office:value-type="float" office:value="0.171589219" calcext:value-type="float">
            <text:p>0,17158921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134331" calcext:value-type="float">
            <text:p>0,13433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1202" calcext:value-type="float">
            <text:p>1,12E-05</text:p>
          </table:table-cell>
          <table:table-cell/>
          <table:table-cell table:formula="of:=[.D511]-[.G511]" office:value-type="float" office:value="0" calcext:value-type="float">
            <text:p>0</text:p>
          </table:table-cell>
          <table:table-cell table:formula="of:=[.C511]-[.F511]" office:value-type="float" office:value="0.134319798" calcext:value-type="float">
            <text:p>0,13431979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239577" calcext:value-type="float">
            <text:p>0,23957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1289" calcext:value-type="float">
            <text:p>1,13E-05</text:p>
          </table:table-cell>
          <table:table-cell/>
          <table:table-cell table:formula="of:=[.D512]-[.G512]" office:value-type="float" office:value="0" calcext:value-type="float">
            <text:p>0</text:p>
          </table:table-cell>
          <table:table-cell table:formula="of:=[.C512]-[.F512]" office:value-type="float" office:value="0.239565711" calcext:value-type="float">
            <text:p>0,23956571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0.338566" calcext:value-type="float">
            <text:p>0,33856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7763" calcext:value-type="float">
            <text:p>1,78E-05</text:p>
          </table:table-cell>
          <table:table-cell/>
          <table:table-cell table:formula="of:=[.D513]-[.G513]" office:value-type="float" office:value="0" calcext:value-type="float">
            <text:p>0</text:p>
          </table:table-cell>
          <table:table-cell table:formula="of:=[.C513]-[.F513]" office:value-type="float" office:value="0.338548237" calcext:value-type="float">
            <text:p>0,338548237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0.25427" calcext:value-type="float">
            <text:p>0,2542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20552" calcext:value-type="float">
            <text:p>2,06E-05</text:p>
          </table:table-cell>
          <table:table-cell/>
          <table:table-cell table:formula="of:=[.D514]-[.G514]" office:value-type="float" office:value="0" calcext:value-type="float">
            <text:p>0</text:p>
          </table:table-cell>
          <table:table-cell table:formula="of:=[.C514]-[.F514]" office:value-type="float" office:value="0.254249448" calcext:value-type="float">
            <text:p>0,25424944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0.186175" calcext:value-type="float">
            <text:p>0,18617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9471" calcext:value-type="float">
            <text:p>1,95E-05</text:p>
          </table:table-cell>
          <table:table-cell/>
          <table:table-cell table:formula="of:=[.D515]-[.G515]" office:value-type="float" office:value="0" calcext:value-type="float">
            <text:p>0</text:p>
          </table:table-cell>
          <table:table-cell table:formula="of:=[.C515]-[.F515]" office:value-type="float" office:value="0.186155529" calcext:value-type="float">
            <text:p>0,186155529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" office:value-type="string" calcext:value-type="string">
            <text:p>average diff.</text:p>
          </table:table-cell>
          <table:table-cell table:formula="of:=SUM([.H3:.H515])/513" office:value-type="float" office:value="0" calcext:value-type="float">
            <text:p>0</text:p>
          </table:table-cell>
          <table:table-cell table:formula="of:=SUM([.I3:.I515])/513" office:value-type="float" office:value="1.37472364021248" calcext:value-type="float">
            <text:p>1,374723640212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3T11:01:46.653976619</meta:creation-date>
    <dc:date>2023-07-17T18:06:40.145866361</dc:date>
    <meta:editing-duration>PT11H4M35S</meta:editing-duration>
    <meta:editing-cycles>3</meta:editing-cycles>
    <meta:generator>LibreOffice/7.3.7.2$Linux_X86_64 LibreOffice_project/30$Build-2</meta:generator>
    <meta:document-statistic meta:table-count="1" meta:cell-count="3088" meta:object-count="0"/>
  </office:meta>
</office:document-meta>
</file>